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2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9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0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1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2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3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4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5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6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7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28" style:parent-style-name="Standard" style:family="paragraph">
      <style:paragraph-properties fo:text-align="center"/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S1" style:family="section">
      <style:section-properties fo:margin-left="0in" fo:margin-right="0in" style:writing-mode="lr-tb"/>
    </style:style>
    <style:style style:name="P30" style:parent-style-name="Standard" style:family="paragraph">
      <style:text-properties fo:language="ru" fo:country="RU"/>
    </style:style>
    <style:style style:name="S2" style:family="section">
      <style:section-properties fo:margin-left="0in" fo:margin-right="0in" style:writing-mode="lr-tb"/>
    </style:style>
    <style:style style:name="P31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32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33" style:parent-style-name="PreformattedText" style:family="paragraph">
      <style:paragraph-properties fo:text-align="justify"/>
      <style:text-properties style:font-name="Liberation Serif" fo:font-size="12pt" style:font-size-asian="12pt" style:font-size-complex="12pt" fo:language="uk" fo:country="UA"/>
    </style:style>
    <style:style style:name="P34" style:parent-style-name="PreformattedText" style:family="paragraph">
      <style:paragraph-properties fo:text-align="justify"/>
      <style:text-properties fo:language="ru" fo:country="RU"/>
    </style:style>
    <style:style style:name="S3" style:family="section">
      <style:section-properties fo:margin-left="0in" fo:margin-right="0in" style:writing-mode="lr-tb"/>
    </style:style>
    <style:style style:name="P35" style:parent-style-name="PreformattedText" style:family="paragraph">
      <style:paragraph-properties fo:margin-bottom="0.1965in"/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36" style:parent-style-name="PreformattedText" style:family="paragraph">
      <style:paragraph-properties fo:margin-bottom="0.1965in"/>
    </style:style>
    <style:style style:name="T37" style:parent-style-name="Основнойшрифтабзаца" style:family="text">
      <style:text-properties style:font-name="JetBrains Mono" fo:color="#CC7832"/>
    </style:style>
    <style:style style:name="T38" style:parent-style-name="Основнойшрифтабзаца" style:family="text">
      <style:text-properties style:font-name="JetBrains Mono" fo:color="#A9B7C6"/>
    </style:style>
    <style:style style:name="T39" style:parent-style-name="Основнойшрифтабзаца" style:family="text">
      <style:text-properties style:font-name="JetBrains Mono" fo:color="#A9B7C6"/>
    </style:style>
    <style:style style:name="T40" style:parent-style-name="Основнойшрифтабзаца" style:family="text">
      <style:text-properties style:font-name="JetBrains Mono" fo:color="#CC7832"/>
    </style:style>
    <style:style style:name="T41" style:parent-style-name="Основнойшрифтабзаца" style:family="text">
      <style:text-properties style:font-name="JetBrains Mono" fo:color="#CC7832"/>
    </style:style>
    <style:style style:name="T42" style:parent-style-name="Основнойшрифтабзаца" style:family="text">
      <style:text-properties style:font-name="JetBrains Mono" fo:color="#A9B7C6"/>
    </style:style>
    <style:style style:name="T43" style:parent-style-name="Основнойшрифтабзаца" style:family="text">
      <style:text-properties style:font-name="JetBrains Mono" fo:color="#CC7832"/>
    </style:style>
    <style:style style:name="T44" style:parent-style-name="Основнойшрифтабзаца" style:family="text">
      <style:text-properties style:font-name="JetBrains Mono" fo:color="#CC7832"/>
    </style:style>
    <style:style style:name="T45" style:parent-style-name="Основнойшрифтабзаца" style:family="text">
      <style:text-properties style:font-name="JetBrains Mono" fo:color="#A9B7C6"/>
    </style:style>
    <style:style style:name="P46" style:parent-style-name="PreformattedText" style:family="paragraph">
      <style:paragraph-properties fo:margin-bottom="0.1965in"/>
    </style:style>
    <style:style style:name="T47" style:parent-style-name="Основнойшрифтабзаца" style:family="text">
      <style:text-properties style:font-name="JetBrains Mono" fo:color="#CC7832"/>
    </style:style>
    <style:style style:name="T48" style:parent-style-name="Основнойшрифтабзаца" style:family="text">
      <style:text-properties style:font-name="JetBrains Mono" fo:color="#FFC66D"/>
    </style:style>
    <style:style style:name="T49" style:parent-style-name="Основнойшрифтабзаца" style:family="text">
      <style:text-properties style:font-name="JetBrains Mono" fo:color="#A9B7C6"/>
    </style:style>
    <style:style style:name="T50" style:parent-style-name="Основнойшрифтабзаца" style:family="text">
      <style:text-properties style:font-name="JetBrains Mono" fo:color="#CC7832"/>
    </style:style>
    <style:style style:name="T51" style:parent-style-name="Основнойшрифтабзаца" style:family="text">
      <style:text-properties style:font-name="JetBrains Mono" fo:color="#A9B7C6"/>
    </style:style>
    <style:style style:name="T52" style:parent-style-name="Основнойшрифтабзаца" style:family="text">
      <style:text-properties style:font-name="JetBrains Mono" fo:color="#A9B7C6"/>
    </style:style>
    <style:style style:name="T53" style:parent-style-name="Основнойшрифтабзаца" style:family="text">
      <style:text-properties style:font-name="JetBrains Mono" fo:color="#CC7832"/>
    </style:style>
    <style:style style:name="T54" style:parent-style-name="Основнойшрифтабзаца" style:family="text">
      <style:text-properties style:font-name="JetBrains Mono" fo:color="#A9B7C6"/>
    </style:style>
    <style:style style:name="T55" style:parent-style-name="Основнойшрифтабзаца" style:family="text">
      <style:text-properties style:font-name="JetBrains Mono" fo:color="#6A8759"/>
    </style:style>
    <style:style style:name="T56" style:parent-style-name="Основнойшрифтабзаца" style:family="text">
      <style:text-properties style:font-name="JetBrains Mono" fo:color="#CC7832"/>
    </style:style>
    <style:style style:name="T57" style:parent-style-name="Основнойшрифтабзаца" style:family="text">
      <style:text-properties style:font-name="JetBrains Mono" fo:color="#6A8759"/>
    </style:style>
    <style:style style:name="T58" style:parent-style-name="Основнойшрифтабзаца" style:family="text">
      <style:text-properties style:font-name="JetBrains Mono" fo:color="#CC7832"/>
    </style:style>
    <style:style style:name="T59" style:parent-style-name="Основнойшрифтабзаца" style:family="text">
      <style:text-properties style:font-name="JetBrains Mono" fo:color="#6897BB"/>
    </style:style>
    <style:style style:name="T60" style:parent-style-name="Основнойшрифтабзаца" style:family="text">
      <style:text-properties style:font-name="JetBrains Mono" fo:color="#CC7832"/>
    </style:style>
    <style:style style:name="T61" style:parent-style-name="Основнойшрифтабзаца" style:family="text">
      <style:text-properties style:font-name="JetBrains Mono" fo:color="#6A8759"/>
    </style:style>
    <style:style style:name="T62" style:parent-style-name="Основнойшрифтабзаца" style:family="text">
      <style:text-properties style:font-name="JetBrains Mono" fo:color="#CC7832"/>
    </style:style>
    <style:style style:name="T63" style:parent-style-name="Основнойшрифтабзаца" style:family="text">
      <style:text-properties style:font-name="JetBrains Mono" fo:color="#6A8759"/>
    </style:style>
    <style:style style:name="T64" style:parent-style-name="Основнойшрифтабзаца" style:family="text">
      <style:text-properties style:font-name="JetBrains Mono" fo:color="#A9B7C6"/>
    </style:style>
    <style:style style:name="T65" style:parent-style-name="Основнойшрифтабзаца" style:family="text">
      <style:text-properties style:font-name="JetBrains Mono" fo:color="#CC7832"/>
    </style:style>
    <style:style style:name="T66" style:parent-style-name="Основнойшрифтабзаца" style:family="text">
      <style:text-properties style:font-name="JetBrains Mono" fo:color="#CC7832"/>
    </style:style>
    <style:style style:name="T67" style:parent-style-name="Основнойшрифтабзаца" style:family="text">
      <style:text-properties style:font-name="JetBrains Mono" fo:color="#A9B7C6"/>
    </style:style>
    <style:style style:name="T68" style:parent-style-name="Основнойшрифтабзаца" style:family="text">
      <style:text-properties style:font-name="JetBrains Mono" fo:font-style="italic" style:font-style-asian="italic" fo:color="#9876AA"/>
    </style:style>
    <style:style style:name="T69" style:parent-style-name="Основнойшрифтабзаца" style:family="text">
      <style:text-properties style:font-name="JetBrains Mono" fo:color="#A9B7C6"/>
    </style:style>
    <style:style style:name="T70" style:parent-style-name="Основнойшрифтабзаца" style:family="text">
      <style:text-properties style:font-name="JetBrains Mono" fo:color="#6A8759"/>
    </style:style>
    <style:style style:name="T71" style:parent-style-name="Основнойшрифтабзаца" style:family="text">
      <style:text-properties style:font-name="JetBrains Mono" fo:color="#A9B7C6"/>
    </style:style>
    <style:style style:name="T72" style:parent-style-name="Основнойшрифтабзаца" style:family="text">
      <style:text-properties style:font-name="JetBrains Mono" fo:color="#CC7832"/>
    </style:style>
    <style:style style:name="T73" style:parent-style-name="Основнойшрифтабзаца" style:family="text">
      <style:text-properties style:font-name="JetBrains Mono" fo:color="#CC7832"/>
    </style:style>
    <style:style style:name="T74" style:parent-style-name="Основнойшрифтабзаца" style:family="text">
      <style:text-properties style:font-name="JetBrains Mono" fo:color="#A9B7C6"/>
    </style:style>
    <style:style style:name="T75" style:parent-style-name="Основнойшрифтабзаца" style:family="text">
      <style:text-properties style:font-name="JetBrains Mono" fo:color="#CC7832"/>
    </style:style>
    <style:style style:name="T76" style:parent-style-name="Основнойшрифтабзаца" style:family="text">
      <style:text-properties style:font-name="JetBrains Mono" fo:color="#CC7832"/>
    </style:style>
    <style:style style:name="T77" style:parent-style-name="Основнойшрифтабзаца" style:family="text">
      <style:text-properties style:font-name="JetBrains Mono" fo:color="#A9B7C6"/>
    </style:style>
    <style:style style:name="T78" style:parent-style-name="Основнойшрифтабзаца" style:family="text">
      <style:text-properties style:font-name="JetBrains Mono" fo:color="#6897BB"/>
    </style:style>
    <style:style style:name="T79" style:parent-style-name="Основнойшрифтабзаца" style:family="text">
      <style:text-properties style:font-name="JetBrains Mono" fo:color="#A9B7C6"/>
    </style:style>
    <style:style style:name="T80" style:parent-style-name="Основнойшрифтабзаца" style:family="text">
      <style:text-properties style:font-name="JetBrains Mono" fo:color="#CC7832"/>
    </style:style>
    <style:style style:name="T81" style:parent-style-name="Основнойшрифтабзаца" style:family="text">
      <style:text-properties style:font-name="JetBrains Mono" fo:color="#CC7832"/>
    </style:style>
    <style:style style:name="T82" style:parent-style-name="Основнойшрифтабзаца" style:family="text">
      <style:text-properties style:font-name="JetBrains Mono" fo:color="#A9B7C6"/>
    </style:style>
    <style:style style:name="T83" style:parent-style-name="Основнойшрифтабзаца" style:family="text">
      <style:text-properties style:font-name="JetBrains Mono" fo:color="#6897BB"/>
    </style:style>
    <style:style style:name="T84" style:parent-style-name="Основнойшрифтабзаца" style:family="text">
      <style:text-properties style:font-name="JetBrains Mono" fo:color="#A9B7C6"/>
    </style:style>
    <style:style style:name="T85" style:parent-style-name="Основнойшрифтабзаца" style:family="text">
      <style:text-properties style:font-name="JetBrains Mono" fo:color="#CC7832"/>
    </style:style>
    <style:style style:name="T86" style:parent-style-name="Основнойшрифтабзаца" style:family="text">
      <style:text-properties style:font-name="JetBrains Mono" fo:color="#CC7832"/>
    </style:style>
    <style:style style:name="T87" style:parent-style-name="Основнойшрифтабзаца" style:family="text">
      <style:text-properties style:font-name="JetBrains Mono" fo:color="#A9B7C6"/>
    </style:style>
    <style:style style:name="T88" style:parent-style-name="Основнойшрифтабзаца" style:family="text">
      <style:text-properties style:font-name="JetBrains Mono" fo:color="#6897BB"/>
    </style:style>
    <style:style style:name="T89" style:parent-style-name="Основнойшрифтабзаца" style:family="text">
      <style:text-properties style:font-name="JetBrains Mono" fo:color="#A9B7C6"/>
    </style:style>
    <style:style style:name="T90" style:parent-style-name="Основнойшрифтабзаца" style:family="text">
      <style:text-properties style:font-name="JetBrains Mono" fo:color="#CC7832"/>
    </style:style>
    <style:style style:name="T91" style:parent-style-name="Основнойшрифтабзаца" style:family="text">
      <style:text-properties style:font-name="JetBrains Mono" fo:color="#CC7832"/>
    </style:style>
    <style:style style:name="T92" style:parent-style-name="Основнойшрифтабзаца" style:family="text">
      <style:text-properties style:font-name="JetBrains Mono" fo:color="#A9B7C6"/>
    </style:style>
    <style:style style:name="T93" style:parent-style-name="Основнойшрифтабзаца" style:family="text">
      <style:text-properties style:font-name="JetBrains Mono" fo:font-style="italic" style:font-style-asian="italic" fo:color="#9876AA"/>
    </style:style>
    <style:style style:name="T94" style:parent-style-name="Основнойшрифтабзаца" style:family="text">
      <style:text-properties style:font-name="JetBrains Mono" fo:color="#A9B7C6"/>
    </style:style>
    <style:style style:name="T95" style:parent-style-name="Основнойшрифтабзаца" style:family="text">
      <style:text-properties style:font-name="JetBrains Mono" fo:color="#6A8759"/>
    </style:style>
    <style:style style:name="T96" style:parent-style-name="Основнойшрифтабзаца" style:family="text">
      <style:text-properties style:font-name="JetBrains Mono" fo:color="#A9B7C6"/>
    </style:style>
    <style:style style:name="T97" style:parent-style-name="Основнойшрифтабзаца" style:family="text">
      <style:text-properties style:font-name="JetBrains Mono" fo:color="#CC7832"/>
    </style:style>
    <style:style style:name="T98" style:parent-style-name="Основнойшрифтабзаца" style:family="text">
      <style:text-properties style:font-name="JetBrains Mono" fo:color="#CC7832"/>
    </style:style>
    <style:style style:name="T99" style:parent-style-name="Основнойшрифтабзаца" style:family="text">
      <style:text-properties style:font-name="JetBrains Mono" fo:color="#A9B7C6"/>
    </style:style>
    <style:style style:name="T100" style:parent-style-name="Основнойшрифтабзаца" style:family="text">
      <style:text-properties style:font-name="JetBrains Mono" fo:color="#6897BB"/>
    </style:style>
    <style:style style:name="T101" style:parent-style-name="Основнойшрифтабзаца" style:family="text">
      <style:text-properties style:font-name="JetBrains Mono" fo:color="#CC7832"/>
    </style:style>
    <style:style style:name="T102" style:parent-style-name="Основнойшрифтабзаца" style:family="text">
      <style:text-properties style:font-name="JetBrains Mono" fo:color="#6A8759"/>
    </style:style>
    <style:style style:name="T103" style:parent-style-name="Основнойшрифтабзаца" style:family="text">
      <style:text-properties style:font-name="JetBrains Mono" fo:color="#A9B7C6"/>
    </style:style>
    <style:style style:name="T104" style:parent-style-name="Основнойшрифтабзаца" style:family="text">
      <style:text-properties style:font-name="JetBrains Mono" fo:color="#CC7832"/>
    </style:style>
    <style:style style:name="T105" style:parent-style-name="Основнойшрифтабзаца" style:family="text">
      <style:text-properties style:font-name="JetBrains Mono" fo:color="#CC7832"/>
    </style:style>
    <style:style style:name="T106" style:parent-style-name="Основнойшрифтабзаца" style:family="text">
      <style:text-properties style:font-name="JetBrains Mono" fo:color="#A9B7C6"/>
    </style:style>
    <style:style style:name="T107" style:parent-style-name="Основнойшрифтабзаца" style:family="text">
      <style:text-properties style:font-name="JetBrains Mono" fo:color="#6897BB"/>
    </style:style>
    <style:style style:name="T108" style:parent-style-name="Основнойшрифтабзаца" style:family="text">
      <style:text-properties style:font-name="JetBrains Mono" fo:color="#CC7832"/>
    </style:style>
    <style:style style:name="T109" style:parent-style-name="Основнойшрифтабзаца" style:family="text">
      <style:text-properties style:font-name="JetBrains Mono" fo:color="#6A8759"/>
    </style:style>
    <style:style style:name="T110" style:parent-style-name="Основнойшрифтабзаца" style:family="text">
      <style:text-properties style:font-name="JetBrains Mono" fo:color="#A9B7C6"/>
    </style:style>
    <style:style style:name="T111" style:parent-style-name="Основнойшрифтабзаца" style:family="text">
      <style:text-properties style:font-name="JetBrains Mono" fo:color="#CC7832"/>
    </style:style>
    <style:style style:name="T112" style:parent-style-name="Основнойшрифтабзаца" style:family="text">
      <style:text-properties style:font-name="JetBrains Mono" fo:color="#CC7832"/>
    </style:style>
    <style:style style:name="T113" style:parent-style-name="Основнойшрифтабзаца" style:family="text">
      <style:text-properties style:font-name="JetBrains Mono" fo:color="#A9B7C6"/>
    </style:style>
    <style:style style:name="T114" style:parent-style-name="Основнойшрифтабзаца" style:family="text">
      <style:text-properties style:font-name="JetBrains Mono" fo:color="#6897BB"/>
    </style:style>
    <style:style style:name="T115" style:parent-style-name="Основнойшрифтабзаца" style:family="text">
      <style:text-properties style:font-name="JetBrains Mono" fo:color="#CC7832"/>
    </style:style>
    <style:style style:name="T116" style:parent-style-name="Основнойшрифтабзаца" style:family="text">
      <style:text-properties style:font-name="JetBrains Mono" fo:color="#6A8759"/>
    </style:style>
    <style:style style:name="T117" style:parent-style-name="Основнойшрифтабзаца" style:family="text">
      <style:text-properties style:font-name="JetBrains Mono" fo:color="#A9B7C6"/>
    </style:style>
    <style:style style:name="T118" style:parent-style-name="Основнойшрифтабзаца" style:family="text">
      <style:text-properties style:font-name="JetBrains Mono" fo:color="#CC7832"/>
    </style:style>
    <style:style style:name="T119" style:parent-style-name="Основнойшрифтабзаца" style:family="text">
      <style:text-properties style:font-name="JetBrains Mono" fo:color="#CC7832"/>
    </style:style>
    <style:style style:name="T120" style:parent-style-name="Основнойшрифтабзаца" style:family="text">
      <style:text-properties style:font-name="JetBrains Mono" fo:color="#A9B7C6"/>
    </style:style>
    <style:style style:name="T121" style:parent-style-name="Основнойшрифтабзаца" style:family="text">
      <style:text-properties style:font-name="JetBrains Mono" fo:color="#CC7832"/>
    </style:style>
    <style:style style:name="T122" style:parent-style-name="Основнойшрифтабзаца" style:family="text">
      <style:text-properties style:font-name="JetBrains Mono" fo:color="#CC7832"/>
    </style:style>
    <style:style style:name="T123" style:parent-style-name="Основнойшрифтабзаца" style:family="text">
      <style:text-properties style:font-name="JetBrains Mono" fo:color="#A9B7C6"/>
    </style:style>
    <style:style style:name="T124" style:parent-style-name="Основнойшрифтабзаца" style:family="text">
      <style:text-properties style:font-name="JetBrains Mono" fo:font-style="italic" style:font-style-asian="italic" fo:color="#9876AA"/>
    </style:style>
    <style:style style:name="T125" style:parent-style-name="Основнойшрифтабзаца" style:family="text">
      <style:text-properties style:font-name="JetBrains Mono" fo:color="#A9B7C6"/>
    </style:style>
    <style:style style:name="T126" style:parent-style-name="Основнойшрифтабзаца" style:family="text">
      <style:text-properties style:font-name="JetBrains Mono" fo:color="#6A8759"/>
    </style:style>
    <style:style style:name="T127" style:parent-style-name="Основнойшрифтабзаца" style:family="text">
      <style:text-properties style:font-name="JetBrains Mono" fo:color="#A9B7C6"/>
    </style:style>
    <style:style style:name="T128" style:parent-style-name="Основнойшрифтабзаца" style:family="text">
      <style:text-properties style:font-name="JetBrains Mono" fo:color="#CC7832"/>
    </style:style>
    <style:style style:name="T129" style:parent-style-name="Основнойшрифтабзаца" style:family="text">
      <style:text-properties style:font-name="JetBrains Mono" fo:color="#CC7832"/>
    </style:style>
    <style:style style:name="T130" style:parent-style-name="Основнойшрифтабзаца" style:family="text">
      <style:text-properties style:font-name="JetBrains Mono" fo:color="#A9B7C6"/>
    </style:style>
    <style:style style:name="T131" style:parent-style-name="Основнойшрифтабзаца" style:family="text">
      <style:text-properties style:font-name="JetBrains Mono" fo:color="#6897BB"/>
    </style:style>
    <style:style style:name="T132" style:parent-style-name="Основнойшрифтабзаца" style:family="text">
      <style:text-properties style:font-name="JetBrains Mono" fo:color="#CC7832"/>
    </style:style>
    <style:style style:name="T133" style:parent-style-name="Основнойшрифтабзаца" style:family="text">
      <style:text-properties style:font-name="JetBrains Mono" fo:color="#6897BB"/>
    </style:style>
    <style:style style:name="T134" style:parent-style-name="Основнойшрифтабзаца" style:family="text">
      <style:text-properties style:font-name="JetBrains Mono" fo:color="#CC7832"/>
    </style:style>
    <style:style style:name="T135" style:parent-style-name="Основнойшрифтабзаца" style:family="text">
      <style:text-properties style:font-name="JetBrains Mono" fo:color="#6A8759"/>
    </style:style>
    <style:style style:name="T136" style:parent-style-name="Основнойшрифтабзаца" style:family="text">
      <style:text-properties style:font-name="JetBrains Mono" fo:color="#CC7832"/>
    </style:style>
    <style:style style:name="T137" style:parent-style-name="Основнойшрифтабзаца" style:family="text">
      <style:text-properties style:font-name="JetBrains Mono" fo:color="#6897BB"/>
    </style:style>
    <style:style style:name="T138" style:parent-style-name="Основнойшрифтабзаца" style:family="text">
      <style:text-properties style:font-name="JetBrains Mono" fo:color="#CC7832"/>
    </style:style>
    <style:style style:name="T139" style:parent-style-name="Основнойшрифтабзаца" style:family="text">
      <style:text-properties style:font-name="JetBrains Mono" fo:color="#6897BB"/>
    </style:style>
    <style:style style:name="T140" style:parent-style-name="Основнойшрифтабзаца" style:family="text">
      <style:text-properties style:font-name="JetBrains Mono" fo:color="#A9B7C6"/>
    </style:style>
    <style:style style:name="T141" style:parent-style-name="Основнойшрифтабзаца" style:family="text">
      <style:text-properties style:font-name="JetBrains Mono" fo:color="#CC7832"/>
    </style:style>
    <style:style style:name="T142" style:parent-style-name="Основнойшрифтабзаца" style:family="text">
      <style:text-properties style:font-name="JetBrains Mono" fo:color="#CC7832"/>
    </style:style>
    <style:style style:name="T143" style:parent-style-name="Основнойшрифтабзаца" style:family="text">
      <style:text-properties style:font-name="JetBrains Mono" fo:color="#A9B7C6"/>
    </style:style>
    <style:style style:name="T144" style:parent-style-name="Основнойшрифтабзаца" style:family="text">
      <style:text-properties style:font-name="JetBrains Mono" fo:color="#6897BB"/>
    </style:style>
    <style:style style:name="T145" style:parent-style-name="Основнойшрифтабзаца" style:family="text">
      <style:text-properties style:font-name="JetBrains Mono" fo:color="#CC7832"/>
    </style:style>
    <style:style style:name="T146" style:parent-style-name="Основнойшрифтабзаца" style:family="text">
      <style:text-properties style:font-name="JetBrains Mono" fo:color="#6897BB"/>
    </style:style>
    <style:style style:name="T147" style:parent-style-name="Основнойшрифтабзаца" style:family="text">
      <style:text-properties style:font-name="JetBrains Mono" fo:color="#CC7832"/>
    </style:style>
    <style:style style:name="T148" style:parent-style-name="Основнойшрифтабзаца" style:family="text">
      <style:text-properties style:font-name="JetBrains Mono" fo:color="#6A8759"/>
    </style:style>
    <style:style style:name="T149" style:parent-style-name="Основнойшрифтабзаца" style:family="text">
      <style:text-properties style:font-name="JetBrains Mono" fo:color="#CC7832"/>
    </style:style>
    <style:style style:name="T150" style:parent-style-name="Основнойшрифтабзаца" style:family="text">
      <style:text-properties style:font-name="JetBrains Mono" fo:color="#6897BB"/>
    </style:style>
    <style:style style:name="T151" style:parent-style-name="Основнойшрифтабзаца" style:family="text">
      <style:text-properties style:font-name="JetBrains Mono" fo:color="#CC7832"/>
    </style:style>
    <style:style style:name="T152" style:parent-style-name="Основнойшрифтабзаца" style:family="text">
      <style:text-properties style:font-name="JetBrains Mono" fo:color="#6897BB"/>
    </style:style>
    <style:style style:name="T153" style:parent-style-name="Основнойшрифтабзаца" style:family="text">
      <style:text-properties style:font-name="JetBrains Mono" fo:color="#A9B7C6"/>
    </style:style>
    <style:style style:name="T154" style:parent-style-name="Основнойшрифтабзаца" style:family="text">
      <style:text-properties style:font-name="JetBrains Mono" fo:color="#CC7832"/>
    </style:style>
    <style:style style:name="T155" style:parent-style-name="Основнойшрифтабзаца" style:family="text">
      <style:text-properties style:font-name="JetBrains Mono" fo:color="#CC7832"/>
    </style:style>
    <style:style style:name="T156" style:parent-style-name="Основнойшрифтабзаца" style:family="text">
      <style:text-properties style:font-name="JetBrains Mono" fo:color="#A9B7C6"/>
    </style:style>
    <style:style style:name="T157" style:parent-style-name="Основнойшрифтабзаца" style:family="text">
      <style:text-properties style:font-name="JetBrains Mono" fo:color="#6897BB"/>
    </style:style>
    <style:style style:name="T158" style:parent-style-name="Основнойшрифтабзаца" style:family="text">
      <style:text-properties style:font-name="JetBrains Mono" fo:color="#CC7832"/>
    </style:style>
    <style:style style:name="T159" style:parent-style-name="Основнойшрифтабзаца" style:family="text">
      <style:text-properties style:font-name="JetBrains Mono" fo:color="#6897BB"/>
    </style:style>
    <style:style style:name="T160" style:parent-style-name="Основнойшрифтабзаца" style:family="text">
      <style:text-properties style:font-name="JetBrains Mono" fo:color="#CC7832"/>
    </style:style>
    <style:style style:name="T161" style:parent-style-name="Основнойшрифтабзаца" style:family="text">
      <style:text-properties style:font-name="JetBrains Mono" fo:color="#6A8759"/>
    </style:style>
    <style:style style:name="T162" style:parent-style-name="Основнойшрифтабзаца" style:family="text">
      <style:text-properties style:font-name="JetBrains Mono" fo:color="#CC7832"/>
    </style:style>
    <style:style style:name="T163" style:parent-style-name="Основнойшрифтабзаца" style:family="text">
      <style:text-properties style:font-name="JetBrains Mono" fo:color="#6897BB"/>
    </style:style>
    <style:style style:name="T164" style:parent-style-name="Основнойшрифтабзаца" style:family="text">
      <style:text-properties style:font-name="JetBrains Mono" fo:color="#CC7832"/>
    </style:style>
    <style:style style:name="T165" style:parent-style-name="Основнойшрифтабзаца" style:family="text">
      <style:text-properties style:font-name="JetBrains Mono" fo:color="#6897BB"/>
    </style:style>
    <style:style style:name="T166" style:parent-style-name="Основнойшрифтабзаца" style:family="text">
      <style:text-properties style:font-name="JetBrains Mono" fo:color="#A9B7C6"/>
    </style:style>
    <style:style style:name="T167" style:parent-style-name="Основнойшрифтабзаца" style:family="text">
      <style:text-properties style:font-name="JetBrains Mono" fo:color="#CC7832"/>
    </style:style>
    <style:style style:name="T168" style:parent-style-name="Основнойшрифтабзаца" style:family="text">
      <style:text-properties style:font-name="JetBrains Mono" fo:color="#CC7832"/>
    </style:style>
    <style:style style:name="T169" style:parent-style-name="Основнойшрифтабзаца" style:family="text">
      <style:text-properties style:font-name="JetBrains Mono" fo:color="#A9B7C6"/>
    </style:style>
    <style:style style:name="T170" style:parent-style-name="Основнойшрифтабзаца" style:family="text">
      <style:text-properties style:font-name="JetBrains Mono" fo:color="#A9B7C6"/>
    </style:style>
    <style:style style:name="T171" style:parent-style-name="Основнойшрифтабзаца" style:family="text">
      <style:text-properties style:font-name="JetBrains Mono" fo:color="#6897BB"/>
    </style:style>
    <style:style style:name="T172" style:parent-style-name="Основнойшрифтабзаца" style:family="text">
      <style:text-properties style:font-name="JetBrains Mono" fo:color="#CC7832"/>
    </style:style>
    <style:style style:name="T173" style:parent-style-name="Основнойшрифтабзаца" style:family="text">
      <style:text-properties style:font-name="JetBrains Mono" fo:color="#6897BB"/>
    </style:style>
    <style:style style:name="T174" style:parent-style-name="Основнойшрифтабзаца" style:family="text">
      <style:text-properties style:font-name="JetBrains Mono" fo:color="#CC7832"/>
    </style:style>
    <style:style style:name="T175" style:parent-style-name="Основнойшрифтабзаца" style:family="text">
      <style:text-properties style:font-name="JetBrains Mono" fo:color="#6A8759"/>
    </style:style>
    <style:style style:name="T176" style:parent-style-name="Основнойшрифтабзаца" style:family="text">
      <style:text-properties style:font-name="JetBrains Mono" fo:color="#CC7832"/>
    </style:style>
    <style:style style:name="T177" style:parent-style-name="Основнойшрифтабзаца" style:family="text">
      <style:text-properties style:font-name="JetBrains Mono" fo:color="#6897BB"/>
    </style:style>
    <style:style style:name="T178" style:parent-style-name="Основнойшрифтабзаца" style:family="text">
      <style:text-properties style:font-name="JetBrains Mono" fo:color="#CC7832"/>
    </style:style>
    <style:style style:name="T179" style:parent-style-name="Основнойшрифтабзаца" style:family="text">
      <style:text-properties style:font-name="JetBrains Mono" fo:color="#6897BB"/>
    </style:style>
    <style:style style:name="T180" style:parent-style-name="Основнойшрифтабзаца" style:family="text">
      <style:text-properties style:font-name="JetBrains Mono" fo:color="#A9B7C6"/>
    </style:style>
    <style:style style:name="T181" style:parent-style-name="Основнойшрифтабзаца" style:family="text">
      <style:text-properties style:font-name="JetBrains Mono" fo:color="#CC7832"/>
    </style:style>
    <style:style style:name="T182" style:parent-style-name="Основнойшрифтабзаца" style:family="text">
      <style:text-properties style:font-name="JetBrains Mono" fo:color="#CC7832"/>
    </style:style>
    <style:style style:name="T183" style:parent-style-name="Основнойшрифтабзаца" style:family="text">
      <style:text-properties style:font-name="JetBrains Mono" fo:color="#A9B7C6"/>
    </style:style>
    <style:style style:name="T184" style:parent-style-name="Основнойшрифтабзаца" style:family="text">
      <style:text-properties style:font-name="JetBrains Mono" fo:color="#6897BB"/>
    </style:style>
    <style:style style:name="T185" style:parent-style-name="Основнойшрифтабзаца" style:family="text">
      <style:text-properties style:font-name="JetBrains Mono" fo:color="#CC7832"/>
    </style:style>
    <style:style style:name="T186" style:parent-style-name="Основнойшрифтабзаца" style:family="text">
      <style:text-properties style:font-name="JetBrains Mono" fo:color="#6897BB"/>
    </style:style>
    <style:style style:name="T187" style:parent-style-name="Основнойшрифтабзаца" style:family="text">
      <style:text-properties style:font-name="JetBrains Mono" fo:color="#CC7832"/>
    </style:style>
    <style:style style:name="T188" style:parent-style-name="Основнойшрифтабзаца" style:family="text">
      <style:text-properties style:font-name="JetBrains Mono" fo:color="#6A8759"/>
    </style:style>
    <style:style style:name="T189" style:parent-style-name="Основнойшрифтабзаца" style:family="text">
      <style:text-properties style:font-name="JetBrains Mono" fo:color="#CC7832"/>
    </style:style>
    <style:style style:name="T190" style:parent-style-name="Основнойшрифтабзаца" style:family="text">
      <style:text-properties style:font-name="JetBrains Mono" fo:color="#6897BB"/>
    </style:style>
    <style:style style:name="T191" style:parent-style-name="Основнойшрифтабзаца" style:family="text">
      <style:text-properties style:font-name="JetBrains Mono" fo:color="#CC7832"/>
    </style:style>
    <style:style style:name="T192" style:parent-style-name="Основнойшрифтабзаца" style:family="text">
      <style:text-properties style:font-name="JetBrains Mono" fo:color="#6897BB"/>
    </style:style>
    <style:style style:name="T193" style:parent-style-name="Основнойшрифтабзаца" style:family="text">
      <style:text-properties style:font-name="JetBrains Mono" fo:color="#A9B7C6"/>
    </style:style>
    <style:style style:name="T194" style:parent-style-name="Основнойшрифтабзаца" style:family="text">
      <style:text-properties style:font-name="JetBrains Mono" fo:color="#CC7832"/>
    </style:style>
    <style:style style:name="T195" style:parent-style-name="Основнойшрифтабзаца" style:family="text">
      <style:text-properties style:font-name="JetBrains Mono" fo:color="#CC7832"/>
    </style:style>
    <style:style style:name="T196" style:parent-style-name="Основнойшрифтабзаца" style:family="text">
      <style:text-properties style:font-name="JetBrains Mono" fo:color="#A9B7C6"/>
    </style:style>
    <style:style style:name="T197" style:parent-style-name="Основнойшрифтабзаца" style:family="text">
      <style:text-properties style:font-name="JetBrains Mono" fo:color="#6897BB"/>
    </style:style>
    <style:style style:name="T198" style:parent-style-name="Основнойшрифтабзаца" style:family="text">
      <style:text-properties style:font-name="JetBrains Mono" fo:color="#A9B7C6"/>
    </style:style>
    <style:style style:name="T199" style:parent-style-name="Основнойшрифтабзаца" style:family="text">
      <style:text-properties style:font-name="JetBrains Mono" fo:color="#CC7832"/>
    </style:style>
    <style:style style:name="T200" style:parent-style-name="Основнойшрифтабзаца" style:family="text">
      <style:text-properties style:font-name="JetBrains Mono" fo:color="#CC7832"/>
    </style:style>
    <style:style style:name="T201" style:parent-style-name="Основнойшрифтабзаца" style:family="text">
      <style:text-properties style:font-name="JetBrains Mono" fo:color="#A9B7C6"/>
    </style:style>
    <style:style style:name="T202" style:parent-style-name="Основнойшрифтабзаца" style:family="text">
      <style:text-properties style:font-name="JetBrains Mono" fo:color="#6897BB"/>
    </style:style>
    <style:style style:name="T203" style:parent-style-name="Основнойшрифтабзаца" style:family="text">
      <style:text-properties style:font-name="JetBrains Mono" fo:color="#A9B7C6"/>
    </style:style>
    <style:style style:name="T204" style:parent-style-name="Основнойшрифтабзаца" style:family="text">
      <style:text-properties style:font-name="JetBrains Mono" fo:color="#CC7832"/>
    </style:style>
    <style:style style:name="T205" style:parent-style-name="Основнойшрифтабзаца" style:family="text">
      <style:text-properties style:font-name="JetBrains Mono" fo:color="#CC7832"/>
    </style:style>
    <style:style style:name="T206" style:parent-style-name="Основнойшрифтабзаца" style:family="text">
      <style:text-properties style:font-name="JetBrains Mono" fo:color="#A9B7C6"/>
    </style:style>
    <style:style style:name="T207" style:parent-style-name="Основнойшрифтабзаца" style:family="text">
      <style:text-properties style:font-name="JetBrains Mono" fo:color="#6897BB"/>
    </style:style>
    <style:style style:name="T208" style:parent-style-name="Основнойшрифтабзаца" style:family="text">
      <style:text-properties style:font-name="JetBrains Mono" fo:color="#A9B7C6"/>
    </style:style>
    <style:style style:name="T209" style:parent-style-name="Основнойшрифтабзаца" style:family="text">
      <style:text-properties style:font-name="JetBrains Mono" fo:color="#CC7832"/>
    </style:style>
    <style:style style:name="T210" style:parent-style-name="Основнойшрифтабзаца" style:family="text">
      <style:text-properties style:font-name="JetBrains Mono" fo:color="#CC7832"/>
    </style:style>
    <style:style style:name="T211" style:parent-style-name="Основнойшрифтабзаца" style:family="text">
      <style:text-properties style:font-name="JetBrains Mono" fo:color="#A9B7C6"/>
    </style:style>
    <style:style style:name="T212" style:parent-style-name="Основнойшрифтабзаца" style:family="text">
      <style:text-properties style:font-name="JetBrains Mono" fo:color="#6897BB"/>
    </style:style>
    <style:style style:name="T213" style:parent-style-name="Основнойшрифтабзаца" style:family="text">
      <style:text-properties style:font-name="JetBrains Mono" fo:color="#A9B7C6"/>
    </style:style>
    <style:style style:name="T214" style:parent-style-name="Основнойшрифтабзаца" style:family="text">
      <style:text-properties style:font-name="JetBrains Mono" fo:color="#CC7832"/>
    </style:style>
    <style:style style:name="T215" style:parent-style-name="Основнойшрифтабзаца" style:family="text">
      <style:text-properties style:font-name="JetBrains Mono" fo:color="#CC7832"/>
    </style:style>
    <style:style style:name="T216" style:parent-style-name="Основнойшрифтабзаца" style:family="text">
      <style:text-properties style:font-name="JetBrains Mono" fo:color="#A9B7C6"/>
    </style:style>
    <style:style style:name="T217" style:parent-style-name="Основнойшрифтабзаца" style:family="text">
      <style:text-properties style:font-name="JetBrains Mono" fo:color="#6897BB"/>
    </style:style>
    <style:style style:name="T218" style:parent-style-name="Основнойшрифтабзаца" style:family="text">
      <style:text-properties style:font-name="JetBrains Mono" fo:color="#A9B7C6"/>
    </style:style>
    <style:style style:name="T219" style:parent-style-name="Основнойшрифтабзаца" style:family="text">
      <style:text-properties style:font-name="JetBrains Mono" fo:color="#CC7832"/>
    </style:style>
    <style:style style:name="T220" style:parent-style-name="Основнойшрифтабзаца" style:family="text">
      <style:text-properties style:font-name="JetBrains Mono" fo:color="#CC7832"/>
    </style:style>
    <style:style style:name="T221" style:parent-style-name="Основнойшрифтабзаца" style:family="text">
      <style:text-properties style:font-name="JetBrains Mono" fo:color="#A9B7C6"/>
    </style:style>
    <style:style style:name="T222" style:parent-style-name="Основнойшрифтабзаца" style:family="text">
      <style:text-properties style:font-name="JetBrains Mono" fo:font-style="italic" style:font-style-asian="italic" fo:color="#9876AA"/>
    </style:style>
    <style:style style:name="T223" style:parent-style-name="Основнойшрифтабзаца" style:family="text">
      <style:text-properties style:font-name="JetBrains Mono" fo:color="#A9B7C6"/>
    </style:style>
    <style:style style:name="T224" style:parent-style-name="Основнойшрифтабзаца" style:family="text">
      <style:text-properties style:font-name="JetBrains Mono" fo:color="#6A8759"/>
    </style:style>
    <style:style style:name="T225" style:parent-style-name="Основнойшрифтабзаца" style:family="text">
      <style:text-properties style:font-name="JetBrains Mono" fo:color="#A9B7C6"/>
    </style:style>
    <style:style style:name="T226" style:parent-style-name="Основнойшрифтабзаца" style:family="text">
      <style:text-properties style:font-name="JetBrains Mono" fo:color="#CC7832"/>
    </style:style>
    <style:style style:name="T227" style:parent-style-name="Основнойшрифтабзаца" style:family="text">
      <style:text-properties style:font-name="JetBrains Mono" fo:color="#CC7832"/>
    </style:style>
    <style:style style:name="T228" style:parent-style-name="Основнойшрифтабзаца" style:family="text">
      <style:text-properties style:font-name="JetBrains Mono" fo:color="#A9B7C6"/>
    </style:style>
    <style:style style:name="T229" style:parent-style-name="Основнойшрифтабзаца" style:family="text">
      <style:text-properties style:font-name="JetBrains Mono" fo:color="#6897BB"/>
    </style:style>
    <style:style style:name="T230" style:parent-style-name="Основнойшрифтабзаца" style:family="text">
      <style:text-properties style:font-name="JetBrains Mono" fo:color="#CC7832"/>
    </style:style>
    <style:style style:name="T231" style:parent-style-name="Основнойшрифтабзаца" style:family="text">
      <style:text-properties style:font-name="JetBrains Mono" fo:color="#6A8759"/>
    </style:style>
    <style:style style:name="T232" style:parent-style-name="Основнойшрифтабзаца" style:family="text">
      <style:text-properties style:font-name="JetBrains Mono" fo:color="#A9B7C6"/>
    </style:style>
    <style:style style:name="T233" style:parent-style-name="Основнойшрифтабзаца" style:family="text">
      <style:text-properties style:font-name="JetBrains Mono" fo:color="#CC7832"/>
    </style:style>
    <style:style style:name="T234" style:parent-style-name="Основнойшрифтабзаца" style:family="text">
      <style:text-properties style:font-name="JetBrains Mono" fo:color="#CC7832"/>
    </style:style>
    <style:style style:name="T235" style:parent-style-name="Основнойшрифтабзаца" style:family="text">
      <style:text-properties style:font-name="JetBrains Mono" fo:color="#CC7832"/>
    </style:style>
    <style:style style:name="T236" style:parent-style-name="Основнойшрифтабзаца" style:family="text">
      <style:text-properties style:font-name="JetBrains Mono" fo:color="#A9B7C6"/>
    </style:style>
    <style:style style:name="T237" style:parent-style-name="Основнойшрифтабзаца" style:family="text">
      <style:text-properties style:font-name="JetBrains Mono" fo:color="#CC7832"/>
    </style:style>
    <style:style style:name="T238" style:parent-style-name="Основнойшрифтабзаца" style:family="text">
      <style:text-properties style:font-name="JetBrains Mono" fo:color="#CC7832"/>
    </style:style>
    <style:style style:name="T239" style:parent-style-name="Основнойшрифтабзаца" style:family="text">
      <style:text-properties style:font-name="JetBrains Mono" fo:color="#A9B7C6"/>
    </style:style>
    <style:style style:name="T240" style:parent-style-name="Основнойшрифтабзаца" style:family="text">
      <style:text-properties style:font-name="JetBrains Mono" fo:color="#6897BB"/>
    </style:style>
    <style:style style:name="T241" style:parent-style-name="Основнойшрифтабзаца" style:family="text">
      <style:text-properties style:font-name="JetBrains Mono" fo:color="#CC7832"/>
    </style:style>
    <style:style style:name="T242" style:parent-style-name="Основнойшрифтабзаца" style:family="text">
      <style:text-properties style:font-name="JetBrains Mono" fo:color="#6897BB"/>
    </style:style>
    <style:style style:name="T243" style:parent-style-name="Основнойшрифтабзаца" style:family="text">
      <style:text-properties style:font-name="JetBrains Mono" fo:color="#CC7832"/>
    </style:style>
    <style:style style:name="T244" style:parent-style-name="Основнойшрифтабзаца" style:family="text">
      <style:text-properties style:font-name="JetBrains Mono" fo:color="#6A8759"/>
    </style:style>
    <style:style style:name="T245" style:parent-style-name="Основнойшрифтабзаца" style:family="text">
      <style:text-properties style:font-name="JetBrains Mono" fo:color="#CC7832"/>
    </style:style>
    <style:style style:name="T246" style:parent-style-name="Основнойшрифтабзаца" style:family="text">
      <style:text-properties style:font-name="JetBrains Mono" fo:color="#6897BB"/>
    </style:style>
    <style:style style:name="T247" style:parent-style-name="Основнойшрифтабзаца" style:family="text">
      <style:text-properties style:font-name="JetBrains Mono" fo:color="#CC7832"/>
    </style:style>
    <style:style style:name="T248" style:parent-style-name="Основнойшрифтабзаца" style:family="text">
      <style:text-properties style:font-name="JetBrains Mono" fo:color="#6897BB"/>
    </style:style>
    <style:style style:name="T249" style:parent-style-name="Основнойшрифтабзаца" style:family="text">
      <style:text-properties style:font-name="JetBrains Mono" fo:color="#A9B7C6"/>
    </style:style>
    <style:style style:name="T250" style:parent-style-name="Основнойшрифтабзаца" style:family="text">
      <style:text-properties style:font-name="JetBrains Mono" fo:color="#CC7832"/>
    </style:style>
    <style:style style:name="T251" style:parent-style-name="Основнойшрифтабзаца" style:family="text">
      <style:text-properties style:font-name="JetBrains Mono" fo:color="#CC7832"/>
    </style:style>
    <style:style style:name="T252" style:parent-style-name="Основнойшрифтабзаца" style:family="text">
      <style:text-properties style:font-name="JetBrains Mono" fo:color="#A9B7C6"/>
    </style:style>
    <style:style style:name="T253" style:parent-style-name="Основнойшрифтабзаца" style:family="text">
      <style:text-properties style:font-name="JetBrains Mono" fo:color="#6897BB"/>
    </style:style>
    <style:style style:name="T254" style:parent-style-name="Основнойшрифтабзаца" style:family="text">
      <style:text-properties style:font-name="JetBrains Mono" fo:color="#A9B7C6"/>
    </style:style>
    <style:style style:name="T255" style:parent-style-name="Основнойшрифтабзаца" style:family="text">
      <style:text-properties style:font-name="JetBrains Mono" fo:color="#CC7832"/>
    </style:style>
    <style:style style:name="T256" style:parent-style-name="Основнойшрифтабзаца" style:family="text">
      <style:text-properties style:font-name="JetBrains Mono" fo:color="#CC7832"/>
    </style:style>
    <style:style style:name="T257" style:parent-style-name="Основнойшрифтабзаца" style:family="text">
      <style:text-properties style:font-name="JetBrains Mono" fo:color="#A9B7C6"/>
    </style:style>
    <style:style style:name="T258" style:parent-style-name="Основнойшрифтабзаца" style:family="text">
      <style:text-properties style:font-name="JetBrains Mono" fo:font-style="italic" style:font-style-asian="italic" fo:color="#9876AA"/>
    </style:style>
    <style:style style:name="T259" style:parent-style-name="Основнойшрифтабзаца" style:family="text">
      <style:text-properties style:font-name="JetBrains Mono" fo:color="#A9B7C6"/>
    </style:style>
    <style:style style:name="T260" style:parent-style-name="Основнойшрифтабзаца" style:family="text">
      <style:text-properties style:font-name="JetBrains Mono" fo:color="#6A8759"/>
    </style:style>
    <style:style style:name="T261" style:parent-style-name="Основнойшрифтабзаца" style:family="text">
      <style:text-properties style:font-name="JetBrains Mono" fo:color="#A9B7C6"/>
    </style:style>
    <style:style style:name="T262" style:parent-style-name="Основнойшрифтабзаца" style:family="text">
      <style:text-properties style:font-name="JetBrains Mono" fo:color="#CC7832"/>
    </style:style>
    <style:style style:name="T263" style:parent-style-name="Основнойшрифтабзаца" style:family="text">
      <style:text-properties style:font-name="JetBrains Mono" fo:color="#CC7832"/>
    </style:style>
    <style:style style:name="T264" style:parent-style-name="Основнойшрифтабзаца" style:family="text">
      <style:text-properties style:font-name="JetBrains Mono" fo:color="#A9B7C6"/>
    </style:style>
    <style:style style:name="T265" style:parent-style-name="Основнойшрифтабзаца" style:family="text">
      <style:text-properties style:font-name="JetBrains Mono" fo:color="#6897BB"/>
    </style:style>
    <style:style style:name="T266" style:parent-style-name="Основнойшрифтабзаца" style:family="text">
      <style:text-properties style:font-name="JetBrains Mono" fo:color="#A9B7C6"/>
    </style:style>
    <style:style style:name="T267" style:parent-style-name="Основнойшрифтабзаца" style:family="text">
      <style:text-properties style:font-name="JetBrains Mono" fo:color="#CC7832"/>
    </style:style>
    <style:style style:name="T268" style:parent-style-name="Основнойшрифтабзаца" style:family="text">
      <style:text-properties style:font-name="JetBrains Mono" fo:color="#CC7832"/>
    </style:style>
    <style:style style:name="T269" style:parent-style-name="Основнойшрифтабзаца" style:family="text">
      <style:text-properties style:font-name="JetBrains Mono" fo:color="#A9B7C6"/>
    </style:style>
    <style:style style:name="T270" style:parent-style-name="Основнойшрифтабзаца" style:family="text">
      <style:text-properties style:font-name="JetBrains Mono" fo:color="#6897BB"/>
    </style:style>
    <style:style style:name="T271" style:parent-style-name="Основнойшрифтабзаца" style:family="text">
      <style:text-properties style:font-name="JetBrains Mono" fo:color="#A9B7C6"/>
    </style:style>
    <style:style style:name="T272" style:parent-style-name="Основнойшрифтабзаца" style:family="text">
      <style:text-properties style:font-name="JetBrains Mono" fo:color="#CC7832"/>
    </style:style>
    <style:style style:name="T273" style:parent-style-name="Основнойшрифтабзаца" style:family="text">
      <style:text-properties style:font-name="JetBrains Mono" fo:color="#CC7832"/>
    </style:style>
    <style:style style:name="T274" style:parent-style-name="Основнойшрифтабзаца" style:family="text">
      <style:text-properties style:font-name="JetBrains Mono" fo:color="#A9B7C6"/>
    </style:style>
    <style:style style:name="T275" style:parent-style-name="Основнойшрифтабзаца" style:family="text">
      <style:text-properties style:font-name="JetBrains Mono" fo:color="#6897BB"/>
    </style:style>
    <style:style style:name="T276" style:parent-style-name="Основнойшрифтабзаца" style:family="text">
      <style:text-properties style:font-name="JetBrains Mono" fo:color="#A9B7C6"/>
    </style:style>
    <style:style style:name="T277" style:parent-style-name="Основнойшрифтабзаца" style:family="text">
      <style:text-properties style:font-name="JetBrains Mono" fo:color="#CC7832"/>
    </style:style>
    <style:style style:name="T278" style:parent-style-name="Основнойшрифтабзаца" style:family="text">
      <style:text-properties style:font-name="JetBrains Mono" fo:color="#CC7832"/>
    </style:style>
    <style:style style:name="T279" style:parent-style-name="Основнойшрифтабзаца" style:family="text">
      <style:text-properties style:font-name="JetBrains Mono" fo:color="#A9B7C6"/>
    </style:style>
    <style:style style:name="T280" style:parent-style-name="Основнойшрифтабзаца" style:family="text">
      <style:text-properties style:font-name="JetBrains Mono" fo:color="#CC7832"/>
    </style:style>
    <style:style style:name="T281" style:parent-style-name="Основнойшрифтабзаца" style:family="text">
      <style:text-properties style:font-name="JetBrains Mono" fo:color="#CC7832"/>
    </style:style>
    <style:style style:name="T282" style:parent-style-name="Основнойшрифтабзаца" style:family="text">
      <style:text-properties style:font-name="JetBrains Mono" fo:color="#A9B7C6"/>
    </style:style>
    <style:style style:name="T283" style:parent-style-name="Основнойшрифтабзаца" style:family="text">
      <style:text-properties style:font-name="JetBrains Mono" fo:color="#6897BB"/>
    </style:style>
    <style:style style:name="T284" style:parent-style-name="Основнойшрифтабзаца" style:family="text">
      <style:text-properties style:font-name="JetBrains Mono" fo:color="#A9B7C6"/>
    </style:style>
    <style:style style:name="T285" style:parent-style-name="Основнойшрифтабзаца" style:family="text">
      <style:text-properties style:font-name="JetBrains Mono" fo:color="#CC7832"/>
    </style:style>
    <style:style style:name="T286" style:parent-style-name="Основнойшрифтабзаца" style:family="text">
      <style:text-properties style:font-name="JetBrains Mono" fo:color="#CC7832"/>
    </style:style>
    <style:style style:name="T287" style:parent-style-name="Основнойшрифтабзаца" style:family="text">
      <style:text-properties style:font-name="JetBrains Mono" fo:color="#A9B7C6"/>
    </style:style>
    <style:style style:name="T288" style:parent-style-name="Основнойшрифтабзаца" style:family="text">
      <style:text-properties style:font-name="JetBrains Mono" fo:color="#A9B7C6"/>
    </style:style>
    <style:style style:name="T289" style:parent-style-name="Основнойшрифтабзаца" style:family="text">
      <style:text-properties style:font-name="JetBrains Mono" fo:color="#6897BB"/>
    </style:style>
    <style:style style:name="T290" style:parent-style-name="Основнойшрифтабзаца" style:family="text">
      <style:text-properties style:font-name="JetBrains Mono" fo:color="#A9B7C6"/>
    </style:style>
    <style:style style:name="T291" style:parent-style-name="Основнойшрифтабзаца" style:family="text">
      <style:text-properties style:font-name="JetBrains Mono" fo:color="#CC7832"/>
    </style:style>
    <style:style style:name="T292" style:parent-style-name="Основнойшрифтабзаца" style:family="text">
      <style:text-properties style:font-name="JetBrains Mono" fo:color="#CC7832"/>
    </style:style>
    <style:style style:name="T293" style:parent-style-name="Основнойшрифтабзаца" style:family="text">
      <style:text-properties style:font-name="JetBrains Mono" fo:color="#A9B7C6"/>
    </style:style>
    <style:style style:name="T294" style:parent-style-name="Основнойшрифтабзаца" style:family="text">
      <style:text-properties style:font-name="JetBrains Mono" fo:color="#6897BB"/>
    </style:style>
    <style:style style:name="T295" style:parent-style-name="Основнойшрифтабзаца" style:family="text">
      <style:text-properties style:font-name="JetBrains Mono" fo:color="#A9B7C6"/>
    </style:style>
    <style:style style:name="T296" style:parent-style-name="Основнойшрифтабзаца" style:family="text">
      <style:text-properties style:font-name="JetBrains Mono" fo:color="#CC7832"/>
    </style:style>
    <style:style style:name="T297" style:parent-style-name="Основнойшрифтабзаца" style:family="text">
      <style:text-properties style:font-name="JetBrains Mono" fo:color="#CC7832"/>
    </style:style>
    <style:style style:name="T298" style:parent-style-name="Основнойшрифтабзаца" style:family="text">
      <style:text-properties style:font-name="JetBrains Mono" fo:color="#A9B7C6"/>
    </style:style>
    <style:style style:name="T299" style:parent-style-name="Основнойшрифтабзаца" style:family="text">
      <style:text-properties style:font-name="JetBrains Mono" fo:color="#6897BB"/>
    </style:style>
    <style:style style:name="T300" style:parent-style-name="Основнойшрифтабзаца" style:family="text">
      <style:text-properties style:font-name="JetBrains Mono" fo:color="#A9B7C6"/>
    </style:style>
    <style:style style:name="T301" style:parent-style-name="Основнойшрифтабзаца" style:family="text">
      <style:text-properties style:font-name="JetBrains Mono" fo:color="#CC7832"/>
    </style:style>
    <style:style style:name="T302" style:parent-style-name="Основнойшрифтабзаца" style:family="text">
      <style:text-properties style:font-name="JetBrains Mono" fo:color="#CC7832"/>
    </style:style>
    <style:style style:name="T303" style:parent-style-name="Основнойшрифтабзаца" style:family="text">
      <style:text-properties style:font-name="JetBrains Mono" fo:color="#A9B7C6"/>
    </style:style>
    <style:style style:name="T304" style:parent-style-name="Основнойшрифтабзаца" style:family="text">
      <style:text-properties style:font-name="JetBrains Mono" fo:color="#6897BB"/>
    </style:style>
    <style:style style:name="T305" style:parent-style-name="Основнойшрифтабзаца" style:family="text">
      <style:text-properties style:font-name="JetBrains Mono" fo:color="#A9B7C6"/>
    </style:style>
    <style:style style:name="T306" style:parent-style-name="Основнойшрифтабзаца" style:family="text">
      <style:text-properties style:font-name="JetBrains Mono" fo:color="#CC7832"/>
    </style:style>
    <style:style style:name="T307" style:parent-style-name="Основнойшрифтабзаца" style:family="text">
      <style:text-properties style:font-name="JetBrains Mono" fo:color="#CC7832"/>
    </style:style>
    <style:style style:name="T308" style:parent-style-name="Основнойшрифтабзаца" style:family="text">
      <style:text-properties style:font-name="JetBrains Mono" fo:color="#A9B7C6"/>
    </style:style>
    <style:style style:name="T309" style:parent-style-name="Основнойшрифтабзаца" style:family="text">
      <style:text-properties style:font-name="JetBrains Mono" fo:font-style="italic" style:font-style-asian="italic" fo:color="#9876AA"/>
    </style:style>
    <style:style style:name="T310" style:parent-style-name="Основнойшрифтабзаца" style:family="text">
      <style:text-properties style:font-name="JetBrains Mono" fo:color="#A9B7C6"/>
    </style:style>
    <style:style style:name="T311" style:parent-style-name="Основнойшрифтабзаца" style:family="text">
      <style:text-properties style:font-name="JetBrains Mono" fo:color="#6A8759"/>
    </style:style>
    <style:style style:name="T312" style:parent-style-name="Основнойшрифтабзаца" style:family="text">
      <style:text-properties style:font-name="JetBrains Mono" fo:color="#A9B7C6"/>
    </style:style>
    <style:style style:name="T313" style:parent-style-name="Основнойшрифтабзаца" style:family="text">
      <style:text-properties style:font-name="JetBrains Mono" fo:color="#CC7832"/>
    </style:style>
    <style:style style:name="T314" style:parent-style-name="Основнойшрифтабзаца" style:family="text">
      <style:text-properties style:font-name="JetBrains Mono" fo:color="#CC7832"/>
    </style:style>
    <style:style style:name="T315" style:parent-style-name="Основнойшрифтабзаца" style:family="text">
      <style:text-properties style:font-name="JetBrains Mono" fo:color="#A9B7C6"/>
    </style:style>
    <style:style style:name="T316" style:parent-style-name="Основнойшрифтабзаца" style:family="text">
      <style:text-properties style:font-name="JetBrains Mono" fo:color="#6897BB"/>
    </style:style>
    <style:style style:name="T317" style:parent-style-name="Основнойшрифтабзаца" style:family="text">
      <style:text-properties style:font-name="JetBrains Mono" fo:color="#A9B7C6"/>
    </style:style>
    <style:style style:name="T318" style:parent-style-name="Основнойшрифтабзаца" style:family="text">
      <style:text-properties style:font-name="JetBrains Mono" fo:color="#CC7832"/>
    </style:style>
    <style:style style:name="T319" style:parent-style-name="Основнойшрифтабзаца" style:family="text">
      <style:text-properties style:font-name="JetBrains Mono" fo:color="#CC7832"/>
    </style:style>
    <style:style style:name="T320" style:parent-style-name="Основнойшрифтабзаца" style:family="text">
      <style:text-properties style:font-name="JetBrains Mono" fo:color="#A9B7C6"/>
    </style:style>
    <style:style style:name="T321" style:parent-style-name="Основнойшрифтабзаца" style:family="text">
      <style:text-properties style:font-name="JetBrains Mono" fo:color="#6897BB"/>
    </style:style>
    <style:style style:name="T322" style:parent-style-name="Основнойшрифтабзаца" style:family="text">
      <style:text-properties style:font-name="JetBrains Mono" fo:color="#A9B7C6"/>
    </style:style>
    <style:style style:name="T323" style:parent-style-name="Основнойшрифтабзаца" style:family="text">
      <style:text-properties style:font-name="JetBrains Mono" fo:color="#CC7832"/>
    </style:style>
    <style:style style:name="T324" style:parent-style-name="Основнойшрифтабзаца" style:family="text">
      <style:text-properties style:font-name="JetBrains Mono" fo:color="#CC7832"/>
    </style:style>
    <style:style style:name="T325" style:parent-style-name="Основнойшрифтабзаца" style:family="text">
      <style:text-properties style:font-name="JetBrains Mono" fo:color="#A9B7C6"/>
    </style:style>
    <style:style style:name="T326" style:parent-style-name="Основнойшрифтабзаца" style:family="text">
      <style:text-properties style:font-name="JetBrains Mono" fo:font-style="italic" style:font-style-asian="italic" fo:color="#9876AA"/>
    </style:style>
    <style:style style:name="T327" style:parent-style-name="Основнойшрифтабзаца" style:family="text">
      <style:text-properties style:font-name="JetBrains Mono" fo:color="#A9B7C6"/>
    </style:style>
    <style:style style:name="T328" style:parent-style-name="Основнойшрифтабзаца" style:family="text">
      <style:text-properties style:font-name="JetBrains Mono" fo:color="#6A8759"/>
    </style:style>
    <style:style style:name="T329" style:parent-style-name="Основнойшрифтабзаца" style:family="text">
      <style:text-properties style:font-name="JetBrains Mono" fo:color="#A9B7C6"/>
    </style:style>
    <style:style style:name="T330" style:parent-style-name="Основнойшрифтабзаца" style:family="text">
      <style:text-properties style:font-name="JetBrains Mono" fo:color="#CC7832"/>
    </style:style>
    <style:style style:name="T331" style:parent-style-name="Основнойшрифтабзаца" style:family="text">
      <style:text-properties style:font-name="JetBrains Mono" fo:color="#CC7832"/>
    </style:style>
    <style:style style:name="T332" style:parent-style-name="Основнойшрифтабзаца" style:family="text">
      <style:text-properties style:font-name="JetBrains Mono" fo:color="#A9B7C6"/>
    </style:style>
    <style:style style:name="T333" style:parent-style-name="Основнойшрифтабзаца" style:family="text">
      <style:text-properties style:font-name="JetBrains Mono" fo:color="#6897BB"/>
    </style:style>
    <style:style style:name="T334" style:parent-style-name="Основнойшрифтабзаца" style:family="text">
      <style:text-properties style:font-name="JetBrains Mono" fo:color="#A9B7C6"/>
    </style:style>
    <style:style style:name="T335" style:parent-style-name="Основнойшрифтабзаца" style:family="text">
      <style:text-properties style:font-name="JetBrains Mono" fo:color="#CC7832"/>
    </style:style>
    <style:style style:name="T336" style:parent-style-name="Основнойшрифтабзаца" style:family="text">
      <style:text-properties style:font-name="JetBrains Mono" fo:color="#CC7832"/>
    </style:style>
    <style:style style:name="T337" style:parent-style-name="Основнойшрифтабзаца" style:family="text">
      <style:text-properties style:font-name="JetBrains Mono" fo:color="#A9B7C6"/>
    </style:style>
    <style:style style:name="T338" style:parent-style-name="Основнойшрифтабзаца" style:family="text">
      <style:text-properties style:font-name="JetBrains Mono" fo:color="#6897BB"/>
    </style:style>
    <style:style style:name="T339" style:parent-style-name="Основнойшрифтабзаца" style:family="text">
      <style:text-properties style:font-name="JetBrains Mono" fo:color="#A9B7C6"/>
    </style:style>
    <style:style style:name="T340" style:parent-style-name="Основнойшрифтабзаца" style:family="text">
      <style:text-properties style:font-name="JetBrains Mono" fo:color="#CC7832"/>
    </style:style>
    <style:style style:name="T341" style:parent-style-name="Основнойшрифтабзаца" style:family="text">
      <style:text-properties style:font-name="JetBrains Mono" fo:color="#CC7832"/>
    </style:style>
    <style:style style:name="T342" style:parent-style-name="Основнойшрифтабзаца" style:family="text">
      <style:text-properties style:font-name="JetBrains Mono" fo:color="#A9B7C6"/>
    </style:style>
    <style:style style:name="T343" style:parent-style-name="Основнойшрифтабзаца" style:family="text">
      <style:text-properties style:font-name="JetBrains Mono" fo:color="#6897BB"/>
    </style:style>
    <style:style style:name="T344" style:parent-style-name="Основнойшрифтабзаца" style:family="text">
      <style:text-properties style:font-name="JetBrains Mono" fo:color="#A9B7C6"/>
    </style:style>
    <style:style style:name="T345" style:parent-style-name="Основнойшрифтабзаца" style:family="text">
      <style:text-properties style:font-name="JetBrains Mono" fo:color="#CC7832"/>
    </style:style>
    <style:style style:name="T346" style:parent-style-name="Основнойшрифтабзаца" style:family="text">
      <style:text-properties style:font-name="JetBrains Mono" fo:color="#CC7832"/>
    </style:style>
    <style:style style:name="T347" style:parent-style-name="Основнойшрифтабзаца" style:family="text">
      <style:text-properties style:font-name="JetBrains Mono" fo:color="#A9B7C6"/>
    </style:style>
    <style:style style:name="T348" style:parent-style-name="Основнойшрифтабзаца" style:family="text">
      <style:text-properties style:font-name="JetBrains Mono" fo:color="#6897BB"/>
    </style:style>
    <style:style style:name="T349" style:parent-style-name="Основнойшрифтабзаца" style:family="text">
      <style:text-properties style:font-name="JetBrains Mono" fo:color="#A9B7C6"/>
    </style:style>
    <style:style style:name="T350" style:parent-style-name="Основнойшрифтабзаца" style:family="text">
      <style:text-properties style:font-name="JetBrains Mono" fo:color="#CC7832"/>
    </style:style>
    <style:style style:name="T351" style:parent-style-name="Основнойшрифтабзаца" style:family="text">
      <style:text-properties style:font-name="JetBrains Mono" fo:color="#CC7832"/>
    </style:style>
    <style:style style:name="T352" style:parent-style-name="Основнойшрифтабзаца" style:family="text">
      <style:text-properties style:font-name="JetBrains Mono" fo:color="#A9B7C6"/>
    </style:style>
    <style:style style:name="T353" style:parent-style-name="Основнойшрифтабзаца" style:family="text">
      <style:text-properties style:font-name="JetBrains Mono" fo:color="#6897BB"/>
    </style:style>
    <style:style style:name="T354" style:parent-style-name="Основнойшрифтабзаца" style:family="text">
      <style:text-properties style:font-name="JetBrains Mono" fo:color="#A9B7C6"/>
    </style:style>
    <style:style style:name="T355" style:parent-style-name="Основнойшрифтабзаца" style:family="text">
      <style:text-properties style:font-name="JetBrains Mono" fo:color="#CC7832"/>
    </style:style>
    <style:style style:name="T356" style:parent-style-name="Основнойшрифтабзаца" style:family="text">
      <style:text-properties style:font-name="JetBrains Mono" fo:color="#CC7832"/>
    </style:style>
    <style:style style:name="T357" style:parent-style-name="Основнойшрифтабзаца" style:family="text">
      <style:text-properties style:font-name="JetBrains Mono" fo:color="#A9B7C6"/>
    </style:style>
    <style:style style:name="T358" style:parent-style-name="Основнойшрифтабзаца" style:family="text">
      <style:text-properties style:font-name="JetBrains Mono" fo:color="#CC7832"/>
    </style:style>
    <style:style style:name="T359" style:parent-style-name="Основнойшрифтабзаца" style:family="text">
      <style:text-properties style:font-name="JetBrains Mono" fo:color="#CC7832"/>
    </style:style>
    <style:style style:name="T360" style:parent-style-name="Основнойшрифтабзаца" style:family="text">
      <style:text-properties style:font-name="JetBrains Mono" fo:color="#A9B7C6"/>
    </style:style>
    <style:style style:name="T361" style:parent-style-name="Основнойшрифтабзаца" style:family="text">
      <style:text-properties style:font-name="JetBrains Mono" fo:color="#6897BB"/>
    </style:style>
    <style:style style:name="T362" style:parent-style-name="Основнойшрифтабзаца" style:family="text">
      <style:text-properties style:font-name="JetBrains Mono" fo:color="#A9B7C6"/>
    </style:style>
    <style:style style:name="T363" style:parent-style-name="Основнойшрифтабзаца" style:family="text">
      <style:text-properties style:font-name="JetBrains Mono" fo:color="#CC7832"/>
    </style:style>
    <style:style style:name="T364" style:parent-style-name="Основнойшрифтабзаца" style:family="text">
      <style:text-properties style:font-name="JetBrains Mono" fo:color="#CC7832"/>
    </style:style>
    <style:style style:name="T365" style:parent-style-name="Основнойшрифтабзаца" style:family="text">
      <style:text-properties style:font-name="JetBrains Mono" fo:color="#A9B7C6"/>
    </style:style>
    <style:style style:name="T366" style:parent-style-name="Основнойшрифтабзаца" style:family="text">
      <style:text-properties style:font-name="JetBrains Mono" fo:color="#6897BB"/>
    </style:style>
    <style:style style:name="T367" style:parent-style-name="Основнойшрифтабзаца" style:family="text">
      <style:text-properties style:font-name="JetBrains Mono" fo:color="#A9B7C6"/>
    </style:style>
    <style:style style:name="T368" style:parent-style-name="Основнойшрифтабзаца" style:family="text">
      <style:text-properties style:font-name="JetBrains Mono" fo:color="#CC7832"/>
    </style:style>
    <style:style style:name="T369" style:parent-style-name="Основнойшрифтабзаца" style:family="text">
      <style:text-properties style:font-name="JetBrains Mono" fo:color="#CC7832"/>
    </style:style>
    <style:style style:name="T370" style:parent-style-name="Основнойшрифтабзаца" style:family="text">
      <style:text-properties style:font-name="JetBrains Mono" fo:color="#A9B7C6"/>
    </style:style>
    <style:style style:name="T371" style:parent-style-name="Основнойшрифтабзаца" style:family="text">
      <style:text-properties style:font-name="JetBrains Mono" fo:color="#6897BB"/>
    </style:style>
    <style:style style:name="T372" style:parent-style-name="Основнойшрифтабзаца" style:family="text">
      <style:text-properties style:font-name="JetBrains Mono" fo:color="#A9B7C6"/>
    </style:style>
    <style:style style:name="T373" style:parent-style-name="Основнойшрифтабзаца" style:family="text">
      <style:text-properties style:font-name="JetBrains Mono" fo:color="#CC7832"/>
    </style:style>
    <style:style style:name="T374" style:parent-style-name="Основнойшрифтабзаца" style:family="text">
      <style:text-properties style:font-name="JetBrains Mono" fo:color="#CC7832"/>
    </style:style>
    <style:style style:name="T375" style:parent-style-name="Основнойшрифтабзаца" style:family="text">
      <style:text-properties style:font-name="JetBrains Mono" fo:color="#A9B7C6"/>
    </style:style>
    <style:style style:name="T376" style:parent-style-name="Основнойшрифтабзаца" style:family="text">
      <style:text-properties style:font-name="JetBrains Mono" fo:color="#6897BB"/>
    </style:style>
    <style:style style:name="T377" style:parent-style-name="Основнойшрифтабзаца" style:family="text">
      <style:text-properties style:font-name="JetBrains Mono" fo:color="#A9B7C6"/>
    </style:style>
    <style:style style:name="T378" style:parent-style-name="Основнойшрифтабзаца" style:family="text">
      <style:text-properties style:font-name="JetBrains Mono" fo:color="#CC7832"/>
    </style:style>
    <style:style style:name="T379" style:parent-style-name="Основнойшрифтабзаца" style:family="text">
      <style:text-properties style:font-name="JetBrains Mono" fo:color="#CC7832"/>
    </style:style>
    <style:style style:name="T380" style:parent-style-name="Основнойшрифтабзаца" style:family="text">
      <style:text-properties style:font-name="JetBrains Mono" fo:color="#A9B7C6"/>
    </style:style>
    <style:style style:name="T381" style:parent-style-name="Основнойшрифтабзаца" style:family="text">
      <style:text-properties style:font-name="JetBrains Mono" fo:color="#6897BB"/>
    </style:style>
    <style:style style:name="T382" style:parent-style-name="Основнойшрифтабзаца" style:family="text">
      <style:text-properties style:font-name="JetBrains Mono" fo:color="#A9B7C6"/>
    </style:style>
    <style:style style:name="T383" style:parent-style-name="Основнойшрифтабзаца" style:family="text">
      <style:text-properties style:font-name="JetBrains Mono" fo:color="#CC7832"/>
    </style:style>
    <style:style style:name="T384" style:parent-style-name="Основнойшрифтабзаца" style:family="text">
      <style:text-properties style:font-name="JetBrains Mono" fo:color="#CC7832"/>
    </style:style>
    <style:style style:name="T385" style:parent-style-name="Основнойшрифтабзаца" style:family="text">
      <style:text-properties style:font-name="JetBrains Mono" fo:color="#A9B7C6"/>
    </style:style>
    <style:style style:name="T386" style:parent-style-name="Основнойшрифтабзаца" style:family="text">
      <style:text-properties style:font-name="JetBrains Mono" fo:font-style="italic" style:font-style-asian="italic" fo:color="#9876AA"/>
    </style:style>
    <style:style style:name="T387" style:parent-style-name="Основнойшрифтабзаца" style:family="text">
      <style:text-properties style:font-name="JetBrains Mono" fo:color="#A9B7C6"/>
    </style:style>
    <style:style style:name="T388" style:parent-style-name="Основнойшрифтабзаца" style:family="text">
      <style:text-properties style:font-name="JetBrains Mono" fo:color="#6A8759"/>
    </style:style>
    <style:style style:name="T389" style:parent-style-name="Основнойшрифтабзаца" style:family="text">
      <style:text-properties style:font-name="JetBrains Mono" fo:color="#A9B7C6"/>
    </style:style>
    <style:style style:name="T390" style:parent-style-name="Основнойшрифтабзаца" style:family="text">
      <style:text-properties style:font-name="JetBrains Mono" fo:color="#CC7832"/>
    </style:style>
    <style:style style:name="T391" style:parent-style-name="Основнойшрифтабзаца" style:family="text">
      <style:text-properties style:font-name="JetBrains Mono" fo:color="#CC7832"/>
    </style:style>
    <style:style style:name="T392" style:parent-style-name="Основнойшрифтабзаца" style:family="text">
      <style:text-properties style:font-name="JetBrains Mono" fo:color="#A9B7C6"/>
    </style:style>
    <style:style style:name="T393" style:parent-style-name="Основнойшрифтабзаца" style:family="text">
      <style:text-properties style:font-name="JetBrains Mono" fo:color="#A9B7C6"/>
    </style:style>
    <style:style style:name="P394" style:parent-style-name="Standard" style:family="paragraph">
      <style:paragraph-properties fo:margin-bottom="0.1965in"/>
      <style:text-properties fo:language="uk" fo:country="UA"/>
    </style:style>
    <style:style style:name="S4" style:family="section">
      <style:section-properties fo:margin-left="0in" fo:margin-right="0in" style:writing-mode="lr-tb"/>
    </style:style>
    <style:style style:name="T39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3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398" style:parent-style-name="Основнойшрифтабзаца" style:family="text">
      <style:text-properties fo:language="uk" fo:country="UA"/>
    </style:style>
    <style:style style:name="T399" style:parent-style-name="Основнойшрифтабзаца" style:family="text">
      <style:text-properties fo:language="uk" fo:country="UA"/>
    </style:style>
    <style:style style:name="T4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3" style:parent-style-name="Основнойшрифтабзаца" style:family="text">
      <style:text-properties fo:language="uk" fo:country="UA"/>
    </style:style>
    <style:style style:name="T404" style:parent-style-name="Основнойшрифтабзаца" style:family="text">
      <style:text-properties fo:language="uk" fo:country="UA"/>
    </style:style>
    <style:style style:name="T4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07" style:parent-style-name="Основнойшрифтабзаца" style:family="text">
      <style:text-properties fo:language="uk" fo:country="UA"/>
    </style:style>
    <style:style style:name="T408" style:parent-style-name="Основнойшрифтабзаца" style:family="text">
      <style:text-properties fo:language="uk" fo:country="UA"/>
    </style:style>
    <style:style style:name="T4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2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6" style:parent-style-name="Основнойшрифтабзаца" style:family="text">
      <style:text-properties fo:language="uk" fo:country="UA"/>
    </style:style>
    <style:style style:name="T4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19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23" style:parent-style-name="Основнойшрифтабзаца" style:family="text">
      <style:text-properties fo:language="uk" fo:country="UA"/>
    </style:style>
    <style:style style:name="T42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6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2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2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0" style:parent-style-name="Основнойшрифтабзаца" style:family="text">
      <style:text-properties fo:language="uk" fo:country="UA"/>
    </style:style>
    <style:style style:name="T431" style:parent-style-name="Основнойшрифтабзаца" style:family="text">
      <style:text-properties fo:language="uk" fo:country="UA"/>
    </style:style>
    <style:style style:name="T43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34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3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7" style:parent-style-name="Основнойшрифтабзаца" style:family="text">
      <style:text-properties fo:language="uk" fo:country="UA"/>
    </style:style>
    <style:style style:name="T4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3" style:parent-style-name="Основнойшрифтабзаца" style:family="text">
      <style:text-properties fo:language="uk" fo:country="UA"/>
    </style:style>
    <style:style style:name="T444" style:parent-style-name="Основнойшрифтабзаца" style:family="text">
      <style:text-properties fo:language="uk" fo:country="UA"/>
    </style:style>
    <style:style style:name="T44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6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4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4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6" style:parent-style-name="Основнойшрифтабзаца" style:family="text">
      <style:text-properties fo:language="uk" fo:country="UA"/>
    </style:style>
    <style:style style:name="T4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58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6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69" style:parent-style-name="Основнойшрифтабзаца" style:family="text">
      <style:text-properties fo:language="uk" fo:country="UA"/>
    </style:style>
    <style:style style:name="T4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1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4" style:parent-style-name="Основнойшрифтабзаца" style:family="text">
      <style:text-properties fo:language="uk" fo:country="UA"/>
    </style:style>
    <style:style style:name="T4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6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47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79" style:parent-style-name="Основнойшрифтабзаца" style:family="text">
      <style:text-properties fo:language="uk" fo:country="UA"/>
    </style:style>
    <style:style style:name="T480" style:parent-style-name="Основнойшрифтабзаца" style:family="text">
      <style:text-properties fo:language="uk" fo:country="UA"/>
    </style:style>
    <style:style style:name="T4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3" style:parent-style-name="Основнойшрифтабзаца" style:family="text">
      <style:text-properties fo:language="uk" fo:country="UA"/>
    </style:style>
    <style:style style:name="T4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5" style:parent-style-name="Основнойшрифтабзаца" style:family="text">
      <style:text-properties style:font-name="JetBrains Mono" fo:font-style="italic" style:font-style-asian="italic" fo:color="#A9B7C6" fo:font-size="10pt" style:font-size-asian="10pt" fo:language="uk" fo:country="UA"/>
    </style:style>
    <style:style style:name="T4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4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0" style:parent-style-name="Основнойшрифтабзаца" style:family="text">
      <style:text-properties fo:language="uk" fo:country="UA"/>
    </style:style>
    <style:style style:name="T49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5" style:parent-style-name="Основнойшрифтабзаца" style:family="text">
      <style:text-properties fo:language="uk" fo:country="UA"/>
    </style:style>
    <style:style style:name="T4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49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498" style:parent-style-name="Основнойшрифтабзаца" style:family="text">
      <style:text-properties fo:language="uk" fo:country="UA"/>
    </style:style>
    <style:style style:name="T4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3" style:parent-style-name="Основнойшрифтабзаца" style:family="text">
      <style:text-properties fo:language="uk" fo:country="UA"/>
    </style:style>
    <style:style style:name="T50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6" style:parent-style-name="Основнойшрифтабзаца" style:family="text">
      <style:text-properties fo:language="uk" fo:country="UA"/>
    </style:style>
    <style:style style:name="T50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2" style:parent-style-name="Основнойшрифтабзаца" style:family="text">
      <style:text-properties fo:language="uk" fo:country="UA"/>
    </style:style>
    <style:style style:name="T5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5" style:parent-style-name="Основнойшрифтабзаца" style:family="text">
      <style:text-properties fo:language="uk" fo:country="UA"/>
    </style:style>
    <style:style style:name="T51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18" style:parent-style-name="Основнойшрифтабзаца" style:family="text">
      <style:text-properties fo:language="uk" fo:country="UA"/>
    </style:style>
    <style:style style:name="T519" style:parent-style-name="Основнойшрифтабзаца" style:family="text">
      <style:text-properties fo:language="uk" fo:country="UA"/>
    </style:style>
    <style:style style:name="T5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3" style:parent-style-name="Основнойшрифтабзаца" style:family="text">
      <style:text-properties fo:language="uk" fo:country="UA"/>
    </style:style>
    <style:style style:name="T5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5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7" style:parent-style-name="Основнойшрифтабзаца" style:family="text">
      <style:text-properties style:font-name="JetBrains Mono" fo:font-style="italic" style:font-style-asian="italic" fo:color="#A9B7C6" fo:font-size="10pt" style:font-size-asian="10pt" fo:language="uk" fo:country="UA"/>
    </style:style>
    <style:style style:name="T5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29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1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3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3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3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3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6" style:parent-style-name="Основнойшрифтабзаца" style:family="text">
      <style:text-properties fo:language="uk" fo:country="UA"/>
    </style:style>
    <style:style style:name="T53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38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43" style:parent-style-name="Основнойшрифтабзаца" style:family="text">
      <style:text-properties fo:language="uk" fo:country="UA"/>
    </style:style>
    <style:style style:name="T5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48" style:parent-style-name="Основнойшрифтабзаца" style:family="text">
      <style:text-properties fo:language="uk" fo:country="UA"/>
    </style:style>
    <style:style style:name="T5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51" style:parent-style-name="Основнойшрифтабзаца" style:family="text">
      <style:text-properties fo:language="uk" fo:country="UA"/>
    </style:style>
    <style:style style:name="T5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4" style:parent-style-name="Основнойшрифтабзаца" style:family="text">
      <style:text-properties fo:language="uk" fo:country="UA"/>
    </style:style>
    <style:style style:name="T555" style:parent-style-name="Основнойшрифтабзаца" style:family="text">
      <style:text-properties fo:language="uk" fo:country="UA"/>
    </style:style>
    <style:style style:name="T55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57" style:parent-style-name="Основнойшрифтабзаца" style:family="text">
      <style:text-properties fo:language="uk" fo:country="UA"/>
    </style:style>
    <style:style style:name="T558" style:parent-style-name="Основнойшрифтабзаца" style:family="text">
      <style:text-properties fo:language="uk" fo:country="UA"/>
    </style:style>
    <style:style style:name="T559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560" style:parent-style-name="Основнойшрифтабзаца" style:family="text">
      <style:text-properties fo:language="uk" fo:country="UA"/>
    </style:style>
    <style:style style:name="T561" style:parent-style-name="Основнойшрифтабзаца" style:family="text">
      <style:text-properties fo:language="uk" fo:country="UA"/>
    </style:style>
    <style:style style:name="T562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56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4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5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6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6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0" style:parent-style-name="Основнойшрифтабзаца" style:family="text">
      <style:text-properties fo:language="uk" fo:country="UA"/>
    </style:style>
    <style:style style:name="T5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7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7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8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1" style:parent-style-name="Основнойшрифтабзаца" style:family="text">
      <style:text-properties fo:language="uk" fo:country="UA"/>
    </style:style>
    <style:style style:name="T582" style:parent-style-name="Основнойшрифтабзаца" style:family="text">
      <style:text-properties fo:language="uk" fo:country="UA"/>
    </style:style>
    <style:style style:name="T58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5" style:parent-style-name="Основнойшрифтабзаца" style:family="text">
      <style:text-properties fo:language="uk" fo:country="UA"/>
    </style:style>
    <style:style style:name="T5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7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5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90" style:parent-style-name="Основнойшрифтабзаца" style:family="text">
      <style:text-properties fo:language="uk" fo:country="UA"/>
    </style:style>
    <style:style style:name="T59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5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59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5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5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0" style:parent-style-name="Основнойшрифтабзаца" style:family="text">
      <style:text-properties fo:language="uk" fo:country="UA"/>
    </style:style>
    <style:style style:name="T6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2" style:parent-style-name="Основнойшрифтабзаца" style:family="text">
      <style:text-properties fo:language="uk" fo:country="UA"/>
    </style:style>
    <style:style style:name="T6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7" style:parent-style-name="Основнойшрифтабзаца" style:family="text">
      <style:text-properties fo:language="uk" fo:country="UA"/>
    </style:style>
    <style:style style:name="T6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0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16" style:parent-style-name="Основнойшрифтабзаца" style:family="text">
      <style:text-properties fo:language="uk" fo:country="UA"/>
    </style:style>
    <style:style style:name="T6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1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4" style:parent-style-name="Основнойшрифтабзаца" style:family="text">
      <style:text-properties fo:language="uk" fo:country="UA"/>
    </style:style>
    <style:style style:name="T6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6" style:parent-style-name="Основнойшрифтабзаца" style:family="text">
      <style:text-properties fo:language="uk" fo:country="UA"/>
    </style:style>
    <style:style style:name="T62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29" style:parent-style-name="Основнойшрифтабзаца" style:family="text">
      <style:text-properties fo:language="uk" fo:country="UA"/>
    </style:style>
    <style:style style:name="T6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31" style:parent-style-name="Основнойшрифтабзаца" style:family="text">
      <style:text-properties fo:language="uk" fo:country="UA"/>
    </style:style>
    <style:style style:name="T632" style:parent-style-name="Основнойшрифтабзаца" style:family="text">
      <style:text-properties fo:language="uk" fo:country="UA"/>
    </style:style>
    <style:style style:name="T6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35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636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6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0" style:parent-style-name="Основнойшрифтабзаца" style:family="text">
      <style:text-properties fo:language="uk" fo:country="UA"/>
    </style:style>
    <style:style style:name="T6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45" style:parent-style-name="Основнойшрифтабзаца" style:family="text">
      <style:text-properties fo:language="uk" fo:country="UA"/>
    </style:style>
    <style:style style:name="T6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48" style:parent-style-name="Основнойшрифтабзаца" style:family="text">
      <style:text-properties fo:language="uk" fo:country="UA"/>
    </style:style>
    <style:style style:name="T6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2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6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5" style:parent-style-name="Основнойшрифтабзаца" style:family="text">
      <style:text-properties fo:language="uk" fo:country="UA"/>
    </style:style>
    <style:style style:name="T656" style:parent-style-name="Основнойшрифтабзаца" style:family="text">
      <style:text-properties fo:language="uk" fo:country="UA"/>
    </style:style>
    <style:style style:name="T65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59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6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1" style:parent-style-name="Основнойшрифтабзаца" style:family="text">
      <style:text-properties fo:language="uk" fo:country="UA"/>
    </style:style>
    <style:style style:name="T6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0" style:parent-style-name="Основнойшрифтабзаца" style:family="text">
      <style:text-properties fo:language="uk" fo:country="UA"/>
    </style:style>
    <style:style style:name="T67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2" style:parent-style-name="Основнойшрифтабзаца" style:family="text">
      <style:text-properties fo:language="uk" fo:country="UA"/>
    </style:style>
    <style:style style:name="T6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7" style:parent-style-name="Основнойшрифтабзаца" style:family="text">
      <style:text-properties fo:language="uk" fo:country="UA"/>
    </style:style>
    <style:style style:name="T6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7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6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6" style:parent-style-name="Основнойшрифтабзаца" style:family="text">
      <style:text-properties fo:language="uk" fo:country="UA"/>
    </style:style>
    <style:style style:name="T6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88" style:parent-style-name="Основнойшрифтабзаца" style:family="text">
      <style:text-properties fo:language="uk" fo:country="UA"/>
    </style:style>
    <style:style style:name="T6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1" style:parent-style-name="Основнойшрифтабзаца" style:family="text">
      <style:text-properties fo:language="uk" fo:country="UA"/>
    </style:style>
    <style:style style:name="T692" style:parent-style-name="Основнойшрифтабзаца" style:family="text">
      <style:text-properties fo:language="uk" fo:country="UA"/>
    </style:style>
    <style:style style:name="T6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6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6" style:parent-style-name="Основнойшрифтабзаца" style:family="text">
      <style:text-properties fo:language="uk" fo:country="UA"/>
    </style:style>
    <style:style style:name="T6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69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6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0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05" style:parent-style-name="Основнойшрифтабзаца" style:family="text">
      <style:text-properties fo:language="uk" fo:country="UA"/>
    </style:style>
    <style:style style:name="T706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707" style:parent-style-name="Основнойшрифтабзаца" style:family="text">
      <style:text-properties fo:language="uk" fo:country="UA"/>
    </style:style>
    <style:style style:name="T708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7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0" style:parent-style-name="Основнойшрифтабзаца" style:family="text">
      <style:text-properties fo:language="uk" fo:country="UA"/>
    </style:style>
    <style:style style:name="T7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13" style:parent-style-name="Основнойшрифтабзаца" style:family="text">
      <style:text-properties fo:language="uk" fo:country="UA"/>
    </style:style>
    <style:style style:name="T7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15" style:parent-style-name="Основнойшрифтабзаца" style:family="text">
      <style:text-properties fo:language="uk" fo:country="UA"/>
    </style:style>
    <style:style style:name="T716" style:parent-style-name="Основнойшрифтабзаца" style:family="text">
      <style:text-properties fo:language="uk" fo:country="UA"/>
    </style:style>
    <style:style style:name="T7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1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0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72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4" style:parent-style-name="Основнойшрифтабзаца" style:family="text">
      <style:text-properties fo:language="uk" fo:country="UA"/>
    </style:style>
    <style:style style:name="T7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2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2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28" style:parent-style-name="Основнойшрифтабзаца" style:family="text">
      <style:text-properties fo:language="uk" fo:country="UA"/>
    </style:style>
    <style:style style:name="T729" style:parent-style-name="Основнойшрифтабзаца" style:family="text">
      <style:text-properties fo:language="uk" fo:country="UA"/>
    </style:style>
    <style:style style:name="T7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2" style:parent-style-name="Основнойшрифтабзаца" style:family="text">
      <style:text-properties fo:language="uk" fo:country="UA"/>
    </style:style>
    <style:style style:name="T7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4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7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3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7" style:parent-style-name="Основнойшрифтабзаца" style:family="text">
      <style:text-properties fo:language="uk" fo:country="UA"/>
    </style:style>
    <style:style style:name="T7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3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0" style:parent-style-name="Основнойшрифтабзаца" style:family="text">
      <style:text-properties fo:language="uk" fo:country="UA"/>
    </style:style>
    <style:style style:name="T7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2" style:parent-style-name="Основнойшрифтабзаца" style:family="text">
      <style:text-properties fo:language="uk" fo:country="UA"/>
    </style:style>
    <style:style style:name="T7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4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49" style:parent-style-name="Основнойшрифтабзаца" style:family="text">
      <style:text-properties fo:language="uk" fo:country="UA"/>
    </style:style>
    <style:style style:name="T750" style:parent-style-name="Основнойшрифтабзаца" style:family="text">
      <style:text-properties fo:language="uk" fo:country="UA"/>
    </style:style>
    <style:style style:name="T75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54" style:parent-style-name="Основнойшрифтабзаца" style:family="text">
      <style:text-properties fo:language="uk" fo:country="UA"/>
    </style:style>
    <style:style style:name="T7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5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59" style:parent-style-name="Основнойшрифтабзаца" style:family="text">
      <style:text-properties fo:language="uk" fo:country="UA"/>
    </style:style>
    <style:style style:name="T76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2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76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7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6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69" style:parent-style-name="Основнойшрифтабзаца" style:family="text">
      <style:text-properties fo:language="uk" fo:country="UA"/>
    </style:style>
    <style:style style:name="T77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7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3" style:parent-style-name="Основнойшрифтабзаца" style:family="text">
      <style:text-properties fo:language="uk" fo:country="UA"/>
    </style:style>
    <style:style style:name="T77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7" style:parent-style-name="Основнойшрифтабзаца" style:family="text">
      <style:text-properties fo:language="uk" fo:country="UA"/>
    </style:style>
    <style:style style:name="T7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7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0" style:parent-style-name="Основнойшрифтабзаца" style:family="text">
      <style:text-properties fo:language="uk" fo:country="UA"/>
    </style:style>
    <style:style style:name="T7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2" style:parent-style-name="Основнойшрифтабзаца" style:family="text">
      <style:text-properties fo:language="uk" fo:country="UA"/>
    </style:style>
    <style:style style:name="T78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5" style:parent-style-name="Основнойшрифтабзаца" style:family="text">
      <style:text-properties fo:language="uk" fo:country="UA"/>
    </style:style>
    <style:style style:name="T78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8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0" style:parent-style-name="Основнойшрифтабзаца" style:family="text">
      <style:text-properties fo:language="uk" fo:country="UA"/>
    </style:style>
    <style:style style:name="T7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3" style:parent-style-name="Основнойшрифтабзаца" style:family="text">
      <style:text-properties fo:language="uk" fo:country="UA"/>
    </style:style>
    <style:style style:name="T7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6" style:parent-style-name="Основнойшрифтабзаца" style:family="text">
      <style:text-properties fo:language="uk" fo:country="UA"/>
    </style:style>
    <style:style style:name="T7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79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79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1" style:parent-style-name="Основнойшрифтабзаца" style:family="text">
      <style:text-properties fo:language="uk" fo:country="UA"/>
    </style:style>
    <style:style style:name="T8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04" style:parent-style-name="Основнойшрифтабзаца" style:family="text">
      <style:text-properties fo:language="uk" fo:country="UA"/>
    </style:style>
    <style:style style:name="T805" style:parent-style-name="Основнойшрифтабзаца" style:family="text">
      <style:text-properties fo:language="uk" fo:country="UA"/>
    </style:style>
    <style:style style:name="T8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0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08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8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4" style:parent-style-name="Основнойшрифтабзаца" style:family="text">
      <style:text-properties fo:language="uk" fo:country="UA"/>
    </style:style>
    <style:style style:name="T8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6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8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1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2" style:parent-style-name="Основнойшрифтабзаца" style:family="text">
      <style:text-properties fo:language="uk" fo:country="UA"/>
    </style:style>
    <style:style style:name="T823" style:parent-style-name="Основнойшрифтабзаца" style:family="text">
      <style:text-properties fo:language="uk" fo:country="UA"/>
    </style:style>
    <style:style style:name="T82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2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2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2" style:parent-style-name="Основнойшрифтабзаца" style:family="text">
      <style:text-properties fo:language="uk" fo:country="UA"/>
    </style:style>
    <style:style style:name="T83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3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5" style:parent-style-name="Основнойшрифтабзаца" style:family="text">
      <style:text-properties fo:language="uk" fo:country="UA"/>
    </style:style>
    <style:style style:name="T83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7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8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3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0" style:parent-style-name="Основнойшрифтабзаца" style:family="text">
      <style:text-properties fo:language="uk" fo:country="UA"/>
    </style:style>
    <style:style style:name="T84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5" style:parent-style-name="Основнойшрифтабзаца" style:family="text">
      <style:text-properties fo:language="uk" fo:country="UA"/>
    </style:style>
    <style:style style:name="T8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4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48" style:parent-style-name="Основнойшрифтабзаца" style:family="text">
      <style:text-properties fo:language="uk" fo:country="UA"/>
    </style:style>
    <style:style style:name="T8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1" style:parent-style-name="Основнойшрифтабзаца" style:family="text">
      <style:text-properties fo:language="uk" fo:country="UA"/>
    </style:style>
    <style:style style:name="T8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3" style:parent-style-name="Основнойшрифтабзаца" style:family="text">
      <style:text-properties fo:language="uk" fo:country="UA"/>
    </style:style>
    <style:style style:name="T854" style:parent-style-name="Основнойшрифтабзаца" style:family="text">
      <style:text-properties fo:language="uk" fo:country="UA"/>
    </style:style>
    <style:style style:name="T8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57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8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59" style:parent-style-name="Основнойшрифтабзаца" style:family="text">
      <style:text-properties fo:language="uk" fo:country="UA"/>
    </style:style>
    <style:style style:name="T8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63" style:parent-style-name="Основнойшрифтабзаца" style:family="text">
      <style:text-properties fo:language="uk" fo:country="UA"/>
    </style:style>
    <style:style style:name="T8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65" style:parent-style-name="Основнойшрифтабзаца" style:family="text">
      <style:text-properties fo:language="uk" fo:country="UA"/>
    </style:style>
    <style:style style:name="T86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68" style:parent-style-name="Основнойшрифтабзаца" style:family="text">
      <style:text-properties fo:language="uk" fo:country="UA"/>
    </style:style>
    <style:style style:name="T86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8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4" style:parent-style-name="Основнойшрифтабзаца" style:family="text">
      <style:text-properties fo:language="uk" fo:country="UA"/>
    </style:style>
    <style:style style:name="T8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8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7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82" style:parent-style-name="Основнойшрифтабзаца" style:family="text">
      <style:text-properties fo:language="uk" fo:country="UA"/>
    </style:style>
    <style:style style:name="T88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5" style:parent-style-name="Основнойшрифтабзаца" style:family="text">
      <style:text-properties fo:language="uk" fo:country="UA"/>
    </style:style>
    <style:style style:name="T8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7" style:parent-style-name="Основнойшрифтабзаца" style:family="text">
      <style:text-properties fo:language="uk" fo:country="UA"/>
    </style:style>
    <style:style style:name="T88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4" style:parent-style-name="Основнойшрифтабзаца" style:family="text">
      <style:text-properties fo:language="uk" fo:country="UA"/>
    </style:style>
    <style:style style:name="T89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8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8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89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0" style:parent-style-name="Основнойшрифтабзаца" style:family="text">
      <style:text-properties fo:language="uk" fo:country="UA"/>
    </style:style>
    <style:style style:name="T90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0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0" style:parent-style-name="Основнойшрифтабзаца" style:family="text">
      <style:text-properties fo:language="uk" fo:country="UA"/>
    </style:style>
    <style:style style:name="T9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3" style:parent-style-name="Основнойшрифтабзаца" style:family="text">
      <style:text-properties fo:language="uk" fo:country="UA"/>
    </style:style>
    <style:style style:name="T9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6" style:parent-style-name="Основнойшрифтабзаца" style:family="text">
      <style:text-properties fo:language="uk" fo:country="UA"/>
    </style:style>
    <style:style style:name="T9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1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1" style:parent-style-name="Основнойшрифтабзаца" style:family="text">
      <style:text-properties fo:language="uk" fo:country="UA"/>
    </style:style>
    <style:style style:name="T9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3" style:parent-style-name="Основнойшрифтабзаца" style:family="text">
      <style:text-properties fo:language="uk" fo:country="UA"/>
    </style:style>
    <style:style style:name="T9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5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2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0" style:parent-style-name="Основнойшрифтабзаца" style:family="text">
      <style:text-properties fo:language="uk" fo:country="UA"/>
    </style:style>
    <style:style style:name="T9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34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39" style:parent-style-name="Основнойшрифтабзаца" style:family="text">
      <style:text-properties fo:language="uk" fo:country="UA"/>
    </style:style>
    <style:style style:name="T9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2" style:parent-style-name="Основнойшрифтабзаца" style:family="text">
      <style:text-properties fo:language="uk" fo:country="UA"/>
    </style:style>
    <style:style style:name="T9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44" style:parent-style-name="Основнойшрифтабзаца" style:family="text">
      <style:text-properties fo:language="uk" fo:country="UA"/>
    </style:style>
    <style:style style:name="T945" style:parent-style-name="Основнойшрифтабзаца" style:family="text">
      <style:text-properties fo:language="uk" fo:country="UA"/>
    </style:style>
    <style:style style:name="T946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947" style:parent-style-name="Основнойшрифтабзаца" style:family="text">
      <style:text-properties fo:language="uk" fo:country="UA"/>
    </style:style>
    <style:style style:name="T948" style:parent-style-name="Основнойшрифтабзаца" style:family="text">
      <style:text-properties fo:language="uk" fo:country="UA"/>
    </style:style>
    <style:style style:name="T949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9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1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9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5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5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3" style:parent-style-name="Основнойшрифтабзаца" style:family="text">
      <style:text-properties fo:language="uk" fo:country="UA"/>
    </style:style>
    <style:style style:name="T9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6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7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79" style:parent-style-name="Основнойшрифтабзаца" style:family="text">
      <style:text-properties fo:language="uk" fo:country="UA"/>
    </style:style>
    <style:style style:name="T980" style:parent-style-name="Основнойшрифтабзаца" style:family="text">
      <style:text-properties fo:language="uk" fo:country="UA"/>
    </style:style>
    <style:style style:name="T9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3" style:parent-style-name="Основнойшрифтабзаца" style:family="text">
      <style:text-properties fo:language="uk" fo:country="UA"/>
    </style:style>
    <style:style style:name="T9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5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9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88" style:parent-style-name="Основнойшрифтабзаца" style:family="text">
      <style:text-properties fo:language="uk" fo:country="UA"/>
    </style:style>
    <style:style style:name="T9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1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99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9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99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999" style:parent-style-name="Основнойшрифтабзаца" style:family="text">
      <style:text-properties fo:language="uk" fo:country="UA"/>
    </style:style>
    <style:style style:name="T10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01" style:parent-style-name="Основнойшрифтабзаца" style:family="text">
      <style:text-properties fo:language="uk" fo:country="UA"/>
    </style:style>
    <style:style style:name="T10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6" style:parent-style-name="Основнойшрифтабзаца" style:family="text">
      <style:text-properties fo:language="uk" fo:country="UA"/>
    </style:style>
    <style:style style:name="T10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0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0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5" style:parent-style-name="Основнойшрифтабзаца" style:family="text">
      <style:text-properties fo:language="uk" fo:country="UA"/>
    </style:style>
    <style:style style:name="T101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1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2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2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2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24" style:parent-style-name="Основнойшрифтабзаца" style:family="text">
      <style:text-properties fo:language="uk" fo:country="UA"/>
    </style:style>
    <style:style style:name="T10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26" style:parent-style-name="Основнойшрифтабзаца" style:family="text">
      <style:text-properties fo:language="uk" fo:country="UA"/>
    </style:style>
    <style:style style:name="T102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29" style:parent-style-name="Основнойшрифтабзаца" style:family="text">
      <style:text-properties fo:language="uk" fo:country="UA"/>
    </style:style>
    <style:style style:name="T10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31" style:parent-style-name="Основнойшрифтабзаца" style:family="text">
      <style:text-properties fo:language="uk" fo:country="UA"/>
    </style:style>
    <style:style style:name="T1032" style:parent-style-name="Основнойшрифтабзаца" style:family="text">
      <style:text-properties fo:language="uk" fo:country="UA"/>
    </style:style>
    <style:style style:name="T103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35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103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3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39" style:parent-style-name="Основнойшрифтабзаца" style:family="text">
      <style:text-properties fo:language="uk" fo:country="UA"/>
    </style:style>
    <style:style style:name="T104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4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4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44" style:parent-style-name="Основнойшрифтабзаца" style:family="text">
      <style:text-properties fo:language="uk" fo:country="UA"/>
    </style:style>
    <style:style style:name="T104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47" style:parent-style-name="Основнойшрифтабзаца" style:family="text">
      <style:text-properties fo:language="uk" fo:country="UA"/>
    </style:style>
    <style:style style:name="T10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51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0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5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54" style:parent-style-name="Основнойшрифтабзаца" style:family="text">
      <style:text-properties fo:language="uk" fo:country="UA"/>
    </style:style>
    <style:style style:name="T1055" style:parent-style-name="Основнойшрифтабзаца" style:family="text">
      <style:text-properties fo:language="uk" fo:country="UA"/>
    </style:style>
    <style:style style:name="T10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58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10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1" style:parent-style-name="Основнойшрифтабзаца" style:family="text">
      <style:text-properties fo:language="uk" fo:country="UA"/>
    </style:style>
    <style:style style:name="T10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3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70" style:parent-style-name="Основнойшрифтабзаца" style:family="text">
      <style:text-properties fo:language="uk" fo:country="UA"/>
    </style:style>
    <style:style style:name="T107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72" style:parent-style-name="Основнойшрифтабзаца" style:family="text">
      <style:text-properties fo:language="uk" fo:country="UA"/>
    </style:style>
    <style:style style:name="T107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7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77" style:parent-style-name="Основнойшрифтабзаца" style:family="text">
      <style:text-properties fo:language="uk" fo:country="UA"/>
    </style:style>
    <style:style style:name="T10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7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8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8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8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08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8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86" style:parent-style-name="Основнойшрифтабзаца" style:family="text">
      <style:text-properties fo:language="uk" fo:country="UA"/>
    </style:style>
    <style:style style:name="T10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88" style:parent-style-name="Основнойшрифтабзаца" style:family="text">
      <style:text-properties fo:language="uk" fo:country="UA"/>
    </style:style>
    <style:style style:name="T10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9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91" style:parent-style-name="Основнойшрифтабзаца" style:family="text">
      <style:text-properties fo:language="uk" fo:country="UA"/>
    </style:style>
    <style:style style:name="T1092" style:parent-style-name="Основнойшрифтабзаца" style:family="text">
      <style:text-properties fo:language="uk" fo:country="UA"/>
    </style:style>
    <style:style style:name="T10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0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96" style:parent-style-name="Основнойшрифтабзаца" style:family="text">
      <style:text-properties fo:language="uk" fo:country="UA"/>
    </style:style>
    <style:style style:name="T10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09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0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0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0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0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0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04" style:parent-style-name="Основнойшрифтабзаца" style:family="text">
      <style:text-properties fo:language="uk" fo:country="UA"/>
    </style:style>
    <style:style style:name="T110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0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0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1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0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12" style:parent-style-name="Основнойшрифтабзаца" style:family="text">
      <style:text-properties fo:language="uk" fo:country="UA"/>
    </style:style>
    <style:style style:name="T111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14" style:parent-style-name="Основнойшрифтабзаца" style:family="text">
      <style:text-properties fo:language="uk" fo:country="UA"/>
    </style:style>
    <style:style style:name="T111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1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17" style:parent-style-name="Основнойшрифтабзаца" style:family="text">
      <style:text-properties fo:language="uk" fo:country="UA"/>
    </style:style>
    <style:style style:name="T11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19" style:parent-style-name="Основнойшрифтабзаца" style:family="text">
      <style:text-properties fo:language="uk" fo:country="UA"/>
    </style:style>
    <style:style style:name="T1120" style:parent-style-name="Основнойшрифтабзаца" style:family="text">
      <style:text-properties fo:language="uk" fo:country="UA"/>
    </style:style>
    <style:style style:name="T112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24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11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2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28" style:parent-style-name="Основнойшрифтабзаца" style:family="text">
      <style:text-properties fo:language="uk" fo:country="UA"/>
    </style:style>
    <style:style style:name="T11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3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32" style:parent-style-name="Основнойшрифтабзаца" style:family="text">
      <style:text-properties fo:language="uk" fo:country="UA"/>
    </style:style>
    <style:style style:name="T1133" style:parent-style-name="Основнойшрифтабзаца" style:family="text">
      <style:text-properties fo:language="uk" fo:country="UA"/>
    </style:style>
    <style:style style:name="T113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36" style:parent-style-name="Основнойшрифтабзаца" style:family="text">
      <style:text-properties fo:language="uk" fo:country="UA"/>
    </style:style>
    <style:style style:name="T11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39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14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4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42" style:parent-style-name="Основнойшрифтабзаца" style:family="text">
      <style:text-properties fo:language="uk" fo:country="UA"/>
    </style:style>
    <style:style style:name="T114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4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45" style:parent-style-name="Основнойшрифтабзаца" style:family="text">
      <style:text-properties fo:language="uk" fo:country="UA"/>
    </style:style>
    <style:style style:name="T11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47" style:parent-style-name="Основнойшрифтабзаца" style:family="text">
      <style:text-properties fo:language="uk" fo:country="UA"/>
    </style:style>
    <style:style style:name="T11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4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5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5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5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5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54" style:parent-style-name="Основнойшрифтабзаца" style:family="text">
      <style:text-properties fo:language="uk" fo:country="UA"/>
    </style:style>
    <style:style style:name="T1155" style:parent-style-name="Основнойшрифтабзаца" style:family="text">
      <style:text-properties fo:language="uk" fo:country="UA"/>
    </style:style>
    <style:style style:name="T11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58" style:parent-style-name="Основнойшрифтабзаца" style:family="text">
      <style:text-properties fo:language="uk" fo:country="UA"/>
    </style:style>
    <style:style style:name="T11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6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63" style:parent-style-name="Основнойшрифтабзаца" style:family="text">
      <style:text-properties fo:language="uk" fo:country="UA"/>
    </style:style>
    <style:style style:name="T11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66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1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6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6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7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17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7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73" style:parent-style-name="Основнойшрифтабзаца" style:family="text">
      <style:text-properties fo:language="uk" fo:country="UA"/>
    </style:style>
    <style:style style:name="T117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7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7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77" style:parent-style-name="Основнойшрифтабзаца" style:family="text">
      <style:text-properties fo:language="uk" fo:country="UA"/>
    </style:style>
    <style:style style:name="T117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7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8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81" style:parent-style-name="Основнойшрифтабзаца" style:family="text">
      <style:text-properties fo:language="uk" fo:country="UA"/>
    </style:style>
    <style:style style:name="T118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8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84" style:parent-style-name="Основнойшрифтабзаца" style:family="text">
      <style:text-properties fo:language="uk" fo:country="UA"/>
    </style:style>
    <style:style style:name="T118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86" style:parent-style-name="Основнойшрифтабзаца" style:family="text">
      <style:text-properties fo:language="uk" fo:country="UA"/>
    </style:style>
    <style:style style:name="T118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8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89" style:parent-style-name="Основнойшрифтабзаца" style:family="text">
      <style:text-properties fo:language="uk" fo:country="UA"/>
    </style:style>
    <style:style style:name="T119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94" style:parent-style-name="Основнойшрифтабзаца" style:family="text">
      <style:text-properties fo:language="uk" fo:country="UA"/>
    </style:style>
    <style:style style:name="T11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19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97" style:parent-style-name="Основнойшрифтабзаца" style:family="text">
      <style:text-properties fo:language="uk" fo:country="UA"/>
    </style:style>
    <style:style style:name="T119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1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00" style:parent-style-name="Основнойшрифтабзаца" style:family="text">
      <style:text-properties fo:language="uk" fo:country="UA"/>
    </style:style>
    <style:style style:name="T12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0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0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05" style:parent-style-name="Основнойшрифтабзаца" style:family="text">
      <style:text-properties fo:language="uk" fo:country="UA"/>
    </style:style>
    <style:style style:name="T120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0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08" style:parent-style-name="Основнойшрифтабзаца" style:family="text">
      <style:text-properties fo:language="uk" fo:country="UA"/>
    </style:style>
    <style:style style:name="T1209" style:parent-style-name="Основнойшрифтабзаца" style:family="text">
      <style:text-properties fo:language="uk" fo:country="UA"/>
    </style:style>
    <style:style style:name="T121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12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12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1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1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1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1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1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2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2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2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2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24" style:parent-style-name="Основнойшрифтабзаца" style:family="text">
      <style:text-properties fo:language="uk" fo:country="UA"/>
    </style:style>
    <style:style style:name="T122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26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22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2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2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3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31" style:parent-style-name="Основнойшрифтабзаца" style:family="text">
      <style:text-properties fo:language="uk" fo:country="UA"/>
    </style:style>
    <style:style style:name="T1232" style:parent-style-name="Основнойшрифтабзаца" style:family="text">
      <style:text-properties fo:language="uk" fo:country="UA"/>
    </style:style>
    <style:style style:name="T123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3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3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3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3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3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3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41" style:parent-style-name="Основнойшрифтабзаца" style:family="text">
      <style:text-properties fo:language="uk" fo:country="UA"/>
    </style:style>
    <style:style style:name="T124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4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4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4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4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4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4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4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51" style:parent-style-name="Основнойшрифтабзаца" style:family="text">
      <style:text-properties fo:language="uk" fo:country="UA"/>
    </style:style>
    <style:style style:name="T12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5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5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5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5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5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60" style:parent-style-name="Основнойшрифтабзаца" style:family="text">
      <style:text-properties fo:language="uk" fo:country="UA"/>
    </style:style>
    <style:style style:name="T126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6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6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6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6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6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6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6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2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70" style:parent-style-name="Основнойшрифтабзаца" style:family="text">
      <style:text-properties fo:language="uk" fo:country="UA"/>
    </style:style>
    <style:style style:name="T127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73" style:parent-style-name="Основнойшрифтабзаца" style:family="text">
      <style:text-properties fo:language="uk" fo:country="UA"/>
    </style:style>
    <style:style style:name="T12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75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2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7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78" style:parent-style-name="Основнойшрифтабзаца" style:family="text">
      <style:text-properties fo:language="uk" fo:country="UA"/>
    </style:style>
    <style:style style:name="T12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8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28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8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83" style:parent-style-name="Основнойшрифтабзаца" style:family="text">
      <style:text-properties fo:language="uk" fo:country="UA"/>
    </style:style>
    <style:style style:name="T128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85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28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8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88" style:parent-style-name="Основнойшрифтабзаца" style:family="text">
      <style:text-properties fo:language="uk" fo:country="UA"/>
    </style:style>
    <style:style style:name="T128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90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2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9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93" style:parent-style-name="Основнойшрифтабзаца" style:family="text">
      <style:text-properties fo:language="uk" fo:country="UA"/>
    </style:style>
    <style:style style:name="T129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9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9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29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298" style:parent-style-name="Основнойшрифтабзаца" style:family="text">
      <style:text-properties fo:language="uk" fo:country="UA"/>
    </style:style>
    <style:style style:name="T129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0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01" style:parent-style-name="Основнойшрифтабзаца" style:family="text">
      <style:text-properties fo:language="uk" fo:country="UA"/>
    </style:style>
    <style:style style:name="T13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0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04" style:parent-style-name="Основнойшрифтабзаца" style:family="text">
      <style:text-properties fo:language="uk" fo:country="UA"/>
    </style:style>
    <style:style style:name="T13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06" style:parent-style-name="Основнойшрифтабзаца" style:family="text">
      <style:text-properties fo:language="uk" fo:country="UA"/>
    </style:style>
    <style:style style:name="T1307" style:parent-style-name="Основнойшрифтабзаца" style:family="text">
      <style:text-properties fo:language="uk" fo:country="UA"/>
    </style:style>
    <style:style style:name="T13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10" style:parent-style-name="Основнойшрифтабзаца" style:family="text">
      <style:text-properties style:font-name="JetBrains Mono" fo:color="#FFC66D" fo:font-size="10pt" style:font-size-asian="10pt" fo:language="uk" fo:country="UA"/>
    </style:style>
    <style:style style:name="T131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1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1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14" style:parent-style-name="Основнойшрифтабзаца" style:family="text">
      <style:text-properties fo:language="uk" fo:country="UA"/>
    </style:style>
    <style:style style:name="T131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1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1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18" style:parent-style-name="Основнойшрифтабзаца" style:family="text">
      <style:text-properties fo:language="uk" fo:country="UA"/>
    </style:style>
    <style:style style:name="T131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20" style:parent-style-name="Основнойшрифтабзаца" style:family="text">
      <style:text-properties fo:language="uk" fo:country="UA"/>
    </style:style>
    <style:style style:name="T132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23" style:parent-style-name="Основнойшрифтабзаца" style:family="text">
      <style:text-properties fo:language="uk" fo:country="UA"/>
    </style:style>
    <style:style style:name="T132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25" style:parent-style-name="Основнойшрифтабзаца" style:family="text">
      <style:text-properties style:font-name="JetBrains Mono" fo:color="#9876AA" fo:font-size="10pt" style:font-size-asian="10pt" fo:language="uk" fo:country="UA"/>
    </style:style>
    <style:style style:name="T13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2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28" style:parent-style-name="Основнойшрифтабзаца" style:family="text">
      <style:text-properties fo:language="uk" fo:country="UA"/>
    </style:style>
    <style:style style:name="T132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31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33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3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3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3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36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3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3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39" style:parent-style-name="Основнойшрифтабзаца" style:family="text">
      <style:text-properties fo:language="uk" fo:country="UA"/>
    </style:style>
    <style:style style:name="T134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4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42" style:parent-style-name="Основнойшрифтабзаца" style:family="text">
      <style:text-properties fo:language="uk" fo:country="UA"/>
    </style:style>
    <style:style style:name="T134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44" style:parent-style-name="Основнойшрифтабзаца" style:family="text">
      <style:text-properties fo:language="uk" fo:country="UA"/>
    </style:style>
    <style:style style:name="T134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4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4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48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4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50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51" style:parent-style-name="Основнойшрифтабзаца" style:family="text">
      <style:text-properties fo:language="uk" fo:country="UA"/>
    </style:style>
    <style:style style:name="T135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5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54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5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56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57" style:parent-style-name="Основнойшрифтабзаца" style:family="text">
      <style:text-properties fo:language="uk" fo:country="UA"/>
    </style:style>
    <style:style style:name="T1358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5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6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6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6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63" style:parent-style-name="Основнойшрифтабзаца" style:family="text">
      <style:text-properties fo:language="uk" fo:country="UA"/>
    </style:style>
    <style:style style:name="T136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6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6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6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6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6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70" style:parent-style-name="Основнойшрифтабзаца" style:family="text">
      <style:text-properties fo:language="uk" fo:country="UA"/>
    </style:style>
    <style:style style:name="T137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7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73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7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75" style:parent-style-name="Основнойшрифтабзаца" style:family="text">
      <style:text-properties style:font-name="JetBrains Mono" fo:color="#6897BB" fo:font-size="10pt" style:font-size-asian="10pt" fo:language="uk" fo:country="UA"/>
    </style:style>
    <style:style style:name="T137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77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7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7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8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8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82" style:parent-style-name="Основнойшрифтабзаца" style:family="text">
      <style:text-properties fo:language="uk" fo:country="UA"/>
    </style:style>
    <style:style style:name="T1383" style:parent-style-name="Основнойшрифтабзаца" style:family="text">
      <style:text-properties fo:language="uk" fo:country="UA"/>
    </style:style>
    <style:style style:name="T138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38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86" style:parent-style-name="Основнойшрифтабзаца" style:family="text">
      <style:text-properties fo:language="uk" fo:country="UA"/>
    </style:style>
    <style:style style:name="T1387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88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389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9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2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93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5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9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7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39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39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400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401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02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03" style:parent-style-name="Основнойшрифтабзаца" style:family="text">
      <style:text-properties fo:language="uk" fo:country="UA"/>
    </style:style>
    <style:style style:name="T1404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05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06" style:parent-style-name="Основнойшрифтабзаца" style:family="text">
      <style:text-properties fo:language="uk" fo:country="UA"/>
    </style:style>
    <style:style style:name="T1407" style:parent-style-name="Основнойшрифтабзаца" style:family="text">
      <style:text-properties fo:language="uk" fo:country="UA"/>
    </style:style>
    <style:style style:name="T140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09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10" style:parent-style-name="Основнойшрифтабзаца" style:family="text">
      <style:text-properties fo:language="uk" fo:country="UA"/>
    </style:style>
    <style:style style:name="T141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1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1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1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15" style:parent-style-name="Основнойшрифтабзаца" style:family="text">
      <style:text-properties fo:language="uk" fo:country="UA"/>
    </style:style>
    <style:style style:name="T141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17" style:parent-style-name="Основнойшрифтабзаца" style:family="text">
      <style:text-properties fo:language="uk" fo:country="UA"/>
    </style:style>
    <style:style style:name="T141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19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42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21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42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2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24" style:parent-style-name="Основнойшрифтабзаца" style:family="text">
      <style:text-properties fo:language="uk" fo:country="UA"/>
    </style:style>
    <style:style style:name="T1425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2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27" style:parent-style-name="Основнойшрифтабзаца" style:family="text">
      <style:text-properties style:font-name="JetBrains Mono" fo:font-style="italic" style:font-style-asian="italic" fo:color="#9876AA" fo:font-size="10pt" style:font-size-asian="10pt" fo:language="uk" fo:country="UA"/>
    </style:style>
    <style:style style:name="T1428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29" style:parent-style-name="Основнойшрифтабзаца" style:family="text">
      <style:text-properties style:font-name="JetBrains Mono" fo:color="#6A8759" fo:font-size="10pt" style:font-size-asian="10pt" fo:language="uk" fo:country="UA"/>
    </style:style>
    <style:style style:name="T1430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31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32" style:parent-style-name="Основнойшрифтабзаца" style:family="text">
      <style:text-properties fo:language="uk" fo:country="UA"/>
    </style:style>
    <style:style style:name="T1433" style:parent-style-name="Основнойшрифтабзаца" style:family="text">
      <style:text-properties style:font-name="JetBrains Mono" fo:color="#CC7832" fo:font-size="10pt" style:font-size-asian="10pt" fo:language="uk" fo:country="UA"/>
    </style:style>
    <style:style style:name="T1434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35" style:parent-style-name="Основнойшрифтабзаца" style:family="text">
      <style:text-properties fo:language="uk" fo:country="UA"/>
    </style:style>
    <style:style style:name="T1436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37" style:parent-style-name="Основнойшрифтабзаца" style:family="text">
      <style:text-properties fo:language="uk" fo:country="UA"/>
    </style:style>
    <style:style style:name="T1438" style:parent-style-name="Основнойшрифтабзаца" style:family="text">
      <style:text-properties fo:language="uk" fo:country="UA"/>
    </style:style>
    <style:style style:name="T1439" style:parent-style-name="Основнойшрифтабзаца" style:family="text">
      <style:text-properties style:font-name="JetBrains Mono" fo:color="#808080" fo:font-size="10pt" style:font-size-asian="10pt" fo:language="uk" fo:country="UA"/>
    </style:style>
    <style:style style:name="T1440" style:parent-style-name="Основнойшрифтабзаца" style:family="text">
      <style:text-properties fo:language="uk" fo:country="UA"/>
    </style:style>
    <style:style style:name="T1441" style:parent-style-name="Основнойшрифтабзаца" style:family="text">
      <style:text-properties fo:language="uk" fo:country="UA"/>
    </style:style>
    <style:style style:name="T1442" style:parent-style-name="Основнойшрифтабзаца" style:family="text">
      <style:text-properties style:font-name="JetBrains Mono" fo:color="#A9B7C6" fo:font-size="10pt" style:font-size-asian="10pt" fo:language="uk" fo:country="UA"/>
    </style:style>
    <style:style style:name="T1443" style:parent-style-name="Основнойшрифтабзаца" style:family="text">
      <style:text-properties fo:language="uk" fo:country="UA"/>
    </style:style>
    <style:style style:name="S5" style:family="section">
      <style:section-properties fo:margin-left="0in" fo:margin-right="0in" style:writing-mode="lr-tb"/>
    </style:style>
    <style:style style:name="P1444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1445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P1446" style:parent-style-name="PreformattedText" style:family="paragraph">
      <style:text-properties style:font-name="Liberation Serif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1447" style:parent-style-name="PreformattedText" style:list-style-name="LFO1" style:family="paragraph">
      <style:text-properties style:font-name="Liberation Serif" fo:font-size="12pt" style:font-size-asian="12pt" style:font-size-complex="12pt" fo:language="uk" fo:country="UA"/>
    </style:style>
    <style:style style:name="P1448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T1449" style:parent-style-name="Основнойшрифтабзаца" style:family="text">
      <style:text-properties style:font-name="Liberation Serif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T1450" style:parent-style-name="Основнойшрифтабзаца" style:family="text">
      <style:text-properties style:font-name="Liberation Serif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P1451" style:parent-style-name="PreformattedText" style:list-style-name="LFO2" style:family="paragraph"/>
    <style:style style:name="T1452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T1453" style:parent-style-name="Основнойшрифтабзаца" style:family="text">
      <style:text-properties style:font-name="JetBrains Mono" fo:color="#9876AA" fo:language="uk" fo:country="UA"/>
    </style:style>
    <style:style style:name="T1454" style:parent-style-name="Основнойшрифтабзаца" style:family="text">
      <style:text-properties style:font-name="Liberation Serif" fo:color="#9876AA" fo:font-size="12pt" style:font-size-asian="12pt" style:font-size-complex="12pt" fo:language="uk" fo:country="UA"/>
    </style:style>
    <style:style style:name="T1455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P1456" style:parent-style-name="PreformattedText" style:list-style-name="LFO2" style:family="paragraph"/>
    <style:style style:name="T1457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P1458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T1459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name="P1460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P1461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P1462" style:parent-style-name="PreformattedText" style:family="paragraph">
      <style:text-properties style:font-name="Liberation Serif" fo:font-size="12pt" style:font-size-asian="12pt" style:font-size-complex="12pt" fo:language="uk" fo:country="UA"/>
    </style:style>
    <style:style style:name="S6" style:family="section">
      <style:section-properties fo:margin-left="0in" fo:margin-right="0in" style:writing-mode="lr-tb"/>
    </style:style>
    <style:style style:name="P1463" style:parent-style-name="PreformattedText" style:family="paragraph">
      <style:paragraph-properties fo:margin-bottom="0.1965in"/>
      <style:text-properties style:font-name="Liberation Serif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uk" fo:country="UA"/>
    </style:style>
    <style:style style:name="S7" style:family="section">
      <style:section-properties fo:margin-left="0in" fo:margin-right="0in" style:writing-mode="lr-tb"/>
    </style:style>
    <style:style style:name="T1464" style:parent-style-name="Основнойшрифтабзаца" style:family="text">
      <style:text-properties style:font-name="Liberation Serif" fo:font-size="12pt" style:font-size-asian="12pt" style:font-size-complex="12pt" fo:language="uk" fo:country="UA" style:language-asian="uk" style:country-asian="UA" style:language-complex="ar" style:country-complex="SA"/>
    </style:style>
    <style:style style:name="T1465" style:parent-style-name="Основнойшрифтабзаца" style:family="text">
      <style:text-properties style:font-name="Liberation Serif" fo:font-size="12pt" style:font-size-asian="12pt" style:font-size-complex="12pt" fo:language="uk" fo:country="UA" style:language-asian="uk" style:country-asian="UA" style:language-complex="ar" style:country-complex="SA"/>
    </style:style>
    <style:style style:name="P1466" style:parent-style-name="Обычный" style:family="paragraph">
      <style:text-properties fo:language="ru" fo:country="RU"/>
    </style:style>
    <style:style style:name="P1467" style:parent-style-name="Обычный" style:family="paragraph">
      <style:text-properties fo:language="ru" fo:country="RU"/>
    </style:style>
    <style:style style:name="P1468" style:parent-style-name="Обычный" style:family="paragraph">
      <style:text-properties fo:language="ru" fo:country="RU"/>
    </style:style>
    <style:style style:name="P1469" style:parent-style-name="Обычный" style:family="paragraph">
      <style:text-properties fo:language="ru" fo:country="RU"/>
    </style:style>
    <style:style style:name="P1470" style:parent-style-name="Обычный" style:family="paragraph">
      <style:text-properties fo:language="ru" fo:country="RU"/>
    </style:style>
    <style:style style:name="P1471" style:parent-style-name="Обычный" style:family="paragraph">
      <style:text-properties fo:language="ru" fo:country="RU"/>
    </style:style>
    <style:style style:name="P1472" style:parent-style-name="Обычный" style:family="paragraph">
      <style:text-properties fo:language="ru" fo:country="RU"/>
    </style:style>
    <style:style style:name="T1473" style:parent-style-name="Основнойшрифтабзаца" style:family="text">
      <style:text-properties fo:language="ru" fo:country="RU"/>
    </style:style>
    <style:style style:name="T1474" style:parent-style-name="Основнойшрифтабзаца" style:family="text">
      <style:text-properties style:font-name="Liberation Serif" fo:font-size="12pt" style:font-size-asian="12pt" style:font-size-complex="12pt" fo:language="uk" fo:country="UA" style:language-asian="uk" style:country-asian="UA" style:language-complex="ar" style:country-complex="SA"/>
    </style:style>
    <style:style style:name="T1475" style:parent-style-name="Основнойшрифтабзаца" style:family="text">
      <style:text-properties style:font-name="Liberation Serif" fo:font-size="12pt" style:font-size-asian="12pt" style:font-size-complex="12pt" fo:language="uk" fo:country="UA" style:language-asian="uk" style:country-asian="UA" style:language-complex="ar" style:country-complex="SA"/>
    </style:style>
    <style:style style:name="T1476" style:parent-style-name="Основнойшрифтабзаца" style:family="text">
      <style:text-properties style:font-name="Liberation Serif" fo:font-size="12pt" style:font-size-asian="12pt" style:font-size-complex="12pt" fo:language="uk" fo:country="UA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0000" draw:marker-end="a2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4">Лабораторна робота №2</text:p>
      <text:p text:style-name="P5">студента групи ІПС-32</text:p>
      <text:p text:style-name="P6">Андрійця Богдана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ection text:name="Sect1" text:style-name="S1">
        <text:p text:style-name="P30"/>
      </text:section>
      <text:section text:name="Sect2" text:style-name="S2">
        <text:p text:style-name="P31"><text:bookmark-start text:name="tw-target-text"/><text:bookmark-end text:name="tw-target-text"/>Постановка задачі</text:p>
        <text:p text:style-name="P32"/>
        <text:p text:style-name="P33"><text:tab/>Розробити програму, що забезпечує введення і<text:s/>редагування інформації про об'єкти відповідно до заданої предметної областю (карта світу). Інформація про об'єкти повинна зберігатися в окремій базі даних. Доступ до даними здійснюється з використанням засобів JDBC.</text:p>
        <text:p text:style-name="P34"><text:bookmark-start text:name="kAz1tf"/><text:bookmark-end text:name="kAz1tf"/></text:p>
      </text:section>
      <text:section text:name="Sect3" text:style-name="S3">
        <text:p text:style-name="P35">Вихідний код програми</text:p>
        <text:p text:style-name="P36"><text:span text:style-name="T37">package<text:s/></text:span><text:span text:style-name="T38">com.comp</text:span><text:span text:style-name="T39">any</text:span><text:span text:style-name="T40">;</text:span><text:line-break/><text:line-break/><text:span text:style-name="T41">import<text:s/></text:span><text:span text:style-name="T42">java.sql.*</text:span><text:span text:style-name="T43">;</text:span><text:line-break/><text:line-break/><text:span text:style-name="T44">public class<text:s/></text:span><text:span text:style-name="T45">Main {</text:span></text:p>
        <text:p text:style-name="P46"><text:line-break/><text:span text:style-name="T47"><text:s text:c="4"/>public static void<text:s/></text:span><text:span text:style-name="T48">main</text:span><text:span text:style-name="T49">(String[] args)<text:s/></text:span><text:span text:style-name="T50">throws<text:s/></text:span><text:span text:style-name="T51">SQLException {</text:span><text:line-break/><text:line-break/><text:span text:style-name="T52"><text:s text:c="8"/>Map map =<text:s/></text:span><text:span text:style-name="T53">new<text:s/></text:span><text:span text:style-name="T54">Map(</text:span><text:span text:style-name="T55">"MAP"</text:span><text:span text:style-name="T56">,</text:span><text:span text:style-name="T57">"localhost"</text:span><text:span text:style-name="T58">,</text:span><text:span text:style-name="T59">3306</text:span><text:span text:style-name="T60">,</text:span><text:span text:style-name="T61">"root"</text:span><text:span text:style-name="T62">,<text:s/></text:span><text:span text:style-name="T63">"Steps.123"</text:span><text:span text:style-name="T64">)</text:span><text:span text:style-name="T65">;</text:span><text:line-break/><text:line-break/><text:span text:style-name="T66"><text:s text:c="8"/></text:span><text:span text:style-name="T67">System.</text:span><text:span text:style-name="T68">out</text:span><text:span text:style-name="T69">.println(</text:span><text:span text:style-name="T70">"-------------------------------------------"</text:span><text:span text:style-name="T71">)</text:span><text:span text:style-name="T72">;</text:span><text:line-break/><text:line-break/><text:span text:style-name="T73"><text:s text:c="8"/></text:span><text:span text:style-name="T74">map.showCountries()</text:span><text:span text:style-name="T75">;</text:span><text:line-break/><text:span text:style-name="T76"><text:s text:c="8"/></text:span><text:span text:style-name="T77">map.showCities(</text:span><text:span text:style-name="T78">1</text:span><text:span text:style-name="T79">)</text:span><text:span text:style-name="T80">;</text:span><text:line-break/><text:span text:style-name="T81"><text:s text:c="8"/></text:span><text:span text:style-name="T82">map.showCities(</text:span><text:span text:style-name="T83">2</text:span><text:span text:style-name="T84">)</text:span><text:span text:style-name="T85">;</text:span><text:line-break/><text:span text:style-name="T86"><text:s text:c="8"/></text:span><text:span text:style-name="T87">map.showCities(</text:span><text:span text:style-name="T88">3</text:span><text:span text:style-name="T89">)</text:span><text:span text:style-name="T90">;</text:span><text:line-break/><text:line-break/><text:span text:style-name="T91"><text:s text:c="8"/></text:span><text:span text:style-name="T92">System.</text:span><text:span text:style-name="T93">out</text:span><text:span text:style-name="T94">.println(</text:span><text:span text:style-name="T95">"-------------------------------------------"</text:span><text:span text:style-name="T96">)</text:span><text:span text:style-name="T97">;</text:span><text:line-break/><text:line-break/><text:span text:style-name="T98"><text:s text:c="8"/></text:span><text:span text:style-name="T99">map.addCountry(</text:span><text:span text:style-name="T100">1</text:span><text:span text:style-name="T101">,<text:s/></text:span><text:span text:style-name="T102">"RASHA"</text:span><text:span text:style-name="T103">)</text:span><text:span text:style-name="T104">;</text:span><text:line-break/><text:span text:style-name="T105"><text:s text:c="8"/></text:span><text:span text:style-name="T106">map.addCountry(</text:span><text:span text:style-name="T107">2</text:span><text:span text:style-name="T108">,<text:s/></text:span><text:span text:style-name="T109">"USA"</text:span><text:span text:style-name="T110">)</text:span><text:span text:style-name="T111">;</text:span><text:line-break/><text:span text:style-name="T112"><text:s text:c="8"/></text:span><text:span text:style-name="T113">map.addCountry(</text:span><text:span text:style-name="T114">3</text:span><text:span text:style-name="T115">,</text:span><text:span text:style-name="T116">"Canada"</text:span><text:span text:style-name="T117">)</text:span><text:span text:style-name="T118">;</text:span><text:line-break/><text:line-break/><text:span text:style-name="T119"><text:s text:c="8"/></text:span><text:span text:style-name="T120">map.showCountries()</text:span><text:span text:style-name="T121">;</text:span><text:line-break/><text:line-break/><text:span text:style-name="T122"><text:s text:c="8"/></text:span><text:span text:style-name="T123">System.</text:span><text:span text:style-name="T124">out</text:span><text:span text:style-name="T125">.println(</text:span><text:span text:style-name="T126">"-------------------------------------------"</text:span><text:span text:style-name="T127">)</text:span><text:span text:style-name="T128">;</text:span><text:line-break/><text:line-break/><text:span text:style-name="T129"><text:s text:c="8"/></text:span><text:span text:style-name="T130">map.addCity(</text:span><text:span text:style-name="T131">1</text:span><text:span text:style-name="T132">,</text:span><text:span text:style-name="T133">1</text:span><text:span text:style-name="T134">,</text:span><text:span text:style-name="T135">"MOSCOW"</text:span><text:span text:style-name="T136">,</text:span><text:span text:style-name="T137">11612943</text:span><text:span text:style-name="T138">,</text:span><text:span text:style-name="T139">1</text:span><text:span text:style-name="T140">)</text:span><text:span text:style-name="T141">;</text:span><text:line-break/><text:span text:style-name="T142"><text:s text:c="8"/></text:span><text:span text:style-name="T143">map.addCity(</text:span><text:span text:style-name="T144">2</text:span><text:span text:style-name="T145">,</text:span><text:span text:style-name="T146">1</text:span><text:span text:style-name="T147">,</text:span><text:span text:style-name="T148">"SOCHI"</text:span><text:span text:style-name="T149">,</text:span><text:span text:style-name="T150">343334</text:span><text:span text:style-name="T151">,</text:span><text:span text:style-name="T152">0</text:span><text:span text:style-name="T153">)</text:span><text:span text:style-name="T154">;</text:span><text:line-break/><text:span text:style-name="T155"><text:s text:c="8"/></text:span><text:span text:style-name="T156">map.addCity(</text:span><text:span text:style-name="T157">3</text:span><text:span text:style-name="T158">,</text:span><text:span text:style-name="T159">2</text:span><text:span text:style-name="T160">,</text:span><text:span text:style-name="T161">"NEW YORK"</text:span><text:span text:style-name="T162">,</text:span><text:span text:style-name="T163">8363710</text:span><text:span text:style-name="T164">,</text:span><text:span text:style-name="T165">0</text:span><text:span text:style-name="T166">)</text:span><text:span text:style-name="T167">;</text:span><text:line-break/><text:span text:style-name="T168"><text:s text:c="8"/></text:span><text:span text:style-name="T169">map.ad</text:span><text:span text:style-name="T170">dCity(</text:span><text:span text:style-name="T171">4</text:span><text:span text:style-name="T172">,</text:span><text:span text:style-name="T173">2</text:span><text:span text:style-name="T174">,</text:span><text:span text:style-name="T175">"LOS ANGELES"</text:span><text:span text:style-name="T176">,</text:span><text:span text:style-name="T177">56451241</text:span><text:span text:style-name="T178">,</text:span><text:span text:style-name="T179">0</text:span><text:span text:style-name="T180">)</text:span><text:span text:style-name="T181">;</text:span><text:line-break/><text:span text:style-name="T182"><text:s text:c="8"/></text:span><text:span text:style-name="T183">map.addCity(</text:span><text:span text:style-name="T184">5</text:span><text:span text:style-name="T185">,</text:span><text:span text:style-name="T186">3</text:span><text:span text:style-name="T187">,</text:span><text:span text:style-name="T188">"TORONTO"</text:span><text:span text:style-name="T189">,</text:span><text:span text:style-name="T190">94234710</text:span><text:span text:style-name="T191">,</text:span><text:span text:style-name="T192">1</text:span><text:span text:style-name="T193">)</text:span><text:span text:style-name="T194">;</text:span><text:line-break/><text:line-break/><text:span text:style-name="T195"><text:s text:c="8"/></text:span><text:span text:style-name="T196">map.showCities(</text:span><text:span text:style-name="T197">1</text:span><text:span text:style-name="T198">)</text:span><text:span text:style-name="T199">;</text:span><text:line-break/><text:span text:style-name="T200"><text:s text:c="8"/></text:span><text:span text:style-name="T201">map.showCities(</text:span><text:span text:style-name="T202">2</text:span><text:span text:style-name="T203">)</text:span><text:span text:style-name="T204">;</text:span><text:line-break/><text:span text:style-name="T205"><text:s text:c="8"/></text:span><text:span text:style-name="T206">map.showCities(</text:span><text:span text:style-name="T207">3</text:span><text:span text:style-name="T208">)</text:span><text:span text:style-name="T209">;</text:span><text:line-break/><text:span text:style-name="T210"><text:s text:c="8"/></text:span><text:span text:style-name="T211">map.showCities(</text:span><text:span text:style-name="T212">4</text:span><text:span text:style-name="T213">)</text:span><text:span text:style-name="T214">;</text:span><text:line-break/><text:span text:style-name="T215"><text:s text:c="8"/></text:span><text:span text:style-name="T216">map.showCities(</text:span><text:span text:style-name="T217">5</text:span><text:span text:style-name="T218">)</text:span><text:span text:style-name="T219">;</text:span><text:line-break/><text:line-break/><text:span text:style-name="T220"><text:s text:c="8"/></text:span><text:span text:style-name="T221">System.</text:span><text:span text:style-name="T222">out</text:span><text:span text:style-name="T223">.println(</text:span><text:span text:style-name="T224">"-------------------------------------------"</text:span><text:span text:style-name="T225">)</text:span><text:span text:style-name="T226">;</text:span><text:line-break/><text:line-break/><text:span text:style-name="T227"><text:s text:c="8"/></text:span><text:span text:style-name="T228">map.changeCountryInfo(</text:span><text:span text:style-name="T229">1</text:span><text:span text:style-name="T230">,</text:span><text:span text:style-name="T231">"Russia"</text:span><text:span text:style-name="T232">)</text:span><text:span text:style-name="T233">;</text:span><text:line-break/><text:span text:style-name="T234"><text:s/></text:span><text:span text:style-name="T235"><text:s text:c="7"/></text:span><text:span text:style-name="T236">map.showCountries()</text:span><text:span text:style-name="T237">;</text:span><text:line-break/><text:line-break/><text:span text:style-name="T238"><text:s text:c="8"/></text:span><text:span text:style-name="T239">map.changeCityInfo(</text:span><text:span text:style-name="T240">5</text:span><text:span text:style-name="T241">,</text:span><text:span text:style-name="T242">3</text:span><text:span text:style-name="T243">,</text:span><text:span text:style-name="T244">"TORONTO"</text:span><text:span text:style-name="T245">,</text:span><text:span text:style-name="T246">94234710</text:span><text:span text:style-name="T247">,</text:span><text:span text:style-name="T248">0</text:span><text:span text:style-name="T249">)</text:span><text:span text:style-name="T250">;</text:span><text:line-break/><text:span text:style-name="T251"><text:s text:c="8"/></text:span><text:span text:style-name="T252">map.showCities(</text:span><text:span text:style-name="T253">3</text:span><text:span text:style-name="T254">)</text:span><text:span text:style-name="T255">;</text:span><text:line-break/><text:line-break/><text:span text:style-name="T256"><text:s text:c="8"/></text:span><text:span text:style-name="T257">System.</text:span><text:span text:style-name="T258">out</text:span><text:span text:style-name="T259">.println(</text:span><text:span text:style-name="T260">"-------------------------------------------"</text:span><text:span text:style-name="T261">)</text:span><text:span text:style-name="T262">;</text:span><text:line-break/><text:line-break/><text:span text:style-name="T263"><text:s text:c="8"/></text:span><text:span text:style-name="T264">map.deleteCity(</text:span><text:span text:style-name="T265">2</text:span><text:span text:style-name="T266">)</text:span><text:span text:style-name="T267">;</text:span><text:line-break/><text:span text:style-name="T268"><text:s text:c="8"/></text:span><text:span text:style-name="T269">map.deleteCity(</text:span><text:span text:style-name="T270">1</text:span><text:span text:style-name="T271">)</text:span><text:span text:style-name="T272">;</text:span><text:line-break/><text:line-break/><text:span text:style-name="T273"><text:s text:c="8"/></text:span><text:span text:style-name="T274">map.deleteCountry(</text:span><text:span text:style-name="T275">1</text:span><text:span text:style-name="T276">)</text:span><text:span text:style-name="T277">;</text:span><text:line-break/><text:line-break/><text:span text:style-name="T278"><text:s text:c="8"/></text:span><text:span text:style-name="T279">map.showCountries()</text:span><text:span text:style-name="T280">;</text:span><text:line-break/><text:span text:style-name="T281"><text:s text:c="8"/></text:span><text:span text:style-name="T282">map.showCities(</text:span><text:span text:style-name="T283">1</text:span><text:span text:style-name="T284">)</text:span><text:span text:style-name="T285">;</text:span><text:line-break/><text:span text:style-name="T286"><text:s text:c="8"/></text:span><text:span text:style-name="T287">ma</text:span><text:span text:style-name="T288">p.showCities(</text:span><text:span text:style-name="T289">2</text:span><text:span text:style-name="T290">)</text:span><text:span text:style-name="T291">;</text:span><text:line-break/><text:span text:style-name="T292"><text:s text:c="8"/></text:span><text:span text:style-name="T293">map.showCities(</text:span><text:span text:style-name="T294">3</text:span><text:span text:style-name="T295">)</text:span><text:span text:style-name="T296">;</text:span><text:line-break/><text:span text:style-name="T297"><text:s text:c="8"/></text:span><text:span text:style-name="T298">map.showCities(</text:span><text:span text:style-name="T299">4</text:span><text:span text:style-name="T300">)</text:span><text:span text:style-name="T301">;</text:span><text:line-break/><text:span text:style-name="T302"><text:s text:c="8"/></text:span><text:span text:style-name="T303">map.showCities(</text:span><text:span text:style-name="T304">5</text:span><text:span text:style-name="T305">)</text:span><text:span text:style-name="T306">;</text:span><text:line-break/><text:line-break/><text:span text:style-name="T307"><text:s text:c="8"/></text:span><text:span text:style-name="T308">System.</text:span><text:span text:style-name="T309">out</text:span><text:span text:style-name="T310">.println(</text:span><text:span text:style-name="T311">"-------------------------------------------"</text:span><text:span text:style-name="T312">)</text:span><text:span text:style-name="T313">;</text:span><text:line-break/><text:line-break/><text:span text:style-name="T314"><text:s text:c="8"/></text:span><text:span text:style-name="T315">map.findCity(</text:span><text:span text:style-name="T316">3</text:span><text:span text:style-name="T317">)</text:span><text:span text:style-name="T318">;</text:span><text:line-break/><text:span text:style-name="T319"><text:s text:c="8"/></text:span><text:span text:style-name="T320">map.findCountry(</text:span><text:span text:style-name="T321">2</text:span><text:span text:style-name="T322">)</text:span><text:span text:style-name="T323">;</text:span><text:line-break/><text:line-break/><text:span text:style-name="T324"><text:s text:c="8"/></text:span><text:span text:style-name="T325">System.</text:span><text:span text:style-name="T326">out</text:span><text:span text:style-name="T327">.println(</text:span><text:span text:style-name="T328">"-------------------------------------------"</text:span><text:span text:style-name="T329">)</text:span><text:span text:style-name="T330">;</text:span><text:line-break/><text:line-break/><text:line-break/><text:span text:style-name="T331"><text:s text:c="8"/></text:span><text:span text:style-name="T332">map.deleteCity(</text:span><text:span text:style-name="T333">3</text:span><text:span text:style-name="T334">)</text:span><text:span text:style-name="T335">;</text:span><text:line-break/><text:span text:style-name="T336"><text:s text:c="8"/></text:span><text:span text:style-name="T337">map.deleteCity(</text:span><text:span text:style-name="T338">4</text:span><text:span text:style-name="T339">)</text:span><text:span text:style-name="T340">;</text:span><text:line-break/><text:span text:style-name="T341"><text:s text:c="8"/></text:span><text:span text:style-name="T342">map.deleteCity(</text:span><text:span text:style-name="T343">5</text:span><text:span text:style-name="T344">)</text:span><text:span text:style-name="T345">;</text:span><text:line-break/><text:span text:style-name="T346"><text:s text:c="8"/></text:span><text:span text:style-name="T347">map.deleteCountry(</text:span><text:span text:style-name="T348">2</text:span><text:span text:style-name="T349">)</text:span><text:span text:style-name="T350">;</text:span><text:line-break/><text:span text:style-name="T351"><text:s text:c="8"/></text:span><text:span text:style-name="T352">map.deleteCountry(</text:span><text:span text:style-name="T353">3</text:span><text:span text:style-name="T354">)</text:span><text:span text:style-name="T355">;</text:span><text:line-break/><text:line-break/><text:span text:style-name="T356"><text:s text:c="8"/></text:span><text:span text:style-name="T357">map.showCountries()</text:span><text:span text:style-name="T358">;</text:span><text:line-break/><text:span text:style-name="T359"><text:s text:c="8"/></text:span><text:span text:style-name="T360">map.showCities(</text:span><text:span text:style-name="T361">1</text:span><text:span text:style-name="T362">)</text:span><text:span text:style-name="T363">;</text:span><text:line-break/><text:span text:style-name="T364"><text:s text:c="8"/></text:span><text:span text:style-name="T365">map.showCities(</text:span><text:span text:style-name="T366">2</text:span><text:span text:style-name="T367">)</text:span><text:span text:style-name="T368">;</text:span><text:line-break/><text:span text:style-name="T369"><text:s text:c="8"/></text:span><text:span text:style-name="T370">map.showCities(</text:span><text:span text:style-name="T371">3</text:span><text:span text:style-name="T372">)</text:span><text:span text:style-name="T373">;</text:span><text:line-break/><text:span text:style-name="T374"><text:s text:c="8"/></text:span><text:span text:style-name="T375">map.showCities(</text:span><text:span text:style-name="T376">4</text:span><text:span text:style-name="T377">)</text:span><text:span text:style-name="T378">;</text:span><text:line-break/><text:span text:style-name="T379"><text:s text:c="8"/></text:span><text:span text:style-name="T380">map.showCities(</text:span><text:span text:style-name="T381">5</text:span><text:span text:style-name="T382">)</text:span><text:span text:style-name="T383">;</text:span><text:line-break/><text:line-break/><text:span text:style-name="T384"><text:s text:c="8"/></text:span><text:span text:style-name="T385">System.</text:span><text:span text:style-name="T386">out</text:span><text:span text:style-name="T387">.println(</text:span><text:span text:style-name="T388">"-------------------------------------------"</text:span><text:span text:style-name="T389">)</text:span><text:span text:style-name="T390">;</text:span><text:line-break/><text:line-break/><text:span text:style-name="T391"><text:s text:c="4"/></text:span><text:span text:style-name="T392">}</text:span><text:line-break/><text:span text:style-name="T393">}</text:span><text:line-break/></text:p>
        <text:p text:style-name="P394"/>
      </text:section>
      <text:section text:name="Sect4" text:style-name="S4">
        <text:p text:style-name="Standard"><text:span text:style-name="T395">package<text:s/></text:span><text:span text:style-name="T396">com.company</text:span><text:span text:style-name="T397">;</text:span><text:span text:style-name="T398"><text:line-break/></text:span><text:span text:style-name="T399"><text:line-break/></text:span><text:span text:style-name="T400">import<text:s/></text:span><text:span text:style-name="T401">java.sql.*</text:span><text:span text:style-name="T402">;</text:span><text:span text:style-name="T403"><text:line-break/></text:span><text:span text:style-name="T404"><text:line-break/></text:span><text:span text:style-name="T405">public class<text:s/></text:span><text:span text:style-name="T406">Map {</text:span><text:span text:style-name="T407"><text:line-break/></text:span><text:span text:style-name="T408"><text:line-break/></text:span><text:span text:style-name="T409"><text:s text:c="4"/></text:span><text:span text:style-name="T410">private <text:s/></text:span><text:span text:style-name="T411">String<text:s/></text:span><text:span text:style-name="T412">URL<text:s/></text:span><text:span text:style-name="T413">=<text:s/></text:span><text:span text:style-name="T414">""</text:span><text:span text:style-name="T415">;</text:span><text:span text:style-name="T416"><text:line-break/></text:span><text:span text:style-name="T417"><text:s text:c="4"/>private <text:s/></text:span><text:span text:style-name="T418">String<text:s/></text:span><text:span text:style-name="T419">USERNAME<text:s/></text:span><text:span text:style-name="T420">=<text:s/></text:span><text:span text:style-name="T421">""</text:span><text:span text:style-name="T422">;</text:span><text:span text:style-name="T423"><text:line-break/></text:span><text:span text:style-name="T424"><text:s text:c="4"/>private <text:s/></text:span><text:span text:style-name="T425">String<text:s/></text:span><text:span text:style-name="T426">PASSWORD<text:s/></text:span><text:span text:style-name="T427">=<text:s/></text:span><text:span text:style-name="T428">""</text:span><text:span text:style-name="T429">;</text:span><text:span text:style-name="T430"><text:line-break/></text:span><text:span text:style-name="T431"><text:line-break/></text:span><text:span text:style-name="T432"><text:s text:c="4"/>private<text:s/></text:span><text:span text:style-name="T433">Connection<text:s/></text:span><text:span text:style-name="T434">connection<text:s/></text:span><text:span text:style-name="T435">=<text:s/></text:span><text:span text:style-name="T436">null;</text:span><text:span text:style-name="T437"><text:line-break/></text:span><text:span text:style-name="T438"><text:s text:c="4"/>private<text:s/></text:span><text:span text:style-name="T439">Statement<text:s/></text:span><text:span text:style-name="T440">statement<text:s/></text:span><text:span text:style-name="T441">=<text:s/></text:span><text:span text:style-name="T442">null;</text:span><text:span text:style-name="T443"><text:line-break/></text:span><text:span text:style-name="T444"><text:line-break/></text:span><text:span text:style-name="T445"><text:s text:c="4"/>public<text:s/></text:span><text:span text:style-name="T446">Map</text:span><text:span text:style-name="T447">(String DBName</text:span><text:span text:style-name="T448">,<text:s/></text:span><text:span text:style-name="T449">String ip</text:span><text:span text:style-name="T450">, int<text:s/></text:span><text:span text:style-name="T451">port</text:span><text:span text:style-name="T452">,<text:s/></text:span><text:span text:style-name="T453">String userName</text:span><text:span text:style-name="T454">,<text:s/></text:span><text:span text:style-name="T455">String password){</text:span><text:span text:style-name="T456"><text:line-break/></text:span><text:span text:style-name="T457"><text:s text:c="8"/></text:span><text:span text:style-name="T458">URL<text:s/></text:span><text:span text:style-name="T459">=<text:s/></text:span><text:span text:style-name="T460">"j</text:span><text:span text:style-name="T461">dbc:mysql://"</text:span><text:span text:style-name="T462">+ ip +<text:s/></text:span><text:span text:style-name="T463">":"<text:s/></text:span><text:span text:style-name="T464">+ port +<text:s/></text:span><text:span text:style-name="T465">"/"<text:s/></text:span><text:span text:style-name="T466">+ DBName +<text:s/></text:span><text:span text:style-name="T467">"?serverTimezone=UTC"</text:span><text:span text:style-name="T468">;</text:span><text:span text:style-name="T469"><text:line-break/></text:span><text:span text:style-name="T470"><text:s text:c="8"/></text:span><text:span text:style-name="T471">USERNAME<text:s/></text:span><text:span text:style-name="T472">= userName</text:span><text:span text:style-name="T473">;</text:span><text:span text:style-name="T474"><text:line-break/></text:span><text:span text:style-name="T475"><text:s text:c="8"/></text:span><text:span text:style-name="T476">PASSWORD<text:s/></text:span><text:span text:style-name="T477">= password</text:span><text:span text:style-name="T478">;</text:span><text:span text:style-name="T479"><text:line-break/></text:span><text:span text:style-name="T480"><text:line-break/></text:span><text:span text:style-name="T481"><text:s text:c="8"/>try<text:s/></text:span><text:span text:style-name="T482">{</text:span><text:span text:style-name="T483"><text:line-break/></text:span><text:span text:style-name="T484"><text:s text:c="12"/>Class.</text:span><text:span text:style-name="T485">forName</text:span><text:span text:style-name="T486">(</text:span><text:span text:style-name="T487">"com.mysql.cj.jdbc.Driver"</text:span><text:span text:style-name="T488">).newInstance()</text:span><text:span text:style-name="T489">;</text:span><text:span text:style-name="T490"><text:line-break/></text:span><text:span text:style-name="T491"><text:s text:c="8"/></text:span><text:span text:style-name="T492">}<text:s/></text:span><text:span text:style-name="T493">catch<text:s/></text:span><text:span text:style-name="T494">(InstantiationException e) {</text:span><text:span text:style-name="T495"><text:line-break/></text:span><text:span text:style-name="T496"><text:s text:c="12"/>e.printStackTrace()</text:span><text:span text:style-name="T497">;</text:span><text:span text:style-name="T498"><text:line-break/></text:span><text:span text:style-name="T499"><text:s text:c="8"/></text:span><text:span text:style-name="T500">}<text:s/></text:span><text:span text:style-name="T501">catch<text:s/></text:span><text:span text:style-name="T502">(IllegalAccessException e) {</text:span><text:span text:style-name="T503"><text:line-break/></text:span><text:span text:style-name="T504"><text:s text:c="12"/>e.printStackTrace()</text:span><text:span text:style-name="T505">;</text:span><text:span text:style-name="T506"><text:line-break/></text:span><text:span text:style-name="T507"><text:s text:c="8"/></text:span><text:span text:style-name="T508">}<text:s/></text:span><text:span text:style-name="T509">catch<text:s/></text:span><text:span text:style-name="T510">(ClassNotFoundE</text:span><text:span text:style-name="T511">xception e) {</text:span><text:span text:style-name="T512"><text:line-break/></text:span><text:span text:style-name="T513"><text:s text:c="12"/>e.printStackTrace()</text:span><text:span text:style-name="T514">;</text:span><text:span text:style-name="T515"><text:line-break/></text:span><text:span text:style-name="T516"><text:s text:c="8"/></text:span><text:span text:style-name="T517">}</text:span><text:span text:style-name="T518"><text:line-break/></text:span><text:span text:style-name="T519"><text:line-break/></text:span><text:span text:style-name="T520"><text:s text:c="8"/></text:span><text:span text:style-name="T521">try<text:s/></text:span><text:span text:style-name="T522">{</text:span><text:span text:style-name="T523"><text:line-break/></text:span><text:span text:style-name="T524"><text:s text:c="12"/></text:span><text:span text:style-name="T525">connection<text:s/></text:span><text:span text:style-name="T526">= DriverManager.</text:span><text:span text:style-name="T527">getConnection</text:span><text:span text:style-name="T528">(</text:span><text:span text:style-name="T529">URL</text:span><text:span text:style-name="T530">,<text:s/></text:span><text:span text:style-name="T531">USERNAME</text:span><text:span text:style-name="T532">,<text:s/></text:span><text:span text:style-name="T533">PASSWORD</text:span><text:span text:style-name="T534">)</text:span><text:span text:style-name="T535">;</text:span><text:span text:style-name="T536"><text:line-break/></text:span><text:span text:style-name="T537"><text:s text:c="12"/></text:span><text:span text:style-name="T538">statement<text:s/></text:span><text:span text:style-name="T539">=<text:s/></text:span><text:span text:style-name="T540">connection</text:span><text:span text:style-name="T541">.createStatement()</text:span><text:span text:style-name="T542">;</text:span><text:span text:style-name="T543"><text:line-break/></text:span><text:span text:style-name="T544"><text:s text:c="8"/></text:span><text:span text:style-name="T545">}<text:s/></text:span><text:span text:style-name="T546">catch<text:s/></text:span><text:span text:style-name="T547">(SQLException e) {</text:span><text:span text:style-name="T548"><text:line-break/></text:span><text:span text:style-name="T549"><text:s text:c="12"/>e.printStackTrace()</text:span><text:span text:style-name="T550">;</text:span><text:span text:style-name="T551"><text:line-break/></text:span><text:span text:style-name="T552"><text:s text:c="8"/></text:span><text:span text:style-name="T553">}</text:span><text:span text:style-name="T554"><text:line-break/></text:span><text:span text:style-name="T555"><text:line-break/></text:span><text:span text:style-name="T556"><text:s text:c="4"/>}</text:span><text:span text:style-name="T557"><text:line-break/></text:span><text:span text:style-name="T558"><text:line-break/></text:span><text:span text:style-name="T559">////////////////////////////////////////////////////////////////////////////////////////////////////////////////////////</text:span><text:span text:style-name="T560"><text:line-break/></text:span><text:span text:style-name="T561"><text:line-break/></text:span><text:span text:style-name="T562"><text:s text:c="4"/></text:span><text:span text:style-name="T563">public boolean<text:s/></text:span><text:span text:style-name="T564">addCountry</text:span><text:span text:style-name="T565">(</text:span><text:span text:style-name="T566">int<text:s/></text:span><text:span text:style-name="T567">id</text:span><text:span text:style-name="T568">,<text:s/></text:span><text:span text:style-name="T569">String name) {</text:span><text:span text:style-name="T570"><text:line-break/></text:span><text:span text:style-name="T571"><text:s text:c="8"/>String sql =<text:s/></text:span><text:span text:style-name="T572">"INSERT I</text:span><text:span text:style-name="T573">NTO COUNTRIES (ID_CO, NAME)"<text:s/></text:span><text:span text:style-name="T574">+<text:s/></text:span><text:span text:style-name="T575">"VALUES ("</text:span><text:span text:style-name="T576">+id+</text:span><text:span text:style-name="T577">", '"</text:span><text:span text:style-name="T578">+name+</text:span><text:span text:style-name="T579">"')"</text:span><text:span text:style-name="T580">;</text:span><text:span text:style-name="T581"><text:line-break/></text:span><text:span text:style-name="T582"><text:line-break/></text:span><text:span text:style-name="T583"><text:s text:c="8"/>try<text:s/></text:span><text:span text:style-name="T584">{</text:span><text:span text:style-name="T585"><text:line-break/></text:span><text:span text:style-name="T586"><text:s text:c="12"/></text:span><text:span text:style-name="T587">statement</text:span><text:span text:style-name="T588">.executeUpdate(sql)</text:span><text:span text:style-name="T589">;</text:span><text:span text:style-name="T590"><text:line-break/></text:span><text:span text:style-name="T591"><text:s text:c="12"/></text:span><text:span text:style-name="T592">System.</text:span><text:span text:style-name="T593">out</text:span><text:span text:style-name="T594">.println(</text:span><text:span text:style-name="T595">"[Map::addCountry()] Страна "<text:s/></text:span><text:span text:style-name="T596">+ name +<text:s/></text:span><text:span text:style-name="T597">" успешно добавлена!"</text:span><text:span text:style-name="T598">)</text:span><text:span text:style-name="T599">;</text:span><text:span text:style-name="T600"><text:line-break/></text:span><text:span text:style-name="T601"><text:s text:c="12"/>return true;</text:span><text:span text:style-name="T602"><text:line-break/></text:span><text:span text:style-name="T603"><text:s text:c="8"/></text:span><text:span text:style-name="T604">}<text:s/></text:span><text:span text:style-name="T605">catch<text:s/></text:span><text:span text:style-name="T606">(SQLException e) {</text:span><text:span text:style-name="T607"><text:line-break/></text:span><text:span text:style-name="T608"><text:s text:c="12"/>System.</text:span><text:span text:style-name="T609">out</text:span><text:span text:style-name="T610">.println(</text:span><text:span text:style-name="T611">"[Map::addCountry()] ОШИБКА! Страна "<text:s/></text:span><text:span text:style-name="T612">+ name +<text:s/></text:span><text:span text:style-name="T613">" не добавлена!"</text:span><text:span text:style-name="T614">)</text:span><text:span text:style-name="T615">;</text:span><text:span text:style-name="T616"><text:line-break/></text:span><text:span text:style-name="T617"><text:s text:c="12"/></text:span><text:span text:style-name="T618">System.</text:span><text:span text:style-name="T619">out</text:span><text:span text:style-name="T620">.println(</text:span><text:span text:style-name="T621">" &gt;&gt; "</text:span><text:span text:style-name="T622">+e.getMessage())</text:span><text:span text:style-name="T623">;</text:span><text:span text:style-name="T624"><text:line-break/></text:span><text:span text:style-name="T625"><text:s text:c="12"/>return false;</text:span><text:span text:style-name="T626"><text:line-break/></text:span><text:span text:style-name="T627"><text:s text:c="8"/></text:span><text:span text:style-name="T628">}</text:span><text:span text:style-name="T629"><text:line-break/></text:span><text:span text:style-name="T630"><text:s text:c="4"/>}</text:span><text:span text:style-name="T631"><text:line-break/></text:span><text:span text:style-name="T632"><text:line-break/></text:span><text:span text:style-name="T633"><text:s text:c="4"/></text:span><text:span text:style-name="T634">public boolean<text:s/></text:span><text:span text:style-name="T635">deleteC</text:span><text:span text:style-name="T636">ountry</text:span><text:span text:style-name="T637">(</text:span><text:span text:style-name="T638">int<text:s/></text:span><text:span text:style-name="T639">id){</text:span><text:span text:style-name="T640"><text:line-break/></text:span><text:span text:style-name="T641"><text:s text:c="8"/>String sql =<text:s/></text:span><text:span text:style-name="T642">"DELETE FROM COUNTRIES WHERE ID_CO = "<text:s/></text:span><text:span text:style-name="T643">+ id</text:span><text:span text:style-name="T644">;</text:span><text:span text:style-name="T645"><text:line-break/></text:span><text:span text:style-name="T646"><text:s text:c="8"/>try<text:s/></text:span><text:span text:style-name="T647">{</text:span><text:span text:style-name="T648"><text:line-break/></text:span><text:span text:style-name="T649"><text:s text:c="12"/></text:span><text:span text:style-name="T650">int<text:s/></text:span><text:span text:style-name="T651">c =<text:s/></text:span><text:span text:style-name="T652">statement</text:span><text:span text:style-name="T653">.executeUpdate(sql)</text:span><text:span text:style-name="T654">;</text:span><text:span text:style-name="T655"><text:line-break/></text:span><text:span text:style-name="T656"><text:line-break/></text:span><text:span text:style-name="T657"><text:s text:c="12"/>if<text:s/></text:span><text:span text:style-name="T658">(c&gt;</text:span><text:span text:style-name="T659">0</text:span><text:span text:style-name="T660">) {</text:span><text:span text:style-name="T661"><text:line-break/></text:span><text:span text:style-name="T662"><text:s text:c="16"/>System.</text:span><text:span text:style-name="T663">out</text:span><text:span text:style-name="T664">.println(</text:span><text:span text:style-name="T665">"[Map::deleteCountry()] Страна с идентификатором "<text:s/></text:span><text:span text:style-name="T666">+ id +</text:span><text:span text:style-name="T667">" успешно удалена!"</text:span><text:span text:style-name="T668">)</text:span><text:span text:style-name="T669">;</text:span><text:span text:style-name="T670"><text:line-break/></text:span><text:span text:style-name="T671"><text:s text:c="16"/>return true;</text:span><text:span text:style-name="T672"><text:line-break/></text:span><text:span text:style-name="T673"><text:s text:c="12"/></text:span><text:span text:style-name="T674">}<text:s/></text:span><text:span text:style-name="T675">else<text:s/></text:span><text:span text:style-name="T676">{</text:span><text:span text:style-name="T677"><text:line-break/></text:span><text:span text:style-name="T678"><text:s text:c="16"/>System.</text:span><text:span text:style-name="T679">out</text:span><text:span text:style-name="T680">.println(</text:span><text:span text:style-name="T681">"[Map::deleteCountry()] Страна с идентификатором "<text:s/></text:span><text:span text:style-name="T682">+ id +</text:span><text:span text:style-name="T683">" не найдена!"</text:span><text:span text:style-name="T684">)</text:span><text:span text:style-name="T685">;</text:span><text:span text:style-name="T686"><text:line-break/></text:span><text:span text:style-name="T687"><text:s text:c="16"/>return false;</text:span><text:span text:style-name="T688"><text:line-break/></text:span><text:span text:style-name="T689"><text:s text:c="12"/></text:span><text:span text:style-name="T690">}</text:span><text:span text:style-name="T691"><text:line-break/></text:span><text:span text:style-name="T692"><text:line-break/></text:span><text:span text:style-name="T693"><text:s text:c="8"/>}<text:s/></text:span><text:span text:style-name="T694">catch<text:s/></text:span><text:span text:style-name="T695">(SQLException e) {</text:span><text:span text:style-name="T696"><text:line-break/></text:span><text:span text:style-name="T697"><text:s text:c="12"/>System.</text:span><text:span text:style-name="T698">out</text:span><text:span text:style-name="T699">.println(</text:span><text:span text:style-name="T700">"[Map::deleteCountry()] ОШИБКА при удалении страны с идентификатором "<text:s/></text:span><text:span text:style-name="T701">+ id +<text:s/></text:span><text:span text:style-name="T702">", в этой стране есть города (удалите сначала их)"</text:span><text:span text:style-name="T703">)</text:span><text:span text:style-name="T704">;</text:span><text:span text:style-name="T705"><text:line-break/></text:span><text:span text:style-name="T706">// <text:s text:c="11"/>System.out.println(" &gt;&gt; " + e.getMessage());</text:span><text:span text:style-name="T707"><text:line-break/></text:span><text:span text:style-name="T708"><text:s text:c="12"/></text:span><text:span text:style-name="T709">return false;</text:span><text:span text:style-name="T710"><text:line-break/></text:span><text:span text:style-name="T711"><text:s text:c="8"/></text:span><text:span text:style-name="T712">}</text:span><text:span text:style-name="T713"><text:line-break/></text:span><text:span text:style-name="T714"><text:s text:c="4"/>}</text:span><text:span text:style-name="T715"><text:line-break/></text:span><text:span text:style-name="T716"><text:line-break/></text:span><text:span text:style-name="T717"><text:s text:c="4"/></text:span><text:span text:style-name="T718">public<text:s/></text:span><text:span text:style-name="T719">String<text:s/></text:span><text:span text:style-name="T720">findCountry</text:span><text:span text:style-name="T721">(</text:span><text:span text:style-name="T722">int<text:s/></text:span><text:span text:style-name="T723">id){</text:span><text:span text:style-name="T724"><text:line-break/></text:span><text:span text:style-name="T725"><text:s text:c="8"/>String sql =<text:s/></text:span><text:span text:style-name="T726">"SELECT ID_CO, NAME FROM COUNTRIES"</text:span><text:span text:style-name="T727">;</text:span><text:span text:style-name="T728"><text:line-break/></text:span><text:span text:style-name="T729"><text:line-break/></text:span><text:span text:style-name="T730"><text:s text:c="8"/>try<text:s/></text:span><text:span text:style-name="T731">{</text:span><text:span text:style-name="T732"><text:line-break/></text:span><text:span text:style-name="T733"><text:s text:c="12"/>ResultSet rs =<text:s/></text:span><text:span text:style-name="T734">statement</text:span><text:span text:style-name="T735">.executeQuery(sql)</text:span><text:span text:style-name="T736">;</text:span><text:span text:style-name="T737"><text:line-break/></text:span><text:span text:style-name="T738"><text:s text:c="12"/>while<text:s/></text:span><text:span text:style-name="T739">(rs.next())</text:span><text:span text:style-name="T740"><text:line-break/></text:span><text:span text:style-name="T741"><text:s text:c="12"/>{</text:span><text:span text:style-name="T742"><text:line-break/></text:span><text:span text:style-name="T743"><text:s text:c="17"/></text:span><text:span text:style-name="T744">int<text:s/></text:span><text:span text:style-name="T745">idTmp = rs.getInt(</text:span><text:span text:style-name="T746">"ID_CO"</text:span><text:span text:style-name="T747">)</text:span><text:span text:style-name="T748">;</text:span><text:span text:style-name="T749"><text:line-break/></text:span><text:span text:style-name="T750"><text:line-break/></text:span><text:span text:style-name="T751"><text:s text:c="17"/>if<text:s/></text:span><text:span text:style-name="T752">(idTmp == id)</text:span><text:span text:style-name="T753"><text:s/>{</text:span><text:span text:style-name="T754"><text:line-break/></text:span><text:span text:style-name="T755"><text:s text:c="21"/>String name = rs.getString(</text:span><text:span text:style-name="T756">"NAME"</text:span><text:span text:style-name="T757">)</text:span><text:span text:style-name="T758">;</text:span><text:span text:style-name="T759"><text:line-break/></text:span><text:span text:style-name="T760"><text:s text:c="21"/></text:span><text:span text:style-name="T761">System.</text:span><text:span text:style-name="T762">out</text:span><text:span text:style-name="T763">.println(</text:span><text:span text:style-name="T764">"[Map::findCountry()] "</text:span><text:span text:style-name="T765">+ id +<text:s/></text:span><text:span text:style-name="T766">" - "<text:s/></text:span><text:span text:style-name="T767">+ name)</text:span><text:span text:style-name="T768">;</text:span><text:span text:style-name="T769"><text:line-break/></text:span><text:span text:style-name="T770"><text:s text:c="21"/></text:span><text:span text:style-name="T771">rs.close()</text:span><text:span text:style-name="T772">;</text:span><text:span text:style-name="T773"><text:line-break/></text:span><text:span text:style-name="T774"><text:s text:c="21"/>return<text:s/></text:span><text:span text:style-name="T775">name</text:span><text:span text:style-name="T776">;</text:span><text:span text:style-name="T777"><text:line-break/></text:span><text:span text:style-name="T778"><text:s text:c="17"/></text:span><text:span text:style-name="T779">}</text:span><text:span text:style-name="T780"><text:line-break/></text:span><text:span text:style-name="T781"><text:s text:c="12"/>}</text:span><text:span text:style-name="T782"><text:line-break/></text:span><text:span text:style-name="T783"><text:s text:c="12"/>rs.close()</text:span><text:span text:style-name="T784">;</text:span><text:span text:style-name="T785"><text:line-break/></text:span><text:span text:style-name="T786"><text:s text:c="8"/></text:span><text:span text:style-name="T787">}<text:s/></text:span><text:span text:style-name="T788">catch<text:s/></text:span><text:span text:style-name="T789">(SQLException throwables) {</text:span><text:span text:style-name="T790"><text:line-break/></text:span><text:span text:style-name="T791"><text:s text:c="12"/>throwables.printStackTrace()</text:span><text:span text:style-name="T792">;</text:span><text:span text:style-name="T793"><text:line-break/></text:span><text:span text:style-name="T794"><text:s text:c="8"/></text:span><text:span text:style-name="T795">}</text:span><text:span text:style-name="T796"><text:line-break/></text:span><text:span text:style-name="T797"><text:s text:c="8"/></text:span><text:span text:style-name="T798">return<text:s/></text:span><text:span text:style-name="T799">""</text:span><text:span text:style-name="T800">;</text:span><text:span text:style-name="T801"><text:line-break/></text:span><text:span text:style-name="T802"><text:s text:c="4"/></text:span><text:span text:style-name="T803">}</text:span><text:span text:style-name="T804"><text:line-break/></text:span><text:span text:style-name="T805"><text:line-break/></text:span><text:span text:style-name="T806"><text:s text:c="4"/></text:span><text:span text:style-name="T807">public void<text:s/></text:span><text:span text:style-name="T808">changeCountryInfo</text:span><text:span text:style-name="T809">(</text:span><text:span text:style-name="T810">int<text:s/></text:span><text:span text:style-name="T811">id</text:span><text:span text:style-name="T812">,<text:s/></text:span><text:span text:style-name="T813">String name){</text:span><text:span text:style-name="T814"><text:line-break/></text:span><text:span text:style-name="T815"><text:s text:c="8"/>System.</text:span><text:span text:style-name="T816">out</text:span><text:span text:style-name="T817">.pr</text:span><text:span text:style-name="T818">intln(</text:span><text:span text:style-name="T819">"[Map::changeCountryInfo()]"</text:span><text:span text:style-name="T820">)</text:span><text:span text:style-name="T821">;</text:span><text:span text:style-name="T822"><text:line-break/></text:span><text:span text:style-name="T823"><text:line-break/></text:span><text:span text:style-name="T824"><text:s text:c="8"/></text:span><text:span text:style-name="T825">String sql1 =<text:s/></text:span><text:span text:style-name="T826">"UPDATE COUNTRIES SET NAME = '"</text:span><text:span text:style-name="T827">+name+</text:span><text:span text:style-name="T828">"' WHERE ID_CO = '"<text:s/></text:span><text:span text:style-name="T829">+ id +<text:s/></text:span><text:span text:style-name="T830">"'"</text:span><text:span text:style-name="T831">;</text:span><text:span text:style-name="T832"><text:line-break/></text:span><text:span text:style-name="T833"><text:s text:c="8"/>try<text:s/></text:span><text:span text:style-name="T834">{</text:span><text:span text:style-name="T835"><text:line-break/></text:span><text:span text:style-name="T836"><text:s text:c="12"/></text:span><text:span text:style-name="T837">statement</text:span><text:span text:style-name="T838">.executeUpdate(sql1)</text:span><text:span text:style-name="T839">;</text:span><text:span text:style-name="T840"><text:line-break/></text:span><text:span text:style-name="T841"><text:s text:c="8"/></text:span><text:span text:style-name="T842">}<text:s/></text:span><text:span text:style-name="T843">catch<text:s/></text:span><text:span text:style-name="T844">(SQLException throwables) {</text:span><text:span text:style-name="T845"><text:line-break/></text:span><text:span text:style-name="T846"><text:s text:c="12"/>throwables.printStackTrace()</text:span><text:span text:style-name="T847">;</text:span><text:span text:style-name="T848"><text:line-break/></text:span><text:span text:style-name="T849"><text:s text:c="8"/></text:span><text:span text:style-name="T850">}</text:span><text:span text:style-name="T851"><text:line-break/></text:span><text:span text:style-name="T852"><text:s text:c="4"/>}</text:span><text:span text:style-name="T853"><text:line-break/></text:span><text:span text:style-name="T854"><text:line-break/></text:span><text:span text:style-name="T855"><text:s text:c="4"/></text:span><text:span text:style-name="T856">public void<text:s/></text:span><text:span text:style-name="T857">showCountries</text:span><text:span text:style-name="T858">() {</text:span><text:span text:style-name="T859"><text:line-break/></text:span><text:span text:style-name="T860"><text:s text:c="8"/>String sql =<text:s/></text:span><text:span text:style-name="T861">"SELECT ID_CO, NAME FROM COUNTRIES"</text:span><text:span text:style-name="T862">;</text:span><text:span text:style-name="T863"><text:line-break/></text:span><text:span text:style-name="T864"><text:s text:c="8"/>try</text:span><text:span text:style-name="T865"><text:line-break/></text:span><text:span text:style-name="T866"><text:s text:c="8"/></text:span><text:span text:style-name="T867">{</text:span><text:span text:style-name="T868"><text:line-break/></text:span><text:span text:style-name="T869"><text:s text:c="12"/>ResultSet rs =<text:s/></text:span><text:span text:style-name="T870">statement</text:span><text:span text:style-name="T871">.ex</text:span><text:span text:style-name="T872">ecuteQuery(sql)</text:span><text:span text:style-name="T873">;</text:span><text:span text:style-name="T874"><text:line-break/></text:span><text:span text:style-name="T875"><text:s text:c="12"/></text:span><text:span text:style-name="T876">System.</text:span><text:span text:style-name="T877">out</text:span><text:span text:style-name="T878">.println(</text:span><text:span text:style-name="T879">"[Map::showCountries()] СПИСОК СТРАН:"</text:span><text:span text:style-name="T880">)</text:span><text:span text:style-name="T881">;</text:span><text:span text:style-name="T882"><text:line-break/></text:span><text:span text:style-name="T883"><text:s text:c="12"/>while<text:s/></text:span><text:span text:style-name="T884">(rs.next())</text:span><text:span text:style-name="T885"><text:line-break/></text:span><text:span text:style-name="T886"><text:s text:c="12"/>{</text:span><text:span text:style-name="T887"><text:line-break/></text:span><text:span text:style-name="T888"><text:s text:c="16"/></text:span><text:span text:style-name="T889">int<text:s/></text:span><text:span text:style-name="T890">id = rs.getInt(</text:span><text:span text:style-name="T891">"ID_CO"</text:span><text:span text:style-name="T892">)</text:span><text:span text:style-name="T893">;</text:span><text:span text:style-name="T894"><text:line-break/></text:span><text:span text:style-name="T895"><text:s text:c="16"/></text:span><text:span text:style-name="T896">String name = rs.getString(</text:span><text:span text:style-name="T897">"NAME"</text:span><text:span text:style-name="T898">)</text:span><text:span text:style-name="T899">;</text:span><text:span text:style-name="T900"><text:line-break/></text:span><text:span text:style-name="T901"><text:s text:c="16"/></text:span><text:span text:style-name="T902">System.</text:span><text:span text:style-name="T903">out</text:span><text:span text:style-name="T904">.println(</text:span><text:span text:style-name="T905">" &gt;&gt; "</text:span><text:span text:style-name="T906">+ id +<text:s/></text:span><text:span text:style-name="T907">" - "<text:s/></text:span><text:span text:style-name="T908">+ name)</text:span><text:span text:style-name="T909">;</text:span><text:span text:style-name="T910"><text:line-break/></text:span><text:span text:style-name="T911"><text:s text:c="12"/></text:span><text:span text:style-name="T912">}</text:span><text:span text:style-name="T913"><text:line-break/></text:span><text:span text:style-name="T914"><text:s text:c="12"/>rs.close()</text:span><text:span text:style-name="T915">;</text:span><text:span text:style-name="T916"><text:line-break/></text:span><text:span text:style-name="T917"><text:s text:c="8"/></text:span><text:span text:style-name="T918">}<text:s/></text:span><text:span text:style-name="T919">catch<text:s/></text:span><text:span text:style-name="T920">(SQLException e)</text:span><text:span text:style-name="T921"><text:line-break/></text:span><text:span text:style-name="T922"><text:s text:c="8"/>{</text:span><text:span text:style-name="T923"><text:line-break/></text:span><text:span text:style-name="T924"><text:s text:c="12"/>System.</text:span><text:span text:style-name="T925">out</text:span><text:span text:style-name="T926">.println(</text:span><text:span text:style-name="T927">"[Map::showCountries()] ОШИБКА при получении списка стран"</text:span><text:span text:style-name="T928">)</text:span><text:span text:style-name="T929">;</text:span><text:span text:style-name="T930"><text:line-break/></text:span><text:span text:style-name="T931"><text:s text:c="12"/></text:span><text:span text:style-name="T932">System.</text:span><text:span text:style-name="T933">o</text:span><text:span text:style-name="T934">ut</text:span><text:span text:style-name="T935">.println(</text:span><text:span text:style-name="T936">" &gt;&gt; "</text:span><text:span text:style-name="T937">+e.getMessage())</text:span><text:span text:style-name="T938">;</text:span><text:span text:style-name="T939"><text:line-break/></text:span><text:span text:style-name="T940"><text:s text:c="8"/></text:span><text:span text:style-name="T941">}</text:span><text:span text:style-name="T942"><text:line-break/></text:span><text:span text:style-name="T943"><text:s text:c="4"/>}</text:span><text:span text:style-name="T944"><text:line-break/></text:span><text:span text:style-name="T945"><text:line-break/></text:span><text:span text:style-name="T946">////////////////////////////////////////////////////////////////////////////////////////////////////////////////////////</text:span><text:span text:style-name="T947"><text:line-break/></text:span><text:span text:style-name="T948"><text:line-break/></text:span><text:span text:style-name="T949"><text:s text:c="4"/></text:span><text:span text:style-name="T950">public boolean<text:s/></text:span><text:span text:style-name="T951">addCity</text:span><text:span text:style-name="T952">(</text:span><text:span text:style-name="T953">int<text:s/></text:span><text:span text:style-name="T954">idCity</text:span><text:span text:style-name="T955">, int<text:s/></text:span><text:span text:style-name="T956">idCountry</text:span><text:span text:style-name="T957">,<text:s/></text:span><text:span text:style-name="T958">String name</text:span><text:span text:style-name="T959">, int<text:s/></text:span><text:span text:style-name="T960">count</text:span><text:span text:style-name="T961">, int<text:s/></text:span><text:span text:style-name="T962">isCapital) {</text:span><text:span text:style-name="T963"><text:line-break/></text:span><text:span text:style-name="T964"><text:s text:c="8"/>String sql =<text:s/></text:span><text:span text:style-name="T965">"INSERT INTO CITIES (ID_CI, ID_CO, NAME, COUNT, ISCAPITAL)"<text:s/></text:span><text:span text:style-name="T966">+<text:s/></text:span><text:span text:style-name="T967">"VALUES ("</text:span><text:span text:style-name="T968">+idCity+</text:span><text:span text:style-name="T969">","</text:span><text:span text:style-name="T970">+idCountry+</text:span><text:span text:style-name="T971">", '"</text:span><text:span text:style-name="T972">+name+</text:span><text:span text:style-name="T973">"',"</text:span><text:span text:style-name="T974">+count+</text:span><text:span text:style-name="T975">","</text:span><text:span text:style-name="T976">+isCapital+</text:span><text:span text:style-name="T977">")"</text:span><text:span text:style-name="T978">;</text:span><text:span text:style-name="T979"><text:line-break/></text:span><text:span text:style-name="T980"><text:line-break/></text:span><text:span text:style-name="T981"><text:s text:c="8"/>try<text:s/></text:span><text:span text:style-name="T982">{</text:span><text:span text:style-name="T983"><text:line-break/></text:span><text:span text:style-name="T984"><text:s text:c="12"/></text:span><text:span text:style-name="T985">statement</text:span><text:span text:style-name="T986">.executeUpdate(sql)</text:span><text:span text:style-name="T987">;</text:span><text:span text:style-name="T988"><text:line-break/></text:span><text:span text:style-name="T989"><text:s text:c="12"/></text:span><text:span text:style-name="T990">System.</text:span><text:span text:style-name="T991">out</text:span><text:span text:style-name="T992">.println</text:span><text:span text:style-name="T993">(</text:span><text:span text:style-name="T994">"[Map::addCountry()] Страна "<text:s/></text:span><text:span text:style-name="T995">+ name +<text:s/></text:span><text:span text:style-name="T996">" успешно добавлена!"</text:span><text:span text:style-name="T997">)</text:span><text:span text:style-name="T998">;</text:span><text:span text:style-name="T999"><text:line-break/></text:span><text:span text:style-name="T1000"><text:s text:c="12"/>return true;</text:span><text:span text:style-name="T1001"><text:line-break/></text:span><text:span text:style-name="T1002"><text:s text:c="8"/></text:span><text:span text:style-name="T1003">}<text:s/></text:span><text:span text:style-name="T1004">catch<text:s/></text:span><text:span text:style-name="T1005">(SQLException e) {</text:span><text:span text:style-name="T1006"><text:line-break/></text:span><text:span text:style-name="T1007"><text:s text:c="12"/>System.</text:span><text:span text:style-name="T1008">out</text:span><text:span text:style-name="T1009">.println(</text:span><text:span text:style-name="T1010">"[Map::addCountry()] ОШИБКА! Страна "<text:s/></text:span><text:span text:style-name="T1011">+ name +<text:s/></text:span><text:span text:style-name="T1012">" не добавлена!"</text:span><text:span text:style-name="T1013">)</text:span><text:span text:style-name="T1014">;</text:span><text:span text:style-name="T1015"><text:line-break/></text:span><text:span text:style-name="T1016"><text:s text:c="12"/></text:span><text:span text:style-name="T1017">System.</text:span><text:span text:style-name="T1018">out</text:span><text:span text:style-name="T1019">.println(</text:span><text:span text:style-name="T1020">"</text:span><text:span text:style-name="T1021"><text:s/>&gt;&gt; "<text:s/></text:span><text:span text:style-name="T1022">+ e.getMessage())</text:span><text:span text:style-name="T1023">;</text:span><text:span text:style-name="T1024"><text:line-break/></text:span><text:span text:style-name="T1025"><text:s text:c="12"/>return false;</text:span><text:span text:style-name="T1026"><text:line-break/></text:span><text:span text:style-name="T1027"><text:s text:c="8"/></text:span><text:span text:style-name="T1028">}</text:span><text:span text:style-name="T1029"><text:line-break/></text:span><text:span text:style-name="T1030"><text:s text:c="4"/>}</text:span><text:span text:style-name="T1031"><text:line-break/></text:span><text:span text:style-name="T1032"><text:line-break/></text:span><text:span text:style-name="T1033"><text:s text:c="4"/></text:span><text:span text:style-name="T1034">public boolean<text:s/></text:span><text:span text:style-name="T1035">deleteCity</text:span><text:span text:style-name="T1036">(</text:span><text:span text:style-name="T1037">int<text:s/></text:span><text:span text:style-name="T1038">id){</text:span><text:span text:style-name="T1039"><text:line-break/></text:span><text:span text:style-name="T1040"><text:s text:c="8"/>String sql =<text:s/></text:span><text:span text:style-name="T1041">"DELETE FROM CITIES WHERE ID_CI = "<text:s/></text:span><text:span text:style-name="T1042">+ id</text:span><text:span text:style-name="T1043">;</text:span><text:span text:style-name="T1044"><text:line-break/></text:span><text:span text:style-name="T1045"><text:s text:c="8"/>try<text:s/></text:span><text:span text:style-name="T1046">{</text:span><text:span text:style-name="T1047"><text:line-break/></text:span><text:span text:style-name="T1048"><text:s text:c="12"/></text:span><text:span text:style-name="T1049">int<text:s/></text:span><text:span text:style-name="T1050">c =<text:s/></text:span><text:span text:style-name="T1051">statement</text:span><text:span text:style-name="T1052">.executeUpdate(sql)</text:span><text:span text:style-name="T1053">;</text:span><text:span text:style-name="T1054"><text:line-break/></text:span><text:span text:style-name="T1055"><text:line-break/></text:span><text:span text:style-name="T1056"><text:s text:c="12"/>if<text:s/></text:span><text:span text:style-name="T1057">(c&gt;</text:span><text:span text:style-name="T1058">0</text:span><text:span text:style-name="T1059">)<text:s/></text:span><text:span text:style-name="T1060">{</text:span><text:span text:style-name="T1061"><text:line-break/></text:span><text:span text:style-name="T1062"><text:s text:c="16"/>System.</text:span><text:span text:style-name="T1063">out</text:span><text:span text:style-name="T1064">.println(</text:span><text:span text:style-name="T1065">"[Map::deleteCity()] Город с идентификатором "<text:s/></text:span><text:span text:style-name="T1066">+ id +</text:span><text:span text:style-name="T1067">" успешно удалена!"</text:span><text:span text:style-name="T1068">)</text:span><text:span text:style-name="T1069">;</text:span><text:span text:style-name="T1070"><text:line-break/></text:span><text:span text:style-name="T1071"><text:s text:c="16"/>return true;</text:span><text:span text:style-name="T1072"><text:line-break/></text:span><text:span text:style-name="T1073"><text:s text:c="12"/></text:span><text:span text:style-name="T1074">}<text:s/></text:span><text:span text:style-name="T1075">else<text:s/></text:span><text:span text:style-name="T1076">{</text:span><text:span text:style-name="T1077"><text:line-break/></text:span><text:span text:style-name="T1078"><text:s text:c="16"/>System.</text:span><text:span text:style-name="T1079">out</text:span><text:span text:style-name="T1080">.println(</text:span><text:span text:style-name="T1081">"[Map::deleteCity()] Город с идентификатором "<text:s/></text:span><text:span text:style-name="T1082">+ id +</text:span><text:span text:style-name="T1083">" не найдена!"</text:span><text:span text:style-name="T1084">)</text:span><text:span text:style-name="T1085">;</text:span><text:span text:style-name="T1086"><text:line-break/></text:span><text:span text:style-name="T1087"><text:s text:c="16"/>return false;</text:span><text:span text:style-name="T1088"><text:line-break/></text:span><text:span text:style-name="T1089"><text:s text:c="12"/></text:span><text:span text:style-name="T1090">}</text:span><text:span text:style-name="T1091"><text:line-break/></text:span><text:span text:style-name="T1092"><text:line-break/></text:span><text:span text:style-name="T1093"><text:s text:c="8"/>}<text:s/></text:span><text:span text:style-name="T1094">catch<text:s/></text:span><text:span text:style-name="T1095">(SQLException e) {</text:span><text:span text:style-name="T1096"><text:line-break/></text:span><text:span text:style-name="T1097"><text:s text:c="12"/>System.</text:span><text:span text:style-name="T1098">out</text:span><text:span text:style-name="T1099">.println(</text:span><text:span text:style-name="T1100">"[Map::deleteCity()] ОШИБКА при удалении</text:span><text:span text:style-name="T1101"><text:s/>города с идентификатором "<text:s/></text:span><text:span text:style-name="T1102">+ id)</text:span><text:span text:style-name="T1103">;</text:span><text:span text:style-name="T1104"><text:line-break/></text:span><text:span text:style-name="T1105"><text:s text:c="12"/></text:span><text:span text:style-name="T1106">System.</text:span><text:span text:style-name="T1107">out</text:span><text:span text:style-name="T1108">.println(</text:span><text:span text:style-name="T1109">" &gt;&gt; "<text:s/></text:span><text:span text:style-name="T1110">+ e.getMessage())</text:span><text:span text:style-name="T1111">;</text:span><text:span text:style-name="T1112"><text:line-break/></text:span><text:span text:style-name="T1113"><text:s text:c="12"/>return false;</text:span><text:span text:style-name="T1114"><text:line-break/></text:span><text:span text:style-name="T1115"><text:s text:c="8"/></text:span><text:span text:style-name="T1116">}</text:span><text:span text:style-name="T1117"><text:line-break/></text:span><text:span text:style-name="T1118"><text:s text:c="4"/>}</text:span><text:span text:style-name="T1119"><text:line-break/></text:span><text:span text:style-name="T1120"><text:line-break/></text:span><text:span text:style-name="T1121"><text:s text:c="4"/></text:span><text:span text:style-name="T1122">public<text:s/></text:span><text:span text:style-name="T1123">String<text:s/></text:span><text:span text:style-name="T1124">findCity</text:span><text:span text:style-name="T1125">(</text:span><text:span text:style-name="T1126">int<text:s/></text:span><text:span text:style-name="T1127">id){</text:span><text:span text:style-name="T1128"><text:line-break/></text:span><text:span text:style-name="T1129"><text:s text:c="8"/>String sql =<text:s/></text:span><text:span text:style-name="T1130">"SELECT ID_CI, NAME FROM CITIES"</text:span><text:span text:style-name="T1131">;</text:span><text:span text:style-name="T1132"><text:line-break/></text:span><text:span text:style-name="T1133"><text:line-break/></text:span><text:span text:style-name="T1134"><text:s text:c="8"/>try<text:s/></text:span><text:span text:style-name="T1135">{</text:span><text:span text:style-name="T1136"><text:line-break/></text:span><text:span text:style-name="T1137"><text:s text:c="12"/>Res</text:span><text:span text:style-name="T1138">ultSet rs =<text:s/></text:span><text:span text:style-name="T1139">statement</text:span><text:span text:style-name="T1140">.executeQuery(sql)</text:span><text:span text:style-name="T1141">;</text:span><text:span text:style-name="T1142"><text:line-break/></text:span><text:span text:style-name="T1143"><text:s text:c="12"/>while<text:s/></text:span><text:span text:style-name="T1144">(rs.next())</text:span><text:span text:style-name="T1145"><text:line-break/></text:span><text:span text:style-name="T1146"><text:s text:c="12"/>{</text:span><text:span text:style-name="T1147"><text:line-break/></text:span><text:span text:style-name="T1148"><text:s text:c="16"/></text:span><text:span text:style-name="T1149">int<text:s/></text:span><text:span text:style-name="T1150">idTmp = rs.getInt(</text:span><text:span text:style-name="T1151">"ID_CI"</text:span><text:span text:style-name="T1152">)</text:span><text:span text:style-name="T1153">;</text:span><text:span text:style-name="T1154"><text:line-break/></text:span><text:span text:style-name="T1155"><text:line-break/></text:span><text:span text:style-name="T1156"><text:s text:c="16"/>if<text:s/></text:span><text:span text:style-name="T1157">(idTmp == id) {</text:span><text:span text:style-name="T1158"><text:line-break/></text:span><text:span text:style-name="T1159"><text:s text:c="20"/>String name = rs.getString(</text:span><text:span text:style-name="T1160">"NAME"</text:span><text:span text:style-name="T1161">)</text:span><text:span text:style-name="T1162">;</text:span><text:span text:style-name="T1163"><text:line-break/></text:span><text:span text:style-name="T1164"><text:s text:c="20"/></text:span><text:span text:style-name="T1165">System.</text:span><text:span text:style-name="T1166">out</text:span><text:span text:style-name="T1167">.println(</text:span><text:span text:style-name="T1168">"[Map::findCity()] "</text:span><text:span text:style-name="T1169">+ id +<text:s/></text:span><text:span text:style-name="T1170">" - "<text:s/></text:span><text:span text:style-name="T1171">+ name)</text:span><text:span text:style-name="T1172">;</text:span><text:span text:style-name="T1173"><text:line-break/></text:span><text:span text:style-name="T1174"><text:s text:c="20"/></text:span><text:span text:style-name="T1175">rs.close()</text:span><text:span text:style-name="T1176">;</text:span><text:span text:style-name="T1177"><text:line-break/></text:span><text:span text:style-name="T1178"><text:s text:c="20"/>return<text:s/></text:span><text:span text:style-name="T1179">name</text:span><text:span text:style-name="T1180">;</text:span><text:span text:style-name="T1181"><text:line-break/></text:span><text:span text:style-name="T1182"><text:s text:c="16"/></text:span><text:span text:style-name="T1183">}</text:span><text:span text:style-name="T1184"><text:line-break/></text:span><text:span text:style-name="T1185"><text:s text:c="12"/>}</text:span><text:span text:style-name="T1186"><text:line-break/></text:span><text:span text:style-name="T1187"><text:s text:c="12"/>rs.close()</text:span><text:span text:style-name="T1188">;</text:span><text:span text:style-name="T1189"><text:line-break/></text:span><text:span text:style-name="T1190"><text:s text:c="8"/></text:span><text:span text:style-name="T1191">}<text:s/></text:span><text:span text:style-name="T1192">catch<text:s/></text:span><text:span text:style-name="T1193">(SQLException throwables) {</text:span><text:span text:style-name="T1194"><text:line-break/></text:span><text:span text:style-name="T1195"><text:s text:c="12"/>throwables.printStackTrace()</text:span><text:span text:style-name="T1196">;</text:span><text:span text:style-name="T1197"><text:line-break/></text:span><text:span text:style-name="T1198"><text:s text:c="8"/></text:span><text:span text:style-name="T1199">}</text:span><text:span text:style-name="T1200"><text:line-break/></text:span><text:span text:style-name="T1201"><text:s text:c="8"/></text:span><text:span text:style-name="T1202">return<text:s/></text:span><text:span text:style-name="T1203">""</text:span><text:span text:style-name="T1204">;</text:span><text:span text:style-name="T1205"><text:line-break/></text:span><text:span text:style-name="T1206"><text:s text:c="4"/></text:span><text:span text:style-name="T1207">}</text:span><text:span text:style-name="T1208"><text:line-break/></text:span><text:span text:style-name="T1209"><text:line-break/></text:span><text:span text:style-name="T1210"><text:s text:c="4"/></text:span><text:span text:style-name="T1211">public void<text:s/></text:span><text:span text:style-name="T1212">changeCityInfo</text:span><text:span text:style-name="T1213">(</text:span><text:span text:style-name="T1214">int<text:s/></text:span><text:span text:style-name="T1215">idCity</text:span><text:span text:style-name="T1216">,int<text:s/></text:span><text:span text:style-name="T1217">idCountry</text:span><text:span text:style-name="T1218">,<text:s/></text:span><text:span text:style-name="T1219">String name</text:span><text:span text:style-name="T1220">, int<text:s/></text:span><text:span text:style-name="T1221">count</text:span><text:span text:style-name="T1222">, int<text:s/></text:span><text:span text:style-name="T1223">isCapital){</text:span><text:span text:style-name="T1224"><text:line-break/></text:span><text:span text:style-name="T1225"><text:s text:c="8"/>System.</text:span><text:span text:style-name="T1226">out</text:span><text:span text:style-name="T1227">.println(</text:span><text:span text:style-name="T1228">"[Map::changeCountryInfo()]"</text:span><text:span text:style-name="T1229">)</text:span><text:span text:style-name="T1230">;</text:span><text:span text:style-name="T1231"><text:line-break/></text:span><text:span text:style-name="T1232"><text:line-break/></text:span><text:span text:style-name="T1233"><text:s text:c="8"/></text:span><text:span text:style-name="T1234">String sql1 =<text:s/></text:span><text:span text:style-name="T1235">"UPDATE CITIES SET NAME = '"</text:span><text:span text:style-name="T1236">+name+</text:span><text:span text:style-name="T1237">"' WHERE ID_CI = '"<text:s/></text:span><text:span text:style-name="T1238">+ idCity +<text:s/></text:span><text:span text:style-name="T1239">"'"</text:span><text:span text:style-name="T1240">;</text:span><text:span text:style-name="T1241"><text:line-break/></text:span><text:span text:style-name="T1242"><text:s/></text:span><text:span text:style-name="T1243"><text:s text:c="7"/></text:span><text:span text:style-name="T1244">String sql2 =<text:s/></text:span><text:span text:style-name="T1245">"UPDATE CITIES SET ID_CO = '"</text:span><text:span text:style-name="T1246">+idCountry+</text:span><text:span text:style-name="T1247">"' WHERE ID_CI = '"<text:s/></text:span><text:span text:style-name="T1248">+ idCity +<text:s/></text:span><text:span text:style-name="T1249">"'"</text:span><text:span text:style-name="T1250">;</text:span><text:span text:style-name="T1251"><text:line-break/></text:span><text:span text:style-name="T1252"><text:s text:c="8"/></text:span><text:span text:style-name="T1253">String sql3 =<text:s/></text:span><text:span text:style-name="T1254">"UPDATE CITIES SET COUNT = '"</text:span><text:span text:style-name="T1255">+count+</text:span><text:span text:style-name="T1256">"' WHERE ID_CI = '"<text:s/></text:span><text:span text:style-name="T1257">+ idCity +<text:s/></text:span><text:span text:style-name="T1258">"'"</text:span><text:span text:style-name="T1259">;</text:span><text:span text:style-name="T1260"><text:line-break/></text:span><text:span text:style-name="T1261"><text:s text:c="8"/></text:span><text:span text:style-name="T1262">String sql4 =<text:s/></text:span><text:span text:style-name="T1263">"UPDATE CITIES SET ISCAPITAL = '"</text:span><text:span text:style-name="T1264">+isCapital</text:span><text:span text:style-name="T1265">+</text:span><text:span text:style-name="T1266">"' WHERE ID_CI = '"<text:s/></text:span><text:span text:style-name="T1267">+ idCity +<text:s/></text:span><text:span text:style-name="T1268">"'"</text:span><text:span text:style-name="T1269">;</text:span><text:span text:style-name="T1270"><text:line-break/></text:span><text:span text:style-name="T1271"><text:s text:c="8"/>try<text:s/></text:span><text:span text:style-name="T1272">{</text:span><text:span text:style-name="T1273"><text:line-break/></text:span><text:span text:style-name="T1274"><text:s text:c="12"/></text:span><text:span text:style-name="T1275">statement</text:span><text:span text:style-name="T1276">.executeUpdate(sql1)</text:span><text:span text:style-name="T1277">;</text:span><text:span text:style-name="T1278"><text:line-break/></text:span><text:span text:style-name="T1279"><text:s text:c="12"/></text:span><text:span text:style-name="T1280">statement</text:span><text:span text:style-name="T1281">.executeUpdate(sql2)</text:span><text:span text:style-name="T1282">;</text:span><text:span text:style-name="T1283"><text:line-break/></text:span><text:span text:style-name="T1284"><text:s text:c="12"/></text:span><text:span text:style-name="T1285">statement</text:span><text:span text:style-name="T1286">.executeUpdate(sql3)</text:span><text:span text:style-name="T1287">;</text:span><text:span text:style-name="T1288"><text:line-break/></text:span><text:span text:style-name="T1289"><text:s text:c="12"/></text:span><text:span text:style-name="T1290">statement</text:span><text:span text:style-name="T1291">.executeUpdate(sql4)</text:span><text:span text:style-name="T1292">;</text:span><text:span text:style-name="T1293"><text:line-break/></text:span><text:span text:style-name="T1294"><text:s text:c="8"/></text:span><text:span text:style-name="T1295">}<text:s/></text:span><text:span text:style-name="T1296">catch<text:s/></text:span><text:span text:style-name="T1297">(SQLException throwables) {</text:span><text:span text:style-name="T1298"><text:line-break/></text:span><text:span text:style-name="T1299"><text:s text:c="12"/>throwables.printStackTrace()</text:span><text:span text:style-name="T1300">;</text:span><text:span text:style-name="T1301"><text:line-break/></text:span><text:span text:style-name="T1302"><text:s text:c="8"/></text:span><text:span text:style-name="T1303">}</text:span><text:span text:style-name="T1304"><text:line-break/></text:span><text:span text:style-name="T1305"><text:s text:c="4"/>}</text:span><text:span text:style-name="T1306"><text:line-break/></text:span><text:span text:style-name="T1307"><text:line-break/></text:span><text:span text:style-name="T1308"><text:s text:c="4"/></text:span><text:span text:style-name="T1309">public void<text:s/></text:span><text:span text:style-name="T1310">showCities</text:span><text:span text:style-name="T1311">(</text:span><text:span text:style-name="T1312">int<text:s/></text:span><text:span text:style-name="T1313">idCountry){</text:span><text:span text:style-name="T1314"><text:line-break/></text:span><text:span text:style-name="T1315"><text:s text:c="8"/>String sql =<text:s/></text:span><text:span text:style-name="T1316">"SELECT ID_CI, ID_CO, NAME, COUNT, ISCAPITAL FROM CITIES"</text:span><text:span text:style-name="T1317">;</text:span><text:span text:style-name="T1318"><text:line-break/></text:span><text:span text:style-name="T1319"><text:s text:c="8"/>try</text:span><text:span text:style-name="T1320"><text:line-break/></text:span><text:span text:style-name="T1321"><text:s text:c="8"/></text:span><text:span text:style-name="T1322">{</text:span><text:span text:style-name="T1323"><text:line-break/></text:span><text:span text:style-name="T1324"><text:s text:c="12"/>ResultSet rs =<text:s/></text:span><text:span text:style-name="T1325">statement</text:span><text:span text:style-name="T1326">.executeQuery(sql)</text:span><text:span text:style-name="T1327">;</text:span><text:span text:style-name="T1328"><text:line-break/></text:span><text:span text:style-name="T1329"><text:s text:c="12"/></text:span><text:span text:style-name="T1330">System.</text:span><text:span text:style-name="T1331">out</text:span><text:span text:style-name="T1332">.println(</text:span><text:span text:style-name="T1333">"</text:span><text:span text:style-name="T1334">[Map::showCities()] СПИСОК ГОРОДОВ "<text:s/></text:span><text:span text:style-name="T1335">+<text:s/></text:span><text:span text:style-name="T1336">" :"</text:span><text:span text:style-name="T1337">)</text:span><text:span text:style-name="T1338">;</text:span><text:span text:style-name="T1339"><text:line-break/></text:span><text:span text:style-name="T1340"><text:s text:c="12"/>while<text:s/></text:span><text:span text:style-name="T1341">(rs.next())</text:span><text:span text:style-name="T1342"><text:line-break/></text:span><text:span text:style-name="T1343"><text:s text:c="12"/>{</text:span><text:span text:style-name="T1344"><text:line-break/></text:span><text:span text:style-name="T1345"><text:s text:c="16"/></text:span><text:span text:style-name="T1346">int<text:s/></text:span><text:span text:style-name="T1347">idCity = rs.getInt(</text:span><text:span text:style-name="T1348">"ID_CI"</text:span><text:span text:style-name="T1349">)</text:span><text:span text:style-name="T1350">;</text:span><text:span text:style-name="T1351"><text:line-break/></text:span><text:span text:style-name="T1352"><text:s text:c="16"/>int<text:s/></text:span><text:span text:style-name="T1353">idCountryTmp = rs.getInt(</text:span><text:span text:style-name="T1354">"ID_CO"</text:span><text:span text:style-name="T1355">)</text:span><text:span text:style-name="T1356">;</text:span><text:span text:style-name="T1357"><text:line-break/></text:span><text:span text:style-name="T1358"><text:s text:c="16"/></text:span><text:span text:style-name="T1359">String nameCity = rs.getString(</text:span><text:span text:style-name="T1360">"NAME"</text:span><text:span text:style-name="T1361">)</text:span><text:span text:style-name="T1362">;</text:span><text:span text:style-name="T1363"><text:line-break/></text:span><text:span text:style-name="T1364"><text:s text:c="6"/></text:span><text:span text:style-name="T1365"><text:s text:c="10"/></text:span><text:span text:style-name="T1366">Integer count = rs.getInt(</text:span><text:span text:style-name="T1367">"COUNT"</text:span><text:span text:style-name="T1368">)</text:span><text:span text:style-name="T1369">;</text:span><text:span text:style-name="T1370"><text:line-break/></text:span><text:span text:style-name="T1371"><text:s text:c="16"/></text:span><text:span text:style-name="T1372">Boolean isCapital = (rs.getInt(</text:span><text:span text:style-name="T1373">"ISCAPITAL"</text:span><text:span text:style-name="T1374">) ==<text:s/></text:span><text:span text:style-name="T1375">1<text:s/></text:span><text:span text:style-name="T1376">?<text:s/></text:span><text:span text:style-name="T1377">true<text:s/></text:span><text:span text:style-name="T1378">:<text:s/></text:span><text:span text:style-name="T1379">false</text:span><text:span text:style-name="T1380">)</text:span><text:span text:style-name="T1381">;</text:span><text:span text:style-name="T1382"><text:line-break/></text:span><text:span text:style-name="T1383"><text:line-break/></text:span><text:span text:style-name="T1384"><text:s text:c="16"/>if<text:s/></text:span><text:span text:style-name="T1385">(idCountry == idCountryTmp)</text:span><text:span text:style-name="T1386"><text:line-break/></text:span><text:span text:style-name="T1387"><text:s text:c="16"/>System.</text:span><text:span text:style-name="T1388">out</text:span><text:span text:style-name="T1389">.println(</text:span><text:span text:style-name="T1390">"idCity: "<text:s/></text:span><text:span text:style-name="T1391">+ idCity +<text:s/></text:span><text:span text:style-name="T1392">" <text:s/>idCountry:"<text:s/></text:span><text:span text:style-name="T1393">+ idCoun</text:span><text:span text:style-name="T1394">tryTmp +<text:s/></text:span><text:span text:style-name="T1395">" <text:s text:c="2"/>nameCity:"<text:s/></text:span><text:span text:style-name="T1396">+ nameCity +<text:s/></text:span><text:span text:style-name="T1397">" <text:s text:c="2"/>count:"<text:s/></text:span><text:span text:style-name="T1398">+ count +<text:s/></text:span><text:span text:style-name="T1399">"</text:span><text:span text:style-name="T1400"><text:s text:c="3"/>isCapital:" <text:s/></text:span><text:span text:style-name="T1401">+ isCapital)</text:span><text:span text:style-name="T1402">;</text:span><text:span text:style-name="T1403"><text:line-break/></text:span><text:span text:style-name="T1404"><text:s text:c="12"/></text:span><text:span text:style-name="T1405">}</text:span><text:span text:style-name="T1406"><text:line-break/></text:span><text:span text:style-name="T1407"><text:line-break/></text:span><text:span text:style-name="T1408"><text:s text:c="12"/>rs.close()</text:span><text:span text:style-name="T1409">;</text:span><text:span text:style-name="T1410"><text:line-break/></text:span><text:span text:style-name="T1411"><text:s text:c="8"/></text:span><text:span text:style-name="T1412">}<text:s/></text:span><text:span text:style-name="T1413">catch<text:s/></text:span><text:span text:style-name="T1414">(SQLException e)</text:span><text:span text:style-name="T1415"><text:line-break/></text:span><text:span text:style-name="T1416"><text:s text:c="8"/>{</text:span><text:span text:style-name="T1417"><text:line-break/></text:span><text:span text:style-name="T1418"><text:s text:c="12"/>System.</text:span><text:span text:style-name="T1419">out</text:span><text:span text:style-name="T1420">.println(</text:span><text:span text:style-name="T1421">"[Map::showCities()] ОШИБКА при получении списка городов"</text:span><text:span text:style-name="T1422">)</text:span><text:span text:style-name="T1423">;</text:span><text:span text:style-name="T1424"><text:line-break/></text:span><text:span text:style-name="T1425"><text:s text:c="12"/></text:span><text:span text:style-name="T1426">System.</text:span><text:span text:style-name="T1427">out</text:span><text:span text:style-name="T1428">.println(</text:span><text:span text:style-name="T1429">" &gt;&gt; "</text:span><text:span text:style-name="T1430">+e.getMessage())</text:span><text:span text:style-name="T1431">;</text:span><text:span text:style-name="T1432"><text:line-break/></text:span><text:span text:style-name="T1433"><text:s text:c="8"/></text:span><text:span text:style-name="T1434">}</text:span><text:span text:style-name="T1435"><text:line-break/></text:span><text:span text:style-name="T1436"><text:s text:c="4"/>}</text:span><text:span text:style-name="T1437"><text:line-break/></text:span><text:span text:style-name="T1438"><text:line-break/></text:span><text:span text:style-name="T1439">////////////////////////////////////////////////////////////////////////////////////////////////////////////////////////</text:span><text:span text:style-name="T1440"><text:line-break/></text:span><text:span text:style-name="T1441"><text:line-break/></text:span><text:span text:style-name="T1442">}</text:span><text:span text:style-name="T1443"><text:line-break/></text:span></text:p>
      </text:section>
      <text:section text:name="Sect5" text:style-name="S5">
        <text:p text:style-name="P1444">Опис програми</text:p>
        <text:p text:style-name="P1445"/>
        <text:p text:style-name="P1446">Class Main</text:p>
        <text:list text:style-name="LFO1" text:continue-numbering="true">
          <text:list-item>
            <text:p text:style-name="P1447">Метод main: заданий сценарій в якому представлена робота всіх потрібних методів.</text:p>
          </text:list-item>
        </text:list>
        <text:p text:style-name="P1448"/>
        <text:p text:style-name="PreformattedText"><text:span text:style-name="T1449">C</text:span><text:span text:style-name="T1450">lass Map</text:span></text:p>
        <text:list text:style-name="LFO2" text:continue-numbering="true">
          <text:list-item>
            <text:p text:style-name="P1451"><text:span text:style-name="T1452">Конструктор Map: приєднуемося до БД та оголошуемо зміну<text:s/></text:span><text:span text:style-name="T1453">statement</text:span><text:span text:style-name="T1454"><text:s/></text:span><text:span text:style-name="T1455">для створення sql запросів у наступних методах.</text:span></text:p>
          </text:list-item>
          <text:list-item>
            <text:p text:style-name="P1456"><text:span text:style-name="T1457">Всі інші методи використвують відповідний sql запрос для виконання своєї роботи</text:span></text:p>
          </text:list-item>
        </text:list>
        <text:p text:style-name="P1458"/>
        <text:p text:style-name="PreformattedText"><text:span text:style-name="T1459"><text:tab/></text:span><text:bookmark-start text:name="_GoBack"/><text:bookmark-end text:name="_GoBack"/></text:p>
        <text:p text:style-name="P1460"/>
        <text:p text:style-name="P1461"/>
        <text:p text:style-name="P1462"/>
        <text:p text:style-name="Standard"><text:bookmark-start text:name="kAz1tf1"/><text:bookmark-end text:name="kAz1tf1"/></text:p>
      </text:section>
      <text:section text:name="Sect6" text:style-name="S6">
        <text:p text:style-name="P1463"><text:bookmark-start text:name="tw-target-text3"/><text:bookmark-start text:name="tw-target-text-container"/><text:bookmark-end text:name="tw-target-text3"/><text:bookmark-end text:name="tw-target-text-container"/>ER-модель бази даних</text:p>
      </text:section>
      <text:section text:name="Sect7" text:style-name="S7">
        <text:p text:style-name="PreformattedText"><text:span text:style-name="T1464"><draw:custom-shape svg:x="-0.2681in" svg:y="-0.028in" svg:width="0.64097in" svg:height="1.07708in" draw:z-index="251658240" draw:id="id0" draw:style-name="a0" draw:name="Shape1" text:anchor-type="paragraph"><svg:title/><svg:desc/><text:p text:style-name="Обычный"><text:s/></text:p><text:p text:style-name="Обычный"><text:s/>КРАЇНА</text:p><text:p text:style-name="Обычный"><text:s/></text:p><text:p text:style-name="Обычный"><text:s/>Код</text:p><text:p text:style-name="Обычный"><text:s/>Назва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465"><draw:custom-shape svg:x="4.8154in" svg:y="-0.0484in" svg:width="1.71181in" svg:height="1.69167in" draw:z-index="251659264" draw:id="id1" draw:style-name="a1" draw:name="Shape1" text:anchor-type="paragraph"><svg:title/><svg:desc/><text:p text:style-name="P1466"><text:s/></text:p><text:p text:style-name="P1467"><text:s/>Місто</text:p><text:p text:style-name="P1468"><text:s/></text:p><text:p text:style-name="P1469"><text:s/>Код</text:p><text:p text:style-name="P1470"><text:s/>Код країни</text:p><text:p text:style-name="P1471"><text:s/>Назва</text:p><text:p text:style-name="P1472"><text:s/>Населення</text:p><text:p text:style-name="Обычный"><text:span text:style-name="T1473"><text:s/></text:span>Індентифікатор столиці</text:p><text:p text:style-name="Обычный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1474"><draw:connector draw:type="line" svg:x1="1.5339in" svg:y1="0.7874in" svg:x2="4.81446in" svg:y2="0.7874in" draw:z-index="2" draw:id="id2" draw:style-name="a3" draw:name="Shape2" text:anchor-type="paragraph"><svg:title/><svg:desc/></draw:connector></text:span><text:span text:style-name="T1475"><draw:frame draw:z-index="3" draw:id="id3" draw:style-name="a4" draw:name="Shape3" text:anchor-type="paragraph" svg:x="2.9925in" svg:y="0.4646in" svg:width="0.25069in" svg:height="0.22778in" style:rel-width="scale" style:rel-height="scale"><draw:text-box><text:p text:style-name="Обычный">1:N</text:p></draw:text-box><svg:title/><svg:desc/></draw:frame></text:span><text:span text:style-name="T1476"><text:s text:c="6"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raray</meta:initial-creator>
    <dc:creator>Пользователь Windows</dc:creator>
    <meta:creation-date>2020-04-09T16:03:00Z</meta:creation-date>
    <dc:date>2020-05-24T14:48:00Z</dc:date>
    <meta:template xlink:href="Normal" xlink:type="simple"/>
    <meta:editing-cycles>2</meta:editing-cycles>
    <meta:editing-duration>PT900S</meta:editing-duration>
    <meta:document-statistic meta:page-count="1" meta:paragraph-count="22" meta:word-count="7299" meta:character-count="11438" meta:row-count="34" meta:non-whitespace-character-count="4161"/>
  </office:meta>
</office:document-meta>
</file>